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0" style:family="table-column">
      <style:table-column-properties fo:break-before="auto" style:column-width="1.032cm"/>
    </style:style>
    <style:style style:name="co11" style:family="table-column">
      <style:table-column-properties fo:break-before="auto" style:column-width="18.045cm"/>
    </style:style>
    <style:style style:name="co4" style:family="table-column">
      <style:table-column-properties fo:break-before="auto" style:column-width="2.249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5" style:family="table-column">
      <style:table-column-properties fo:break-before="auto" style:column-width="1.72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7" style:family="table-column">
      <style:table-column-properties fo:break-before="auto" style:column-width="1.296cm"/>
    </style:style>
    <style:style style:name="co23" style:family="table-column">
      <style:table-column-properties fo:break-before="auto" style:column-width="1.191cm"/>
    </style:style>
    <style:style style:name="co26" style:family="table-column">
      <style:table-column-properties fo:break-before="auto" style:column-width="4.419cm"/>
    </style:style>
    <style:style style:name="co27" style:family="table-column">
      <style:table-column-properties fo:break-before="auto" style:column-width="5.345cm"/>
    </style:style>
    <style:style style:name="co28" style:family="table-column">
      <style:table-column-properties fo:break-before="auto" style:column-width="6.482cm"/>
    </style:style>
    <style:style style:name="co29" style:family="table-column">
      <style:table-column-properties fo:break-before="auto" style:column-width="2.258cm"/>
    </style:style>
    <style:style style:name="co30" style:family="table-column">
      <style:table-column-properties fo:break-before="auto" style:column-width="9.234cm"/>
    </style:style>
    <style:style style:name="co31" style:family="table-column">
      <style:table-column-properties fo:break-before="auto" style:column-width="10.663cm"/>
    </style:style>
    <style:style style:name="co32" style:family="table-column">
      <style:table-column-properties fo:break-before="auto" style:column-width="0.873cm"/>
    </style:style>
    <style:style style:name="co33" style:family="table-column">
      <style:table-column-properties fo:break-before="auto" style:column-width="7.779cm"/>
    </style:style>
    <style:style style:name="co34" style:family="table-column">
      <style:table-column-properties fo:break-before="auto" style:column-width="0.9cm"/>
    </style:style>
    <style:style style:name="co35" style:family="table-column">
      <style:table-column-properties fo:break-before="auto" style:column-width="0.767cm"/>
    </style:style>
    <style:style style:name="co36" style:family="table-column">
      <style:table-column-properties fo:break-before="auto" style:column-width="7.752cm"/>
    </style:style>
    <style:style style:name="co37" style:family="table-column">
      <style:table-column-properties fo:break-before="auto" style:column-width="8.102cm"/>
    </style:style>
    <style:style style:name="co38" style:family="table-column">
      <style:table-column-properties fo:break-before="auto" style:column-width="5.371cm"/>
    </style:style>
    <style:style style:name="ro7" style:family="table-row">
      <style:table-row-properties style:row-height="0.529cm" fo:break-before="auto" style:use-optimal-row-height="tru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9" style:family="table-row">
      <style:table-row-properties style:row-height="1.332cm" fo:break-before="auto" style:use-optimal-row-height="false"/>
    </style:style>
    <style:style style:name="ro16" style:family="table-row">
      <style:table-row-properties style:row-height="8.978cm" fo:break-before="auto" style:use-optimal-row-height="false"/>
    </style:style>
    <style:style style:name="ro17" style:family="table-row">
      <style:table-row-properties style:row-height="0.353cm" fo:break-before="auto" style:use-optimal-row-height="false"/>
    </style:style>
    <style:style style:name="ro18" style:family="table-row">
      <style:table-row-properties style:row-height="14.452cm" fo:break-before="auto" style:use-optimal-row-height="false"/>
    </style:style>
    <style:style style:name="ro19" style:family="table-row">
      <style:table-row-properties style:row-height="0.838cm" fo:break-before="auto" style:use-optimal-row-height="false"/>
    </style:style>
    <style:style style:name="ro20" style:family="table-row">
      <style:table-row-properties style:row-height="7.691cm" fo:break-before="auto" style:use-optimal-row-height="false"/>
    </style:style>
    <style:style style:name="ro21" style:family="table-row">
      <style:table-row-properties style:row-height="10.001cm" fo:break-before="auto" style:use-optimal-row-height="false"/>
    </style:style>
    <style:style style:name="ro22" style:family="table-row">
      <style:table-row-properties style:row-height="0.979cm" fo:break-before="auto" style:use-optimal-row-height="false"/>
    </style:style>
    <style:style style:name="ro23" style:family="table-row">
      <style:table-row-properties style:row-height="2.028cm" fo:break-before="auto" style:use-optimal-row-height="false"/>
    </style:style>
    <style:style style:name="ro24" style:family="table-row">
      <style:table-row-properties style:row-height="0.803cm" fo:break-before="auto" style:use-optimal-row-height="false"/>
    </style:style>
    <style:style style:name="ro25" style:family="table-row">
      <style:table-row-properties style:row-height="0.882cm" fo:break-before="auto" style:use-optimal-row-height="false"/>
    </style:style>
    <style:style style:name="ro26" style:family="table-row">
      <style:table-row-properties style:row-height="1.455cm" fo:break-before="auto" style:use-optimal-row-height="false"/>
    </style:style>
    <style:style style:name="ro27" style:family="table-row">
      <style:table-row-properties style:row-height="1.182cm" fo:break-before="auto" style:use-optimal-row-height="false"/>
    </style:style>
    <style:style style:name="ro28" style:family="table-row">
      <style:table-row-properties style:row-height="1.323cm" fo:break-before="auto" style:use-optimal-row-height="true"/>
    </style:style>
    <style:style style:name="ro29" style:family="table-row">
      <style:table-row-properties style:row-height="1.963cm" fo:break-before="auto" style:use-optimal-row-height="true"/>
    </style:style>
    <style:style style:name="ro30" style:family="table-row">
      <style:table-row-properties style:row-height="1.642cm" fo:break-before="auto" style:use-optimal-row-height="true"/>
    </style:style>
    <style:style style:name="ro31" style:family="table-row">
      <style:table-row-properties style:row-height="1.66cm" fo:break-before="auto" style:use-optimal-row-height="true"/>
    </style:style>
    <style:style style:name="ta1" style:family="table" style:master-page-name="mp1">
      <style:table-properties table:display="true" style:writing-mode="lr-tb"/>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127" style:family="table-cell" style:parent-style-name="Default" style:data-style-name="N0">
      <style:table-cell-properties fo:background-color="transparent"/>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59"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4" style:family="table-cell" style:parent-style-name="Default" style:data-style-name="N0"/>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7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86"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90"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142"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ce154"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2.D4"/>
      <style:map style:condition="cell-content()=&quot;NC&quot;" style:apply-style-name="cf5" style:base-cell-address="P02.D4"/>
      <style:map style:condition="cell-content()=&quot;NA&quot;" style:apply-style-name="cf4" style:base-cell-address="P02.D4"/>
      <style:map style:condition="cell-content()=&quot;NT&quot;" style:apply-style-name="cf6" style:base-cell-address="P02.D4"/>
    </style:style>
    <style:style style:name="ce162" style:family="table-cell" style:parent-style-name="Default" style:data-style-name="N0">
      <style:table-cell-properties style:vertical-align="automatic"/>
      <style:map style:condition="cell-content()=&quot;D&quot;" style:apply-style-name="cf2" style:base-cell-address="P02.E4"/>
      <style:map style:condition="cell-content()=&quot;N&quot;" style:apply-style-name="cf3" style:base-cell-address="P02.E4"/>
    </style:style>
    <style:style style:name="ce163" style:family="table-cell" style:parent-style-name="Default" style:data-style-name="N0">
      <style:table-cell-properties style:vertical-align="middle"/>
      <style:map style:condition="cell-content()=&quot;D&quot;" style:apply-style-name="cf2" style:base-cell-address="P02.E4"/>
      <style:map style:condition="cell-content()=&quot;N&quot;" style:apply-style-name="cf3" style:base-cell-address="P02.E4"/>
    </style:style>
    <style:style style:name="ce164"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3.D4"/>
      <style:map style:condition="cell-content()=&quot;NC&quot;" style:apply-style-name="cf5" style:base-cell-address="P03.D4"/>
      <style:map style:condition="cell-content()=&quot;NA&quot;" style:apply-style-name="cf4" style:base-cell-address="P03.D4"/>
      <style:map style:condition="cell-content()=&quot;NT&quot;" style:apply-style-name="cf6" style:base-cell-address="P03.D4"/>
    </style:style>
    <style:style style:name="ce194" style:family="table-cell" style:parent-style-name="Default" style:data-style-name="N0">
      <style:table-cell-properties style:vertical-align="automatic"/>
      <style:map style:condition="cell-content()=&quot;D&quot;" style:apply-style-name="cf2" style:base-cell-address="P03.E4"/>
      <style:map style:condition="cell-content()=&quot;N&quot;" style:apply-style-name="cf3" style:base-cell-address="P03.E4"/>
    </style:style>
    <style:style style:name="ce195" style:family="table-cell" style:parent-style-name="Default" style:data-style-name="N0">
      <style:table-cell-properties style:vertical-align="middle"/>
      <style:map style:condition="cell-content()=&quot;D&quot;" style:apply-style-name="cf2" style:base-cell-address="P03.E4"/>
      <style:map style:condition="cell-content()=&quot;N&quot;" style:apply-style-name="cf3" style:base-cell-address="P03.E4"/>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26" table:default-cell-style-name="ce64"/>
        <table:table-column table:style-name="co27" table:number-columns-repeated="2" table:default-cell-style-name="ce64"/>
        <table:table-column table:style-name="co28" table:default-cell-style-name="ce64"/>
        <table:table-column table:style-name="co4" table:number-columns-repeated="60" table:default-cell-style-name="ce64"/>
        <table:table-column table:style-name="co4" table:number-columns-repeated="959" table:default-cell-style-name="Default"/>
        <table:table-column table:style-name="co5" table:default-cell-style-name="Default"/>
        <table:table-row table:style-name="ro9">
          <table:table-cell table:style-name="ce59"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9">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16">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17">
          <table:table-cell table:style-name="ce2"/>
          <table:table-cell table:style-name="ce70" table:number-columns-repeated="1023"/>
        </table:table-row>
        <table:table-row table:style-name="ro18">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19">
          <table:table-cell/>
          <table:table-cell table:style-name="ce4" office:value-type="string" calcext:value-type="string">
            <text:p>Nombre de pages :</text:p>
          </table:table-cell>
          <table:table-cell table:style-name="ce5" table:formula="of:=COUNTA([Échantillon.A9:.A49])" office:value-type="float" office:value="19" calcext:value-type="float">
            <text:p>19</text:p>
          </table:table-cell>
          <table:table-cell table:number-columns-repeated="1021"/>
        </table:table-row>
        <table:table-row table:style-name="ro20">
          <table:table-cell table:style-name="ce6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21">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64"/>
        <table:table-column table:style-name="co30" table:default-cell-style-name="ce64"/>
        <table:table-column table:style-name="co31" table:default-cell-style-name="ce64"/>
        <table:table-column table:style-name="co5" table:number-columns-repeated="61" table:default-cell-style-name="ce64"/>
        <table:table-row table:style-name="ro7">
          <table:table-cell table:style-name="ce59"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59"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73"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73"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73"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73"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22">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22">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22">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22">
          <table:table-cell table:style-name="ce132" office:value-type="string" calcext:value-type="string">
            <text:p>P04</text:p>
          </table:table-cell>
          <table:table-cell table:style-name="ce134"/>
          <table:table-cell table:style-name="ce136"/>
          <table:table-cell table:number-columns-repeated="61"/>
        </table:table-row>
        <table:table-row table:style-name="ro22">
          <table:table-cell table:style-name="Default"/>
          <table:table-cell table:style-name="ce135"/>
          <table:table-cell table:style-name="ce137"/>
          <table:table-cell table:number-columns-repeated="61"/>
        </table:table-row>
        <table:table-row table:style-name="ro22">
          <table:table-cell table:style-name="ce132" office:value-type="string" calcext:value-type="string">
            <text:p>P06</text:p>
          </table:table-cell>
          <table:table-cell table:style-name="ce135"/>
          <table:table-cell table:style-name="ce137"/>
          <table:table-cell table:number-columns-repeated="61"/>
        </table:table-row>
        <table:table-row table:style-name="ro22">
          <table:table-cell table:style-name="ce132" office:value-type="string" calcext:value-type="string">
            <text:p>P07</text:p>
          </table:table-cell>
          <table:table-cell table:style-name="ce135"/>
          <table:table-cell table:style-name="ce137"/>
          <table:table-cell table:number-columns-repeated="61"/>
        </table:table-row>
        <table:table-row table:style-name="ro22">
          <table:table-cell table:style-name="ce132" office:value-type="string" calcext:value-type="string">
            <text:p>P08</text:p>
          </table:table-cell>
          <table:table-cell table:style-name="ce135"/>
          <table:table-cell table:style-name="ce138"/>
          <table:table-cell table:number-columns-repeated="61"/>
        </table:table-row>
        <table:table-row table:style-name="ro22">
          <table:table-cell table:style-name="ce132" office:value-type="string" calcext:value-type="string">
            <text:p>P09</text:p>
          </table:table-cell>
          <table:table-cell table:style-name="ce135"/>
          <table:table-cell table:style-name="ce138"/>
          <table:table-cell table:number-columns-repeated="61"/>
        </table:table-row>
        <table:table-row table:style-name="ro22">
          <table:table-cell table:style-name="ce132" office:value-type="string" calcext:value-type="string">
            <text:p>P10</text:p>
          </table:table-cell>
          <table:table-cell table:style-name="ce135"/>
          <table:table-cell table:style-name="ce138"/>
          <table:table-cell table:number-columns-repeated="61"/>
        </table:table-row>
        <table:table-row table:style-name="ro22">
          <table:table-cell table:style-name="ce132" office:value-type="string" calcext:value-type="string">
            <text:p>P11</text:p>
          </table:table-cell>
          <table:table-cell table:style-name="ce135"/>
          <table:table-cell table:style-name="ce138"/>
          <table:table-cell table:number-columns-repeated="61"/>
        </table:table-row>
        <table:table-row table:style-name="ro22">
          <table:table-cell table:style-name="ce132" office:value-type="string" calcext:value-type="string">
            <text:p>P12</text:p>
          </table:table-cell>
          <table:table-cell table:style-name="ce135"/>
          <table:table-cell table:style-name="ce138"/>
          <table:table-cell table:number-columns-repeated="61"/>
        </table:table-row>
        <table:table-row table:style-name="ro22">
          <table:table-cell table:style-name="ce132" office:value-type="string" calcext:value-type="string">
            <text:p>P13</text:p>
          </table:table-cell>
          <table:table-cell table:style-name="ce135"/>
          <table:table-cell table:style-name="ce138"/>
          <table:table-cell table:number-columns-repeated="61"/>
        </table:table-row>
        <table:table-row table:style-name="ro22">
          <table:table-cell table:style-name="ce132" office:value-type="string" calcext:value-type="string">
            <text:p>P14</text:p>
          </table:table-cell>
          <table:table-cell table:style-name="ce135"/>
          <table:table-cell table:style-name="ce138"/>
          <table:table-cell table:number-columns-repeated="61"/>
        </table:table-row>
        <table:table-row table:style-name="ro22">
          <table:table-cell table:style-name="ce132" office:value-type="string" calcext:value-type="string">
            <text:p>P15</text:p>
          </table:table-cell>
          <table:table-cell table:style-name="ce135"/>
          <table:table-cell table:style-name="ce138"/>
          <table:table-cell table:number-columns-repeated="61"/>
        </table:table-row>
        <table:table-row table:style-name="ro22">
          <table:table-cell table:style-name="ce132" office:value-type="string" calcext:value-type="string">
            <text:p>P16</text:p>
          </table:table-cell>
          <table:table-cell table:style-name="ce135"/>
          <table:table-cell table:style-name="ce138"/>
          <table:table-cell table:number-columns-repeated="61"/>
        </table:table-row>
        <table:table-row table:style-name="ro22">
          <table:table-cell table:style-name="ce132" office:value-type="string" calcext:value-type="string">
            <text:p>P17</text:p>
          </table:table-cell>
          <table:table-cell table:style-name="ce135"/>
          <table:table-cell table:style-name="ce138"/>
          <table:table-cell table:number-columns-repeated="61"/>
        </table:table-row>
        <table:table-row table:style-name="ro22">
          <table:table-cell table:style-name="ce132" office:value-type="string" calcext:value-type="string">
            <text:p>P18</text:p>
          </table:table-cell>
          <table:table-cell table:style-name="ce135"/>
          <table:table-cell table:style-name="ce138"/>
          <table:table-cell table:number-columns-repeated="61"/>
        </table:table-row>
        <table:table-row table:style-name="ro22">
          <table:table-cell table:style-name="ce132" office:value-type="string" calcext:value-type="string">
            <text:p>P19</text:p>
          </table:table-cell>
          <table:table-cell table:style-name="ce135"/>
          <table:table-cell table:style-name="ce138"/>
          <table:table-cell table:number-columns-repeated="61"/>
        </table:table-row>
        <table:table-row table:style-name="ro22">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64"/>
        <table:table-column table:style-name="co10" table:default-cell-style-name="ce87"/>
        <table:table-column table:style-name="co11" table:default-cell-style-name="ce90"/>
        <table:table-column table:style-name="co4" table:number-columns-repeated="2" table:default-cell-style-name="ce90"/>
        <table:table-column table:style-name="co4" table:default-cell-style-name="ce64"/>
        <table:table-column table:style-name="co4" table:number-columns-repeated="58" table:default-cell-style-name="ce90"/>
        <table:table-row table:style-name="ro7">
          <table:table-cell table:style-name="ce84"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86"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66"/>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66"/>
          <table:table-cell table:number-columns-repeated="60"/>
        </table:table-row>
        <table:table-row table:style-name="ro11">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66"/>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66"/>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66"/>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66"/>
          <table:table-cell table:number-columns-repeated="60"/>
        </table:table-row>
        <table:table-row table:style-name="ro11">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66"/>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66"/>
          <table:table-cell table:number-columns-repeated="60"/>
        </table:table-row>
        <table:table-row table:style-name="ro12">
          <table:table-cell table:style-name="ce86"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66"/>
          <table:table-cell table:number-columns-repeated="60"/>
        </table:table-row>
        <table:table-row table:style-name="ro12">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66"/>
          <table:table-cell table:number-columns-repeated="60"/>
        </table:table-row>
        <table:table-row table:style-name="ro7">
          <table:table-cell table:style-name="ce86"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66"/>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66"/>
          <table:table-cell table:number-columns-repeated="60"/>
        </table:table-row>
        <table:table-row table:style-name="ro11">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66"/>
          <table:table-cell table:number-columns-repeated="60"/>
        </table:table-row>
        <table:table-row table:style-name="ro7">
          <table:table-cell table:style-name="ce86"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66"/>
          <table:table-cell table:number-columns-repeated="60"/>
        </table:table-row>
        <table:table-row table:style-name="ro11">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66"/>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66"/>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66"/>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66"/>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66"/>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66"/>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66"/>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66"/>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66"/>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66"/>
          <table:table-cell table:number-columns-repeated="60"/>
        </table:table-row>
        <table:table-row table:style-name="ro7">
          <table:table-cell table:style-name="ce86"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66"/>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66"/>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66"/>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66"/>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66"/>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66"/>
          <table:table-cell table:number-columns-repeated="60"/>
        </table:table-row>
        <table:table-row table:style-name="ro11">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66"/>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66"/>
          <table:table-cell table:number-columns-repeated="60"/>
        </table:table-row>
        <table:table-row table:style-name="ro7">
          <table:table-cell table:style-name="ce86"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66"/>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66"/>
          <table:table-cell table:number-columns-repeated="60"/>
        </table:table-row>
        <table:table-row table:style-name="ro7">
          <table:table-cell table:style-name="ce86"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66"/>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66"/>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66"/>
          <table:table-cell table:number-columns-repeated="60"/>
        </table:table-row>
        <table:table-row table:style-name="ro7">
          <table:table-cell table:style-name="ce86"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66"/>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66"/>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66"/>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66"/>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66"/>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66"/>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66"/>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66"/>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66"/>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66"/>
          <table:table-cell table:number-columns-repeated="60"/>
        </table:table-row>
        <table:table-row table:style-name="ro7">
          <table:table-cell table:style-name="ce86"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66"/>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66"/>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66"/>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66"/>
          <table:table-cell table:number-columns-repeated="60"/>
        </table:table-row>
        <table:table-row table:style-name="ro7">
          <table:table-cell table:style-name="ce86"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66"/>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66"/>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66"/>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66"/>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66"/>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66"/>
          <table:table-cell table:number-columns-repeated="60"/>
        </table:table-row>
        <table:table-row table:style-name="ro11">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66"/>
          <table:table-cell table:number-columns-repeated="60"/>
        </table:table-row>
        <table:table-row table:style-name="ro13">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66"/>
          <table:table-cell table:number-columns-repeated="60"/>
        </table:table-row>
        <table:table-row table:style-name="ro11">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66"/>
          <table:table-cell table:number-columns-repeated="60"/>
        </table:table-row>
        <table:table-row table:style-name="ro11">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66"/>
          <table:table-cell table:number-columns-repeated="60"/>
        </table:table-row>
        <table:table-row table:style-name="ro11">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66"/>
          <table:table-cell table:number-columns-repeated="60"/>
        </table:table-row>
        <table:table-row table:style-name="ro7">
          <table:table-cell table:style-name="ce86"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66"/>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66"/>
          <table:table-cell table:number-columns-repeated="60"/>
        </table:table-row>
        <table:table-row table:style-name="ro11">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66"/>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66"/>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66"/>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66"/>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66"/>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66"/>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66"/>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66"/>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66"/>
          <table:table-cell table:number-columns-repeated="60"/>
        </table:table-row>
        <table:table-row table:style-name="ro11">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66"/>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66"/>
          <table:table-cell table:number-columns-repeated="60"/>
        </table:table-row>
        <table:table-row table:style-name="ro7">
          <table:table-cell table:style-name="ce86"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66"/>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66"/>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66"/>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66"/>
          <table:table-cell table:number-columns-repeated="60"/>
        </table:table-row>
        <table:table-row table:style-name="ro11">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66"/>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66"/>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66"/>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66"/>
          <table:table-cell table:number-columns-repeated="60"/>
        </table:table-row>
        <table:table-row table:style-name="ro11">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66"/>
          <table:table-cell table:number-columns-repeated="60"/>
        </table:table-row>
        <table:table-row table:style-name="ro11">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66"/>
          <table:table-cell table:number-columns-repeated="60"/>
        </table:table-row>
        <table:table-row table:style-name="ro7">
          <table:table-cell table:style-name="ce86"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66"/>
          <table:table-cell table:number-columns-repeated="60"/>
        </table:table-row>
        <table:table-row table:style-name="ro11">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66"/>
          <table:table-cell table:number-columns-repeated="60"/>
        </table:table-row>
        <table:table-row table:style-name="ro11">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66"/>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66"/>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66"/>
          <table:table-cell table:number-columns-repeated="60"/>
        </table:table-row>
        <table:table-row table:style-name="ro11">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66"/>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66"/>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66"/>
          <table:table-cell table:number-columns-repeated="60"/>
        </table:table-row>
        <table:table-row table:style-name="ro11">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66"/>
          <table:table-cell table:number-columns-repeated="60"/>
        </table:table-row>
        <table:table-row table:style-name="ro11">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66"/>
          <table:table-cell table:number-columns-repeated="60"/>
        </table:table-row>
        <table:table-row table:style-name="ro11">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6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64"/>
        <table:table-column table:style-name="co13" table:default-cell-style-name="ce64"/>
        <table:table-column table:style-name="co14" table:number-columns-repeated="10" table:default-cell-style-name="ce104"/>
        <table:table-column table:style-name="co14" table:default-cell-style-name="ce70"/>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5" table:number-columns-repeated="46" table:default-cell-style-name="ce64"/>
        <table:table-row table:style-name="ro7">
          <table:table-cell table:style-name="ce59" table:formula="of:=[Échantillon.A1]" office:value-type="string" office:string-value="RGAA 4.1.1 – GRILLE D'ÉVALUATION" calcext:value-type="string" table:number-columns-spanned="15" table:number-rows-spanned="1">
            <text:p>RGAA 4.1.1 – GRILLE D'ÉVALUATION</text:p>
          </table:table-cell>
          <table:covered-table-cell table:number-columns-repeated="14"/>
          <table:table-cell table:number-columns-repeated="49"/>
        </table:table-row>
        <table:table-row table:style-name="ro7">
          <table:table-cell table:style-name="ce59"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number-columns-repeated="14"/>
          <table:table-cell table:number-columns-repeated="49"/>
        </table:table-row>
        <table:table-row table:style-name="ro14">
          <table:table-cell table:style-name="ce95"/>
          <table:covered-table-cell table:number-columns-repeated="14"/>
          <table:table-cell table:number-columns-repeated="49"/>
        </table:table-row>
        <table:table-row table:style-name="ro15">
          <table:table-cell/>
          <table:table-cell table:style-name="ce99" office:value-type="string" calcext:value-type="string">
            <text:p>C</text:p>
          </table:table-cell>
          <table:table-cell table:style-name="ce99" table:formula="of:=[BaseDeCalcul.$X12]" office:value-type="float" office:value="2" calcext:value-type="float">
            <text:p>2</text:p>
          </table:table-cell>
          <table:table-cell table:style-name="ce99" table:formula="of:=[BaseDeCalcul.X15]" office:value-type="float" office:value="0" calcext:value-type="float">
            <text:p>0</text:p>
          </table:table-cell>
          <table:table-cell table:style-name="ce99" table:formula="of:=[BaseDeCalcul.X19]" office:value-type="float" office:value="1" calcext:value-type="float">
            <text:p>1</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1" calcext:value-type="float">
            <text:p>1</text:p>
          </table:table-cell>
          <table:table-cell table:style-name="ce108" table:formula="of:=[BaseDeCalcul.X121]" office:value-type="float" office:value="1" calcext:value-type="float">
            <text:p>1</text:p>
          </table:table-cell>
          <table:table-cell/>
          <table:table-cell table:style-name="ce112" table:formula="of:=SUM([.C6:.O6])" office:value-type="float" office:value="5" calcext:value-type="float">
            <text:p>5</text:p>
          </table:table-cell>
          <table:table-cell table:style-name="ce112" office:value-type="string" calcext:value-type="string">
            <text:p>C</text:p>
          </table:table-cell>
          <table:table-cell table:number-columns-repeated="46"/>
        </table:table-row>
        <table:table-row table:style-name="ro15">
          <table:table-cell table:style-name="ce96"/>
          <table:table-cell table:style-name="ce100" office:value-type="string" calcext:value-type="string">
            <text:p>NC</text:p>
          </table:table-cell>
          <table:table-cell table:style-name="ce100" table:formula="of:=[BaseDeCalcul.Y12]" office:value-type="float" office:value="4" calcext:value-type="float">
            <text:p>4</text:p>
          </table:table-cell>
          <table:table-cell table:style-name="ce100" table:formula="of:=[BaseDeCalcul.Y15]" office:value-type="float" office:value="0" calcext:value-type="float">
            <text:p>0</text:p>
          </table:table-cell>
          <table:table-cell table:style-name="ce100" table:formula="of:=[BaseDeCalcul.Y19]" office:value-type="float" office:value="1" calcext:value-type="float">
            <text:p>1</text:p>
          </table:table-cell>
          <table:table-cell table:style-name="ce100" table:formula="of:=[BaseDeCalcul.Y33]" office:value-type="float" office:value="1" calcext:value-type="float">
            <text:p>1</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1" calcext:value-type="float">
            <text:p>1</text:p>
          </table:table-cell>
          <table:table-cell table:style-name="ce109" table:formula="of:=[BaseDeCalcul.Y121]" office:value-type="float" office:value="3" calcext:value-type="float">
            <text:p>3</text:p>
          </table:table-cell>
          <table:table-cell/>
          <table:table-cell table:style-name="ce113" table:formula="of:=SUM([.C7:.O7])" office:value-type="float" office:value="10" calcext:value-type="float">
            <text:p>10</text:p>
          </table:table-cell>
          <table:table-cell table:style-name="ce113" office:value-type="string" calcext:value-type="string">
            <text:p>NC</text:p>
          </table:table-cell>
          <table:table-cell table:number-columns-repeated="46"/>
        </table:table-row>
        <table:table-row table:style-name="ro15">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5">
          <table:table-cell table:style-name="ce97"/>
          <table:table-cell table:style-name="ce102" office:value-type="string" calcext:value-type="string">
            <text:p>D</text:p>
          </table:table-cell>
          <table:table-cell table:style-name="ce102" table:formula="of:=[BaseDeCalcul.AZ12]" office:value-type="float" office:value="2" calcext:value-type="float">
            <text:p>2</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1" calcext:value-type="float">
            <text:p>1</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1" calcext:value-type="float">
            <text:p>1</text:p>
          </table:table-cell>
          <table:table-cell/>
          <table:table-cell table:style-name="ce115" table:formula="of:=SUM([.C9:.O9])" office:value-type="float" office:value="4" calcext:value-type="float">
            <text:p>4</text:p>
          </table:table-cell>
          <table:table-cell table:style-name="ce115" office:value-type="string" calcext:value-type="string">
            <text:p>D</text:p>
          </table:table-cell>
          <table:table-cell table:number-columns-repeated="46"/>
        </table:table-row>
        <table:table-row table:style-name="ro15">
          <table:table-cell table:style-name="ce97"/>
          <table:table-cell table:style-name="ce102" office:value-type="string" calcext:value-type="string">
            <text:p>NT</text:p>
          </table:table-cell>
          <table:table-cell table:style-name="ce102" table:formula="of:=[BaseDeCalcul.AA12]" office:value-type="float" office:value="21" calcext:value-type="float">
            <text:p>21</text:p>
          </table:table-cell>
          <table:table-cell table:style-name="ce102" table:formula="of:=[BaseDeCalcul.AA15]" office:value-type="float" office:value="6" calcext:value-type="float">
            <text:p>6</text:p>
          </table:table-cell>
          <table:table-cell table:style-name="ce102" table:formula="of:=[BaseDeCalcul.AA19]" office:value-type="float" office:value="7" calcext:value-type="float">
            <text:p>7</text:p>
          </table:table-cell>
          <table:table-cell table:style-name="ce102" table:formula="of:=[BaseDeCalcul.AA33]" office:value-type="float" office:value="38" calcext:value-type="float">
            <text:p>38</text:p>
          </table:table-cell>
          <table:table-cell table:style-name="ce102" table:formula="of:=[BaseDeCalcul.AA42]" office:value-type="float" office:value="24" calcext:value-type="float">
            <text:p>24</text:p>
          </table:table-cell>
          <table:table-cell table:style-name="ce102" table:formula="of:=[BaseDeCalcul.AA45]" office:value-type="float" office:value="6" calcext:value-type="float">
            <text:p>6</text:p>
          </table:table-cell>
          <table:table-cell table:style-name="ce102" table:formula="of:=[BaseDeCalcul.AA51]" office:value-type="float" office:value="15" calcext:value-type="float">
            <text:p>15</text:p>
          </table:table-cell>
          <table:table-cell table:style-name="ce102" table:formula="of:=[BaseDeCalcul.AA62]" office:value-type="float" office:value="30" calcext:value-type="float">
            <text:p>30</text:p>
          </table:table-cell>
          <table:table-cell table:style-name="ce102" table:formula="of:=[BaseDeCalcul.AA67]" office:value-type="float" office:value="12" calcext:value-type="float">
            <text:p>12</text:p>
          </table:table-cell>
          <table:table-cell table:style-name="ce102" table:formula="of:=[BaseDeCalcul.AA82]" office:value-type="float" office:value="42" calcext:value-type="float">
            <text:p>42</text:p>
          </table:table-cell>
          <table:table-cell table:style-name="ce102" table:formula="of:=[BaseDeCalcul.AA96]" office:value-type="float" office:value="39" calcext:value-type="float">
            <text:p>39</text:p>
          </table:table-cell>
          <table:table-cell table:style-name="ce102" table:formula="of:=[BaseDeCalcul.AA108]" office:value-type="float" office:value="31" calcext:value-type="float">
            <text:p>31</text:p>
          </table:table-cell>
          <table:table-cell table:style-name="ce111" table:formula="of:=[BaseDeCalcul.AA121]" office:value-type="float" office:value="32" calcext:value-type="float">
            <text:p>32</text:p>
          </table:table-cell>
          <table:table-cell/>
          <table:table-cell table:style-name="ce115" table:formula="of:=SUM([.C10:.O10])" office:value-type="float" office:value="303" calcext:value-type="float">
            <text:p>303</text:p>
          </table:table-cell>
          <table:table-cell table:style-name="ce115" office:value-type="string" calcext:value-type="string">
            <text:p>NT</text:p>
          </table:table-cell>
          <table:table-cell table:number-columns-repeated="46"/>
        </table:table-row>
        <table:table-row table:style-name="ro7">
          <table:table-cell table:style-name="ce70"/>
          <table:table-cell table:style-name="ce103" table:number-columns-repeated="14"/>
          <table:table-cell table:number-columns-repeated="49"/>
        </table:table-row>
        <table:table-row table:style-name="ro7" table:number-rows-repeated="2">
          <table:table-cell table:number-columns-repeated="2"/>
          <table:table-cell table:style-name="ce64"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303 critère(s) NT." calcext:value-type="string">
            <text:p>Pourcentage indisponible : il reste 303 critère(s) NT.</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303 critère(s) NT." calcext:value-type="string">
            <text:p>Pourcentage indisponible : il reste 303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64"/>
        <table:table-column table:style-name="co21" table:default-cell-style-name="ce64"/>
        <table:table-column table:style-name="co22" table:default-cell-style-name="ce64"/>
        <table:table-column table:style-name="co7" table:number-columns-repeated="15" table:default-cell-style-name="ce104"/>
        <table:table-column table:style-name="co7" table:number-columns-repeated="5" table:default-cell-style-name="ce64"/>
        <table:table-column table:style-name="co23" table:number-columns-repeated="4" table:default-cell-style-name="ce129"/>
        <table:table-column table:style-name="co4" table:default-cell-style-name="ce64"/>
        <table:table-column table:style-name="co21" table:number-columns-repeated="2" table:default-cell-style-name="ce64"/>
        <table:table-column table:style-name="co22" table:default-cell-style-name="ce64"/>
        <table:table-column table:style-name="co7" table:number-columns-repeated="15" table:default-cell-style-name="ce104"/>
        <table:table-column table:style-name="co7" table:number-columns-repeated="5" table:default-cell-style-name="ce64"/>
        <table:table-column table:style-name="co5" table:default-cell-style-name="ce129"/>
        <table:table-column table:style-name="co4" table:number-columns-repeated="12" table:default-cell-style-name="ce64"/>
        <table:table-row table:style-name="ro7">
          <table:table-cell table:number-columns-repeated="3"/>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C</text:p>
          </table:table-cell>
          <table:table-cell table:style-name="ce121" office:value-type="string" calcext:value-type="string">
            <text:p>NC</text:p>
          </table:table-cell>
          <table:table-cell table:style-name="ce121" office:value-type="string" calcext:value-type="string">
            <text:p>NA</text:p>
          </table:table-cell>
          <table:table-cell table:style-name="ce121" office:value-type="string" calcext:value-type="string">
            <text:p>NT</text:p>
          </table:table-cell>
          <table:table-cell table:number-columns-repeated="4"/>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TOTAL D</text:p>
          </table:table-cell>
          <table:table-cell table:number-columns-repeated="12"/>
        </table:table-row>
        <table:table-row table:style-name="ro7">
          <table:table-cell table:style-name="ce70" table:number-columns-repeated="3"/>
          <table:table-cell table:style-name="ce64"/>
          <table:table-cell table:style-name="ce120" table:number-columns-repeated="19"/>
          <table:table-cell table:style-name="ce122" table:number-columns-repeated="4"/>
          <table:table-cell/>
          <table:table-cell table:style-name="ce70" table:number-columns-repeated="3"/>
          <table:table-cell table:style-name="ce120" table:number-columns-repeated="20"/>
          <table:table-cell table:style-name="ce122"/>
          <table:table-cell table:style-name="ce70" table:number-columns-repeated="12"/>
        </table:table-row>
        <table:table-row table:style-name="ro7">
          <table:table-cell office:value-type="float" office:value="1" calcext:value-type="float">
            <text:p>1</text:p>
          </table:table-cell>
          <table:table-cell table:style-name="ce104" table:formula="of:=[Critères.$B3]" office:value-type="string" office:string-value="1.1" calcext:value-type="string">
            <text:p>1.1</text:p>
          </table:table-cell>
          <table:table-cell table:style-name="ce104" table:formula="of:=[Critères.$A3]" office:value-type="string" office:string-value="IMAGES" calcext:value-type="string">
            <text:p>IMAGES</text:p>
          </table:table-cell>
          <table:table-cell table:formula="of:=[P01.$D4]" office:value-type="string" office:string-value="C" calcext:value-type="string">
            <text:p>C</text:p>
          </table:table-cell>
          <table:table-cell table:formula="of:=[P02.$D4]" office:value-type="string" office:string-value="NT" calcext:value-type="string">
            <text:p>NT</text:p>
          </table:table-cell>
          <table:table-cell table:formula="of:=[P03.$D4]"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W3];&quot;C&quot;)" office:value-type="float" office:value="2" calcext:value-type="float">
            <text:p>2</text:p>
          </table:table-cell>
          <table:table-cell table:style-name="ce121" table:formula="of:=COUNTIF([.D3:.W3];&quot;NC&quot;)" office:value-type="float" office:value="0" calcext:value-type="float">
            <text:p>0</text:p>
          </table:table-cell>
          <table:table-cell table:style-name="ce121" table:formula="of:=COUNTIF([.D3:.W3];&quot;NA&quot;)" office:value-type="float" office:value="0" calcext:value-type="float">
            <text:p>0</text:p>
          </table:table-cell>
          <table:table-cell table:style-name="ce121" table:formula="of:=COUNTIF([.D3:.W3];&quot;NT&quot;)" office:value-type="float" office:value="1" calcext:value-type="float">
            <text:p>1</text:p>
          </table:table-cell>
          <table:table-cell table:formula="of:=IF([.Y3]&gt;0;&quot;NC&quot;;IF([.X3]&gt;0;&quot;C&quot;;IF([.AA3]&gt;0;&quot;NT&quot;;&quot;NA&quot;)))" office:value-type="string" office:string-value="C" calcext:value-type="string">
            <text:p>C</text:p>
          </table:table-cell>
          <table:table-cell office:value-type="float" office:value="1" calcext:value-type="float">
            <text:p>1</text:p>
          </table:table-cell>
          <table:table-cell table:style-name="ce104" table:formula="of:=[Critères.$B3]" office:value-type="string" office:string-value="1.1" calcext:value-type="string">
            <text:p>1.1</text:p>
          </table:table-cell>
          <table:table-cell table:style-name="ce104"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P02.$E4]" office:value-type="string" office:string-value="N" calcext:value-type="string">
            <text:p>N</text:p>
          </table:table-cell>
          <table:table-cell table:formula="of:=[P03.$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4]" office:value-type="string" office:string-value="1.2" calcext:value-type="string">
            <text:p>1.2</text:p>
          </table:table-cell>
          <table:table-cell table:style-name="ce104" table:formula="of:=[Critères.$A3]" office:value-type="string" office:string-value="IMAGES" calcext:value-type="string">
            <text:p>IMAGES</text:p>
          </table:table-cell>
          <table:table-cell table:formula="of:=[P01.$D5]" office:value-type="string" office:string-value="NC" calcext:value-type="string">
            <text:p>NC</text:p>
          </table:table-cell>
          <table:table-cell table:formula="of:=[P02.$D5]" office:value-type="string" office:string-value="NT" calcext:value-type="string">
            <text:p>NT</text:p>
          </table:table-cell>
          <table:table-cell table:formula="of:=[P03.$D5]"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W4];&quot;C&quot;)" office:value-type="float" office:value="0" calcext:value-type="float">
            <text:p>0</text:p>
          </table:table-cell>
          <table:table-cell table:style-name="ce121" table:formula="of:=COUNTIF([.D4:.W4];&quot;NC&quot;)" office:value-type="float" office:value="2" calcext:value-type="float">
            <text:p>2</text:p>
          </table:table-cell>
          <table:table-cell table:style-name="ce121" table:formula="of:=COUNTIF([.D4:.W4];&quot;NA&quot;)" office:value-type="float" office:value="0" calcext:value-type="float">
            <text:p>0</text:p>
          </table:table-cell>
          <table:table-cell table:style-name="ce121" table:formula="of:=COUNTIF([.D4:.W4];&quot;NT&quot;)" office:value-type="float" office:value="1" calcext:value-type="float">
            <text:p>1</text:p>
          </table:table-cell>
          <table:table-cell table:formula="of:=IF([.Y4]&gt;0;&quot;NC&quot;;IF([.X4]&gt;0;&quot;C&quot;;IF([.AA4]&gt;0;&quot;NT&quot;;&quot;NA&quot;)))" office:value-type="string" office:string-value="NC" calcext:value-type="string">
            <text:p>NC</text:p>
          </table:table-cell>
          <table:table-cell office:value-type="float" office:value="1" calcext:value-type="float">
            <text:p>1</text:p>
          </table:table-cell>
          <table:table-cell table:style-name="ce104" table:formula="of:=[Critères.$B4]" office:value-type="string" office:string-value="1.2" calcext:value-type="string">
            <text:p>1.2</text:p>
          </table:table-cell>
          <table:table-cell table:style-name="ce104"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P02.$E5]" office:value-type="string" office:string-value="N" calcext:value-type="string">
            <text:p>N</text:p>
          </table:table-cell>
          <table:table-cell table:formula="of:=[P03.$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5]" office:value-type="string" office:string-value="1.3" calcext:value-type="string">
            <text:p>1.3</text:p>
          </table:table-cell>
          <table:table-cell table:style-name="ce104" table:formula="of:=[Critères.$A3]" office:value-type="string" office:string-value="IMAGES" calcext:value-type="string">
            <text:p>IMAGES</text:p>
          </table:table-cell>
          <table:table-cell table:formula="of:=[P01.$D6]" office:value-type="string" office:string-value="NC" calcext:value-type="string">
            <text:p>NC</text:p>
          </table:table-cell>
          <table:table-cell table:formula="of:=[P02.$D6]" office:value-type="string" office:string-value="NT" calcext:value-type="string">
            <text:p>NT</text:p>
          </table:table-cell>
          <table:table-cell table:formula="of:=[P03.$D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W5];&quot;C&quot;)" office:value-type="float" office:value="0" calcext:value-type="float">
            <text:p>0</text:p>
          </table:table-cell>
          <table:table-cell table:style-name="ce121" table:formula="of:=COUNTIF([.D5:.W5];&quot;NC&quot;)" office:value-type="float" office:value="2" calcext:value-type="float">
            <text:p>2</text:p>
          </table:table-cell>
          <table:table-cell table:style-name="ce121" table:formula="of:=COUNTIF([.D5:.W5];&quot;NA&quot;)" office:value-type="float" office:value="0" calcext:value-type="float">
            <text:p>0</text:p>
          </table:table-cell>
          <table:table-cell table:style-name="ce121" table:formula="of:=COUNTIF([.D5:.W5];&quot;NT&quot;)" office:value-type="float" office:value="1" calcext:value-type="float">
            <text:p>1</text:p>
          </table:table-cell>
          <table:table-cell table:formula="of:=IF([.Y5]&gt;0;&quot;NC&quot;;IF([.X5]&gt;0;&quot;C&quot;;IF([.AA5]&gt;0;&quot;NT&quot;;&quot;NA&quot;)))" office:value-type="string" office:string-value="NC" calcext:value-type="string">
            <text:p>NC</text:p>
          </table:table-cell>
          <table:table-cell office:value-type="float" office:value="1" calcext:value-type="float">
            <text:p>1</text:p>
          </table:table-cell>
          <table:table-cell table:style-name="ce104" table:formula="of:=[Critères.$B5]" office:value-type="string" office:string-value="1.3" calcext:value-type="string">
            <text:p>1.3</text:p>
          </table:table-cell>
          <table:table-cell table:style-name="ce104" table:formula="of:=[Critères.$A3]" office:value-type="string" office:string-value="IMAGES" calcext:value-type="string">
            <text:p>IMAGES</text:p>
          </table:table-cell>
          <table:table-cell table:formula="of:=[P01.$E6]" office:value-type="string" office:string-value="D" calcext:value-type="string">
            <text:p>D</text:p>
          </table:table-cell>
          <table:table-cell table:formula="of:=[P02.$E6]" office:value-type="string" office:string-value="N" calcext:value-type="string">
            <text:p>N</text:p>
          </table:table-cell>
          <table:table-cell table:formula="of:=[P03.$E6]"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AY5];&quot;D&quot;)" office:value-type="float" office:value="2" calcext:value-type="float">
            <text:p>2</text:p>
          </table:table-cell>
          <table:table-cell table:number-columns-repeated="12"/>
        </table:table-row>
        <table:table-row table:style-name="ro7">
          <table:table-cell office:value-type="float" office:value="1" calcext:value-type="float">
            <text:p>1</text:p>
          </table:table-cell>
          <table:table-cell table:style-name="ce104" table:formula="of:=[Critères.$B6]" office:value-type="string" office:string-value="1.4" calcext:value-type="string">
            <text:p>1.4</text:p>
          </table:table-cell>
          <table:table-cell table:style-name="ce104"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P02.$D7]" office:value-type="string" office:string-value="NT" calcext:value-type="string">
            <text:p>NT</text:p>
          </table:table-cell>
          <table:table-cell table:formula="of:=[P03.$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W6];&quot;C&quot;)" office:value-type="float" office:value="0" calcext:value-type="float">
            <text:p>0</text:p>
          </table:table-cell>
          <table:table-cell table:style-name="ce121" table:formula="of:=COUNTIF([.D6:.W6];&quot;NC&quot;)" office:value-type="float" office:value="0" calcext:value-type="float">
            <text:p>0</text:p>
          </table:table-cell>
          <table:table-cell table:style-name="ce121" table:formula="of:=COUNTIF([.D6:.W6];&quot;NA&quot;)" office:value-type="float" office:value="0" calcext:value-type="float">
            <text:p>0</text:p>
          </table:table-cell>
          <table:table-cell table:style-name="ce121" table:formula="of:=COUNTIF([.D6:.W6];&quot;NT&quot;)" office:value-type="float" office:value="3" calcext:value-type="float">
            <text:p>3</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104" table:formula="of:=[Critères.$B6]" office:value-type="string" office:string-value="1.4" calcext:value-type="string">
            <text:p>1.4</text:p>
          </table:table-cell>
          <table:table-cell table:style-name="ce104"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P02.$E7]" office:value-type="string" office:string-value="N" calcext:value-type="string">
            <text:p>N</text:p>
          </table:table-cell>
          <table:table-cell table:formula="of:=[P03.$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7]" office:value-type="string" office:string-value="1.5" calcext:value-type="string">
            <text:p>1.5</text:p>
          </table:table-cell>
          <table:table-cell table:style-name="ce104"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P02.$D8]" office:value-type="string" office:string-value="NT" calcext:value-type="string">
            <text:p>NT</text:p>
          </table:table-cell>
          <table:table-cell table:formula="of:=[P03.$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W7];&quot;C&quot;)" office:value-type="float" office:value="0" calcext:value-type="float">
            <text:p>0</text:p>
          </table:table-cell>
          <table:table-cell table:style-name="ce121" table:formula="of:=COUNTIF([.D7:.W7];&quot;NC&quot;)" office:value-type="float" office:value="0" calcext:value-type="float">
            <text:p>0</text:p>
          </table:table-cell>
          <table:table-cell table:style-name="ce121" table:formula="of:=COUNTIF([.D7:.W7];&quot;NA&quot;)" office:value-type="float" office:value="0" calcext:value-type="float">
            <text:p>0</text:p>
          </table:table-cell>
          <table:table-cell table:style-name="ce121" table:formula="of:=COUNTIF([.D7:.W7];&quot;NT&quot;)" office:value-type="float" office:value="3" calcext:value-type="float">
            <text:p>3</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104" table:formula="of:=[Critères.$B7]" office:value-type="string" office:string-value="1.5" calcext:value-type="string">
            <text:p>1.5</text:p>
          </table:table-cell>
          <table:table-cell table:style-name="ce104"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P02.$E8]" office:value-type="string" office:string-value="N" calcext:value-type="string">
            <text:p>N</text:p>
          </table:table-cell>
          <table:table-cell table:formula="of:=[P03.$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8]" office:value-type="string" office:string-value="1.6" calcext:value-type="string">
            <text:p>1.6</text:p>
          </table:table-cell>
          <table:table-cell table:style-name="ce104"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P02.$D9]" office:value-type="string" office:string-value="NT" calcext:value-type="string">
            <text:p>NT</text:p>
          </table:table-cell>
          <table:table-cell table:formula="of:=[P03.$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W8];&quot;C&quot;)" office:value-type="float" office:value="0" calcext:value-type="float">
            <text:p>0</text:p>
          </table:table-cell>
          <table:table-cell table:style-name="ce121" table:formula="of:=COUNTIF([.D8:.W8];&quot;NC&quot;)" office:value-type="float" office:value="0" calcext:value-type="float">
            <text:p>0</text:p>
          </table:table-cell>
          <table:table-cell table:style-name="ce121" table:formula="of:=COUNTIF([.D8:.W8];&quot;NA&quot;)" office:value-type="float" office:value="0" calcext:value-type="float">
            <text:p>0</text:p>
          </table:table-cell>
          <table:table-cell table:style-name="ce121" table:formula="of:=COUNTIF([.D8:.W8];&quot;NT&quot;)" office:value-type="float" office:value="3" calcext:value-type="float">
            <text:p>3</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104" table:formula="of:=[Critères.$B8]" office:value-type="string" office:string-value="1.6" calcext:value-type="string">
            <text:p>1.6</text:p>
          </table:table-cell>
          <table:table-cell table:style-name="ce104"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P02.$E9]" office:value-type="string" office:string-value="N" calcext:value-type="string">
            <text:p>N</text:p>
          </table:table-cell>
          <table:table-cell table:formula="of:=[P03.$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9]" office:value-type="string" office:string-value="1.7" calcext:value-type="string">
            <text:p>1.7</text:p>
          </table:table-cell>
          <table:table-cell table:style-name="ce104"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P02.$D10]" office:value-type="string" office:string-value="NT" calcext:value-type="string">
            <text:p>NT</text:p>
          </table:table-cell>
          <table:table-cell table:formula="of:=[P03.$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W9];&quot;C&quot;)" office:value-type="float" office:value="0" calcext:value-type="float">
            <text:p>0</text:p>
          </table:table-cell>
          <table:table-cell table:style-name="ce121" table:formula="of:=COUNTIF([.D9:.W9];&quot;NC&quot;)" office:value-type="float" office:value="0" calcext:value-type="float">
            <text:p>0</text:p>
          </table:table-cell>
          <table:table-cell table:style-name="ce121" table:formula="of:=COUNTIF([.D9:.W9];&quot;NA&quot;)" office:value-type="float" office:value="0" calcext:value-type="float">
            <text:p>0</text:p>
          </table:table-cell>
          <table:table-cell table:style-name="ce121" table:formula="of:=COUNTIF([.D9:.W9];&quot;NT&quot;)" office:value-type="float" office:value="3" calcext:value-type="float">
            <text:p>3</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104" table:formula="of:=[Critères.$B9]" office:value-type="string" office:string-value="1.7" calcext:value-type="string">
            <text:p>1.7</text:p>
          </table:table-cell>
          <table:table-cell table:style-name="ce104"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P02.$E10]" office:value-type="string" office:string-value="N" calcext:value-type="string">
            <text:p>N</text:p>
          </table:table-cell>
          <table:table-cell table:formula="of:=[P03.$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10]" office:value-type="string" office:string-value="1.8" calcext:value-type="string">
            <text:p>1.8</text:p>
          </table:table-cell>
          <table:table-cell table:style-name="ce104"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P02.$D11]" office:value-type="string" office:string-value="NT" calcext:value-type="string">
            <text:p>NT</text:p>
          </table:table-cell>
          <table:table-cell table:formula="of:=[P03.$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W10];&quot;C&quot;)" office:value-type="float" office:value="0" calcext:value-type="float">
            <text:p>0</text:p>
          </table:table-cell>
          <table:table-cell table:style-name="ce121" table:formula="of:=COUNTIF([.D10:.W10];&quot;NC&quot;)" office:value-type="float" office:value="0" calcext:value-type="float">
            <text:p>0</text:p>
          </table:table-cell>
          <table:table-cell table:style-name="ce121" table:formula="of:=COUNTIF([.D10:.W10];&quot;NA&quot;)" office:value-type="float" office:value="0" calcext:value-type="float">
            <text:p>0</text:p>
          </table:table-cell>
          <table:table-cell table:style-name="ce121" table:formula="of:=COUNTIF([.D10:.W10];&quot;NT&quot;)" office:value-type="float" office:value="3" calcext:value-type="float">
            <text:p>3</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104" table:formula="of:=[Critères.$B10]" office:value-type="string" office:string-value="1.8" calcext:value-type="string">
            <text:p>1.8</text:p>
          </table:table-cell>
          <table:table-cell table:style-name="ce104"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P02.$E11]" office:value-type="string" office:string-value="N" calcext:value-type="string">
            <text:p>N</text:p>
          </table:table-cell>
          <table:table-cell table:formula="of:=[P03.$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11]" office:value-type="string" office:string-value="1.9" calcext:value-type="string">
            <text:p>1.9</text:p>
          </table:table-cell>
          <table:table-cell table:style-name="ce104"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P02.$D12]" office:value-type="string" office:string-value="NT" calcext:value-type="string">
            <text:p>NT</text:p>
          </table:table-cell>
          <table:table-cell table:formula="of:=[P03.$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W11];&quot;C&quot;)" office:value-type="float" office:value="0" calcext:value-type="float">
            <text:p>0</text:p>
          </table:table-cell>
          <table:table-cell table:style-name="ce121" table:formula="of:=COUNTIF([.D11:.W11];&quot;NC&quot;)" office:value-type="float" office:value="0" calcext:value-type="float">
            <text:p>0</text:p>
          </table:table-cell>
          <table:table-cell table:style-name="ce121" table:formula="of:=COUNTIF([.D11:.W11];&quot;NA&quot;)" office:value-type="float" office:value="0" calcext:value-type="float">
            <text:p>0</text:p>
          </table:table-cell>
          <table:table-cell table:style-name="ce121" table:formula="of:=COUNTIF([.D11:.W11];&quot;NT&quot;)" office:value-type="float" office:value="3" calcext:value-type="float">
            <text:p>3</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104" table:formula="of:=[Critères.$B11]" office:value-type="string" office:string-value="1.9" calcext:value-type="string">
            <text:p>1.9</text:p>
          </table:table-cell>
          <table:table-cell table:style-name="ce104"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P02.$E12]" office:value-type="string" office:string-value="N" calcext:value-type="string">
            <text:p>N</text:p>
          </table:table-cell>
          <table:table-cell table:formula="of:=[P03.$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AY1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X11])" office:value-type="float" office:value="2" calcext:value-type="float">
            <text:p>2</text:p>
          </table:table-cell>
          <table:table-cell table:style-name="ce123" table:formula="of:=SUM([.Y3:.Y11])" office:value-type="float" office:value="4" calcext:value-type="float">
            <text:p>4</text:p>
          </table:table-cell>
          <table:table-cell table:style-name="ce123" table:formula="of:=SUM([.Z3:.Z11])" office:value-type="float" office:value="0" calcext:value-type="float">
            <text:p>0</text:p>
          </table:table-cell>
          <table:table-cell table:style-name="ce123" table:formula="of:=SUM([.AA3:.AA11])" office:value-type="float" office:value="21" calcext:value-type="float">
            <text:p>21</text:p>
          </table:table-cell>
          <table:table-cell/>
          <table:table-cell table:style-name="ce116"/>
          <table:table-cell table:style-name="ce117" table:number-columns-repeated="22"/>
          <table:table-cell table:style-name="ce123" table:formula="of:=SUM([.AZ1:.AZ11])" office:value-type="float" office:value="2" calcext:value-type="float">
            <text:p>2</text:p>
          </table:table-cell>
          <table:table-cell table:number-columns-repeated="12"/>
        </table:table-row>
        <table:table-row table:style-name="ro7">
          <table:table-cell office:value-type="float" office:value="2" calcext:value-type="float">
            <text:p>2</text:p>
          </table:table-cell>
          <table:table-cell table:style-name="ce104" table:formula="of:=[Critères.$B12]" office:value-type="string" office:string-value="2.1" calcext:value-type="string">
            <text:p>2.1</text:p>
          </table:table-cell>
          <table:table-cell table:style-name="ce104"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P02.$D13]" office:value-type="string" office:string-value="NT" calcext:value-type="string">
            <text:p>NT</text:p>
          </table:table-cell>
          <table:table-cell table:formula="of:=[P03.$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3:.W13];&quot;C&quot;)" office:value-type="float" office:value="0" calcext:value-type="float">
            <text:p>0</text:p>
          </table:table-cell>
          <table:table-cell table:style-name="ce121" table:formula="of:=COUNTIF([.D13:.W13];&quot;NC&quot;)" office:value-type="float" office:value="0" calcext:value-type="float">
            <text:p>0</text:p>
          </table:table-cell>
          <table:table-cell table:style-name="ce121" table:formula="of:=COUNTIF([.D13:.W13];&quot;NA&quot;)" office:value-type="float" office:value="0" calcext:value-type="float">
            <text:p>0</text:p>
          </table:table-cell>
          <table:table-cell table:style-name="ce121" table:formula="of:=COUNTIF([.D13:.W13];&quot;NT&quot;)" office:value-type="float" office:value="3" calcext:value-type="float">
            <text:p>3</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104" table:formula="of:=[Critères.$B12]" office:value-type="string" office:string-value="2.1" calcext:value-type="string">
            <text:p>2.1</text:p>
          </table:table-cell>
          <table:table-cell table:style-name="ce104"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P02.$E13]" office:value-type="string" office:string-value="N" calcext:value-type="string">
            <text:p>N</text:p>
          </table:table-cell>
          <table:table-cell table:formula="of:=[P03.$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04" table:formula="of:=[Critères.$B13]" office:value-type="string" office:string-value="2.2" calcext:value-type="string">
            <text:p>2.2</text:p>
          </table:table-cell>
          <table:table-cell table:style-name="ce104"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P02.$D14]" office:value-type="string" office:string-value="NT" calcext:value-type="string">
            <text:p>NT</text:p>
          </table:table-cell>
          <table:table-cell table:formula="of:=[P03.$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4:.W14];&quot;C&quot;)" office:value-type="float" office:value="0" calcext:value-type="float">
            <text:p>0</text:p>
          </table:table-cell>
          <table:table-cell table:style-name="ce121" table:formula="of:=COUNTIF([.D14:.W14];&quot;NC&quot;)" office:value-type="float" office:value="0" calcext:value-type="float">
            <text:p>0</text:p>
          </table:table-cell>
          <table:table-cell table:style-name="ce121" table:formula="of:=COUNTIF([.D14:.W14];&quot;NA&quot;)" office:value-type="float" office:value="0" calcext:value-type="float">
            <text:p>0</text:p>
          </table:table-cell>
          <table:table-cell table:style-name="ce121" table:formula="of:=COUNTIF([.D14:.W14];&quot;NT&quot;)" office:value-type="float" office:value="3" calcext:value-type="float">
            <text:p>3</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104" table:formula="of:=[Critères.$B13]" office:value-type="string" office:string-value="2.2" calcext:value-type="string">
            <text:p>2.2</text:p>
          </table:table-cell>
          <table:table-cell table:style-name="ce104"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P02.$E14]" office:value-type="string" office:string-value="N" calcext:value-type="string">
            <text:p>N</text:p>
          </table:table-cell>
          <table:table-cell table:formula="of:=[P03.$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4:.AY1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3:.X14])" office:value-type="float" office:value="0" calcext:value-type="float">
            <text:p>0</text:p>
          </table:table-cell>
          <table:table-cell table:style-name="ce123" table:formula="of:=SUM([.Y13:.Y14])" office:value-type="float" office:value="0" calcext:value-type="float">
            <text:p>0</text:p>
          </table:table-cell>
          <table:table-cell table:style-name="ce123" table:formula="of:=SUM([.Z13:.Z14])" office:value-type="float" office:value="0" calcext:value-type="float">
            <text:p>0</text:p>
          </table:table-cell>
          <table:table-cell table:style-name="ce123" table:formula="of:=SUM([.AA13:.AA14])" office:value-type="float" office:value="6" calcext:value-type="float">
            <text:p>6</text:p>
          </table:table-cell>
          <table:table-cell/>
          <table:table-cell table:style-name="ce116"/>
          <table:table-cell table:style-name="ce117" table:number-columns-repeated="22"/>
          <table:table-cell table:style-name="ce123"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4]" office:value-type="string" office:string-value="3.1" calcext:value-type="string">
            <text:p>3.1</text:p>
          </table:table-cell>
          <table:table-cell table:style-name="ce104"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P02.$D15]" office:value-type="string" office:string-value="C" calcext:value-type="string">
            <text:p>C</text:p>
          </table:table-cell>
          <table:table-cell table:formula="of:=[P03.$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6:.W16];&quot;C&quot;)" office:value-type="float" office:value="1" calcext:value-type="float">
            <text:p>1</text:p>
          </table:table-cell>
          <table:table-cell table:style-name="ce121" table:formula="of:=COUNTIF([.D16:.W16];&quot;NC&quot;)" office:value-type="float" office:value="0" calcext:value-type="float">
            <text:p>0</text:p>
          </table:table-cell>
          <table:table-cell table:style-name="ce121" table:formula="of:=COUNTIF([.D16:.W16];&quot;NA&quot;)" office:value-type="float" office:value="0" calcext:value-type="float">
            <text:p>0</text:p>
          </table:table-cell>
          <table:table-cell table:style-name="ce121" table:formula="of:=COUNTIF([.D16:.W16];&quot;NT&quot;)" office:value-type="float" office:value="2" calcext:value-type="float">
            <text:p>2</text:p>
          </table:table-cell>
          <table:table-cell table:formula="of:=IF([.Y16]&gt;0;&quot;NC&quot;;IF([.X16]&gt;0;&quot;C&quot;;IF([.AA16]&gt;0;&quot;NT&quot;;&quot;NA&quot;)))" office:value-type="string" office:string-value="C" calcext:value-type="string">
            <text:p>C</text:p>
          </table:table-cell>
          <table:table-cell office:value-type="float" office:value="3" calcext:value-type="float">
            <text:p>3</text:p>
          </table:table-cell>
          <table:table-cell table:style-name="ce104" table:formula="of:=[Critères.$B14]" office:value-type="string" office:string-value="3.1" calcext:value-type="string">
            <text:p>3.1</text:p>
          </table:table-cell>
          <table:table-cell table:style-name="ce104"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P02.$E15]" office:value-type="string" office:string-value="N" calcext:value-type="string">
            <text:p>N</text:p>
          </table:table-cell>
          <table:table-cell table:formula="of:=[P03.$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5]" office:value-type="string" office:string-value="3.2" calcext:value-type="string">
            <text:p>3.2</text:p>
          </table:table-cell>
          <table:table-cell table:style-name="ce104"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P02.$D16]" office:value-type="string" office:string-value="NT" calcext:value-type="string">
            <text:p>NT</text:p>
          </table:table-cell>
          <table:table-cell table:formula="of:=[P03.$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7:.W17];&quot;C&quot;)" office:value-type="float" office:value="0" calcext:value-type="float">
            <text:p>0</text:p>
          </table:table-cell>
          <table:table-cell table:style-name="ce121" table:formula="of:=COUNTIF([.D17:.W17];&quot;NC&quot;)" office:value-type="float" office:value="0" calcext:value-type="float">
            <text:p>0</text:p>
          </table:table-cell>
          <table:table-cell table:style-name="ce121" table:formula="of:=COUNTIF([.D17:.W17];&quot;NA&quot;)" office:value-type="float" office:value="0" calcext:value-type="float">
            <text:p>0</text:p>
          </table:table-cell>
          <table:table-cell table:style-name="ce121" table:formula="of:=COUNTIF([.D17:.W17];&quot;NT&quot;)" office:value-type="float" office:value="3" calcext:value-type="float">
            <text:p>3</text:p>
          </table:table-cell>
          <table:table-cell table:formula="of:=IF([.Y17]&gt;0;&quot;NC&quot;;IF([.X17]&gt;0;&quot;C&quot;;IF([.AA17]&gt;0;&quot;NT&quot;;&quot;NA&quot;)))" office:value-type="string" office:string-value="NT" calcext:value-type="string">
            <text:p>NT</text:p>
          </table:table-cell>
          <table:table-cell table:style-name="ce70" office:value-type="float" office:value="3" calcext:value-type="float">
            <text:p>3</text:p>
          </table:table-cell>
          <table:table-cell table:style-name="ce104" table:formula="of:=[Critères.$B15]" office:value-type="string" office:string-value="3.2" calcext:value-type="string">
            <text:p>3.2</text:p>
          </table:table-cell>
          <table:table-cell table:style-name="ce104"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P02.$E16]" office:value-type="string" office:string-value="N" calcext:value-type="string">
            <text:p>N</text:p>
          </table:table-cell>
          <table:table-cell table:formula="of:=[P03.$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6]" office:value-type="string" office:string-value="3.3" calcext:value-type="string">
            <text:p>3.3</text:p>
          </table:table-cell>
          <table:table-cell table:style-name="ce104"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P02.$D17]" office:value-type="string" office:string-value="NC" calcext:value-type="string">
            <text:p>NC</text:p>
          </table:table-cell>
          <table:table-cell table:formula="of:=[P03.$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8:.W18];&quot;C&quot;)" office:value-type="float" office:value="0" calcext:value-type="float">
            <text:p>0</text:p>
          </table:table-cell>
          <table:table-cell table:style-name="ce121" table:formula="of:=COUNTIF([.D18:.W18];&quot;NC&quot;)" office:value-type="float" office:value="1" calcext:value-type="float">
            <text:p>1</text:p>
          </table:table-cell>
          <table:table-cell table:style-name="ce121" table:formula="of:=COUNTIF([.D18:.W18];&quot;NA&quot;)" office:value-type="float" office:value="0" calcext:value-type="float">
            <text:p>0</text:p>
          </table:table-cell>
          <table:table-cell table:style-name="ce121" table:formula="of:=COUNTIF([.D18:.W18];&quot;NT&quot;)" office:value-type="float" office:value="2" calcext:value-type="float">
            <text:p>2</text:p>
          </table:table-cell>
          <table:table-cell table:formula="of:=IF([.Y18]&gt;0;&quot;NC&quot;;IF([.X18]&gt;0;&quot;C&quot;;IF([.AA18]&gt;0;&quot;NT&quot;;&quot;NA&quot;)))" office:value-type="string" office:string-value="NC" calcext:value-type="string">
            <text:p>NC</text:p>
          </table:table-cell>
          <table:table-cell table:style-name="ce70" office:value-type="float" office:value="3" calcext:value-type="float">
            <text:p>3</text:p>
          </table:table-cell>
          <table:table-cell table:style-name="ce104" table:formula="of:=[Critères.$B16]" office:value-type="string" office:string-value="3.3" calcext:value-type="string">
            <text:p>3.3</text:p>
          </table:table-cell>
          <table:table-cell table:style-name="ce104"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P02.$E17]" office:value-type="string" office:string-value="N" calcext:value-type="string">
            <text:p>N</text:p>
          </table:table-cell>
          <table:table-cell table:formula="of:=[P03.$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8:.AY18];&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6:.X18])" office:value-type="float" office:value="1" calcext:value-type="float">
            <text:p>1</text:p>
          </table:table-cell>
          <table:table-cell table:style-name="ce123" table:formula="of:=SUM([.Y16:.Y18])" office:value-type="float" office:value="1" calcext:value-type="float">
            <text:p>1</text:p>
          </table:table-cell>
          <table:table-cell table:style-name="ce123" table:formula="of:=SUM([.Z16:.Z18])" office:value-type="float" office:value="0" calcext:value-type="float">
            <text:p>0</text:p>
          </table:table-cell>
          <table:table-cell table:style-name="ce123" table:formula="of:=SUM([.AA16:.AA18])" office:value-type="float" office:value="7" calcext:value-type="float">
            <text:p>7</text:p>
          </table:table-cell>
          <table:table-cell/>
          <table:table-cell table:style-name="ce116"/>
          <table:table-cell table:style-name="ce117" table:number-columns-repeated="22"/>
          <table:table-cell table:style-name="ce123"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7]" office:value-type="string" office:string-value="4.1" calcext:value-type="string">
            <text:p>4.1</text:p>
          </table:table-cell>
          <table:table-cell table:style-name="ce104"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P02.$D18]" office:value-type="string" office:string-value="NT" calcext:value-type="string">
            <text:p>NT</text:p>
          </table:table-cell>
          <table:table-cell table:formula="of:=[P03.$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0:.W20];&quot;C&quot;)" office:value-type="float" office:value="0" calcext:value-type="float">
            <text:p>0</text:p>
          </table:table-cell>
          <table:table-cell table:style-name="ce121" table:formula="of:=COUNTIF([.D20:.W20];&quot;NC&quot;)" office:value-type="float" office:value="0" calcext:value-type="float">
            <text:p>0</text:p>
          </table:table-cell>
          <table:table-cell table:style-name="ce121" table:formula="of:=COUNTIF([.D20:.W20];&quot;NA&quot;)" office:value-type="float" office:value="0" calcext:value-type="float">
            <text:p>0</text:p>
          </table:table-cell>
          <table:table-cell table:style-name="ce121" table:formula="of:=COUNTIF([.D20:.W20];&quot;NT&quot;)" office:value-type="float" office:value="3" calcext:value-type="float">
            <text:p>3</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104" table:formula="of:=[Critères.$B17]" office:value-type="string" office:string-value="4.1" calcext:value-type="string">
            <text:p>4.1</text:p>
          </table:table-cell>
          <table:table-cell table:style-name="ce104"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P02.$E18]" office:value-type="string" office:string-value="N" calcext:value-type="string">
            <text:p>N</text:p>
          </table:table-cell>
          <table:table-cell table:formula="of:=[P03.$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8]" office:value-type="string" office:string-value="4.2" calcext:value-type="string">
            <text:p>4.2</text:p>
          </table:table-cell>
          <table:table-cell table:style-name="ce104"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P02.$D19]" office:value-type="string" office:string-value="NC" calcext:value-type="string">
            <text:p>NC</text:p>
          </table:table-cell>
          <table:table-cell table:formula="of:=[P03.$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1:.W21];&quot;C&quot;)" office:value-type="float" office:value="0" calcext:value-type="float">
            <text:p>0</text:p>
          </table:table-cell>
          <table:table-cell table:style-name="ce121" table:formula="of:=COUNTIF([.D21:.W21];&quot;NC&quot;)" office:value-type="float" office:value="1" calcext:value-type="float">
            <text:p>1</text:p>
          </table:table-cell>
          <table:table-cell table:style-name="ce121" table:formula="of:=COUNTIF([.D21:.W21];&quot;NA&quot;)" office:value-type="float" office:value="0" calcext:value-type="float">
            <text:p>0</text:p>
          </table:table-cell>
          <table:table-cell table:style-name="ce121" table:formula="of:=COUNTIF([.D21:.W21];&quot;NT&quot;)" office:value-type="float" office:value="2" calcext:value-type="float">
            <text:p>2</text:p>
          </table:table-cell>
          <table:table-cell table:formula="of:=IF([.Y21]&gt;0;&quot;NC&quot;;IF([.X21]&gt;0;&quot;C&quot;;IF([.AA21]&gt;0;&quot;NT&quot;;&quot;NA&quot;)))" office:value-type="string" office:string-value="NC" calcext:value-type="string">
            <text:p>NC</text:p>
          </table:table-cell>
          <table:table-cell office:value-type="float" office:value="4" calcext:value-type="float">
            <text:p>4</text:p>
          </table:table-cell>
          <table:table-cell table:style-name="ce104" table:formula="of:=[Critères.$B18]" office:value-type="string" office:string-value="4.2" calcext:value-type="string">
            <text:p>4.2</text:p>
          </table:table-cell>
          <table:table-cell table:style-name="ce104"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P02.$E19]" office:value-type="string" office:string-value="D" calcext:value-type="string">
            <text:p>D</text:p>
          </table:table-cell>
          <table:table-cell table:formula="of:=[P03.$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1:.AY21];&quot;D&quot;)" office:value-type="float" office:value="1" calcext:value-type="float">
            <text:p>1</text:p>
          </table:table-cell>
          <table:table-cell table:number-columns-repeated="12"/>
        </table:table-row>
        <table:table-row table:style-name="ro7">
          <table:table-cell office:value-type="float" office:value="4" calcext:value-type="float">
            <text:p>4</text:p>
          </table:table-cell>
          <table:table-cell table:style-name="ce104" table:formula="of:=[Critères.$B19]" office:value-type="string" office:string-value="4.3" calcext:value-type="string">
            <text:p>4.3</text:p>
          </table:table-cell>
          <table:table-cell table:style-name="ce104"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P02.$D20]" office:value-type="string" office:string-value="NT" calcext:value-type="string">
            <text:p>NT</text:p>
          </table:table-cell>
          <table:table-cell table:formula="of:=[P03.$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2:.W22];&quot;C&quot;)" office:value-type="float" office:value="0" calcext:value-type="float">
            <text:p>0</text:p>
          </table:table-cell>
          <table:table-cell table:style-name="ce121" table:formula="of:=COUNTIF([.D22:.W22];&quot;NC&quot;)" office:value-type="float" office:value="0" calcext:value-type="float">
            <text:p>0</text:p>
          </table:table-cell>
          <table:table-cell table:style-name="ce121" table:formula="of:=COUNTIF([.D22:.W22];&quot;NA&quot;)" office:value-type="float" office:value="0" calcext:value-type="float">
            <text:p>0</text:p>
          </table:table-cell>
          <table:table-cell table:style-name="ce121" table:formula="of:=COUNTIF([.D22:.W22];&quot;NT&quot;)" office:value-type="float" office:value="3" calcext:value-type="float">
            <text:p>3</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104" table:formula="of:=[Critères.$B19]" office:value-type="string" office:string-value="4.3" calcext:value-type="string">
            <text:p>4.3</text:p>
          </table:table-cell>
          <table:table-cell table:style-name="ce104"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P02.$E20]" office:value-type="string" office:string-value="N" calcext:value-type="string">
            <text:p>N</text:p>
          </table:table-cell>
          <table:table-cell table:formula="of:=[P03.$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0]" office:value-type="string" office:string-value="4.4" calcext:value-type="string">
            <text:p>4.4</text:p>
          </table:table-cell>
          <table:table-cell table:style-name="ce104"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P02.$D21]" office:value-type="string" office:string-value="NT" calcext:value-type="string">
            <text:p>NT</text:p>
          </table:table-cell>
          <table:table-cell table:formula="of:=[P03.$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3:.W23];&quot;C&quot;)" office:value-type="float" office:value="0" calcext:value-type="float">
            <text:p>0</text:p>
          </table:table-cell>
          <table:table-cell table:style-name="ce121" table:formula="of:=COUNTIF([.D23:.W23];&quot;NC&quot;)" office:value-type="float" office:value="0" calcext:value-type="float">
            <text:p>0</text:p>
          </table:table-cell>
          <table:table-cell table:style-name="ce121" table:formula="of:=COUNTIF([.D23:.W23];&quot;NA&quot;)" office:value-type="float" office:value="0" calcext:value-type="float">
            <text:p>0</text:p>
          </table:table-cell>
          <table:table-cell table:style-name="ce121" table:formula="of:=COUNTIF([.D23:.W23];&quot;NT&quot;)" office:value-type="float" office:value="3" calcext:value-type="float">
            <text:p>3</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104" table:formula="of:=[Critères.$B20]" office:value-type="string" office:string-value="4.4" calcext:value-type="string">
            <text:p>4.4</text:p>
          </table:table-cell>
          <table:table-cell table:style-name="ce104"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P02.$E21]" office:value-type="string" office:string-value="N" calcext:value-type="string">
            <text:p>N</text:p>
          </table:table-cell>
          <table:table-cell table:formula="of:=[P03.$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1]" office:value-type="string" office:string-value="4.5" calcext:value-type="string">
            <text:p>4.5</text:p>
          </table:table-cell>
          <table:table-cell table:style-name="ce104"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P02.$D22]" office:value-type="string" office:string-value="NT" calcext:value-type="string">
            <text:p>NT</text:p>
          </table:table-cell>
          <table:table-cell table:formula="of:=[P03.$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4:.W24];&quot;C&quot;)" office:value-type="float" office:value="0" calcext:value-type="float">
            <text:p>0</text:p>
          </table:table-cell>
          <table:table-cell table:style-name="ce121" table:formula="of:=COUNTIF([.D24:.W24];&quot;NC&quot;)" office:value-type="float" office:value="0" calcext:value-type="float">
            <text:p>0</text:p>
          </table:table-cell>
          <table:table-cell table:style-name="ce121" table:formula="of:=COUNTIF([.D24:.W24];&quot;NA&quot;)" office:value-type="float" office:value="0" calcext:value-type="float">
            <text:p>0</text:p>
          </table:table-cell>
          <table:table-cell table:style-name="ce121" table:formula="of:=COUNTIF([.D24:.W24];&quot;NT&quot;)" office:value-type="float" office:value="3" calcext:value-type="float">
            <text:p>3</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104" table:formula="of:=[Critères.$B21]" office:value-type="string" office:string-value="4.5" calcext:value-type="string">
            <text:p>4.5</text:p>
          </table:table-cell>
          <table:table-cell table:style-name="ce104"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P02.$E22]" office:value-type="string" office:string-value="N" calcext:value-type="string">
            <text:p>N</text:p>
          </table:table-cell>
          <table:table-cell table:formula="of:=[P03.$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2]" office:value-type="string" office:string-value="4.6" calcext:value-type="string">
            <text:p>4.6</text:p>
          </table:table-cell>
          <table:table-cell table:style-name="ce104"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P02.$D23]" office:value-type="string" office:string-value="NT" calcext:value-type="string">
            <text:p>NT</text:p>
          </table:table-cell>
          <table:table-cell table:formula="of:=[P03.$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5:.W25];&quot;C&quot;)" office:value-type="float" office:value="0" calcext:value-type="float">
            <text:p>0</text:p>
          </table:table-cell>
          <table:table-cell table:style-name="ce121" table:formula="of:=COUNTIF([.D25:.W25];&quot;NC&quot;)" office:value-type="float" office:value="0" calcext:value-type="float">
            <text:p>0</text:p>
          </table:table-cell>
          <table:table-cell table:style-name="ce121" table:formula="of:=COUNTIF([.D25:.W25];&quot;NA&quot;)" office:value-type="float" office:value="0" calcext:value-type="float">
            <text:p>0</text:p>
          </table:table-cell>
          <table:table-cell table:style-name="ce121" table:formula="of:=COUNTIF([.D25:.W25];&quot;NT&quot;)" office:value-type="float" office:value="3" calcext:value-type="float">
            <text:p>3</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104" table:formula="of:=[Critères.$B22]" office:value-type="string" office:string-value="4.6" calcext:value-type="string">
            <text:p>4.6</text:p>
          </table:table-cell>
          <table:table-cell table:style-name="ce104"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P02.$E23]" office:value-type="string" office:string-value="N" calcext:value-type="string">
            <text:p>N</text:p>
          </table:table-cell>
          <table:table-cell table:formula="of:=[P03.$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3]" office:value-type="string" office:string-value="4.7" calcext:value-type="string">
            <text:p>4.7</text:p>
          </table:table-cell>
          <table:table-cell table:style-name="ce104"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P02.$D24]" office:value-type="string" office:string-value="NT" calcext:value-type="string">
            <text:p>NT</text:p>
          </table:table-cell>
          <table:table-cell table:formula="of:=[P03.$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6:.W26];&quot;C&quot;)" office:value-type="float" office:value="0" calcext:value-type="float">
            <text:p>0</text:p>
          </table:table-cell>
          <table:table-cell table:style-name="ce121" table:formula="of:=COUNTIF([.D26:.W26];&quot;NC&quot;)" office:value-type="float" office:value="0" calcext:value-type="float">
            <text:p>0</text:p>
          </table:table-cell>
          <table:table-cell table:style-name="ce121" table:formula="of:=COUNTIF([.D26:.W26];&quot;NA&quot;)" office:value-type="float" office:value="0" calcext:value-type="float">
            <text:p>0</text:p>
          </table:table-cell>
          <table:table-cell table:style-name="ce121" table:formula="of:=COUNTIF([.D26:.W26];&quot;NT&quot;)" office:value-type="float" office:value="3" calcext:value-type="float">
            <text:p>3</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104" table:formula="of:=[Critères.$B23]" office:value-type="string" office:string-value="4.7" calcext:value-type="string">
            <text:p>4.7</text:p>
          </table:table-cell>
          <table:table-cell table:style-name="ce104"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P02.$E24]" office:value-type="string" office:string-value="N" calcext:value-type="string">
            <text:p>N</text:p>
          </table:table-cell>
          <table:table-cell table:formula="of:=[P03.$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4]" office:value-type="string" office:string-value="4.8" calcext:value-type="string">
            <text:p>4.8</text:p>
          </table:table-cell>
          <table:table-cell table:style-name="ce104"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P02.$D25]" office:value-type="string" office:string-value="NT" calcext:value-type="string">
            <text:p>NT</text:p>
          </table:table-cell>
          <table:table-cell table:formula="of:=[P03.$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7:.W27];&quot;C&quot;)" office:value-type="float" office:value="0" calcext:value-type="float">
            <text:p>0</text:p>
          </table:table-cell>
          <table:table-cell table:style-name="ce121" table:formula="of:=COUNTIF([.D27:.W27];&quot;NC&quot;)" office:value-type="float" office:value="0" calcext:value-type="float">
            <text:p>0</text:p>
          </table:table-cell>
          <table:table-cell table:style-name="ce121" table:formula="of:=COUNTIF([.D27:.W27];&quot;NA&quot;)" office:value-type="float" office:value="0" calcext:value-type="float">
            <text:p>0</text:p>
          </table:table-cell>
          <table:table-cell table:style-name="ce121" table:formula="of:=COUNTIF([.D27:.W27];&quot;NT&quot;)" office:value-type="float" office:value="3" calcext:value-type="float">
            <text:p>3</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104" table:formula="of:=[Critères.$B24]" office:value-type="string" office:string-value="4.8" calcext:value-type="string">
            <text:p>4.8</text:p>
          </table:table-cell>
          <table:table-cell table:style-name="ce104"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P02.$E25]" office:value-type="string" office:string-value="N" calcext:value-type="string">
            <text:p>N</text:p>
          </table:table-cell>
          <table:table-cell table:formula="of:=[P03.$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5]" office:value-type="string" office:string-value="4.9" calcext:value-type="string">
            <text:p>4.9</text:p>
          </table:table-cell>
          <table:table-cell table:style-name="ce104"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P02.$D26]" office:value-type="string" office:string-value="NT" calcext:value-type="string">
            <text:p>NT</text:p>
          </table:table-cell>
          <table:table-cell table:formula="of:=[P03.$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8:.W28];&quot;C&quot;)" office:value-type="float" office:value="0" calcext:value-type="float">
            <text:p>0</text:p>
          </table:table-cell>
          <table:table-cell table:style-name="ce121" table:formula="of:=COUNTIF([.D28:.W28];&quot;NC&quot;)" office:value-type="float" office:value="0" calcext:value-type="float">
            <text:p>0</text:p>
          </table:table-cell>
          <table:table-cell table:style-name="ce121" table:formula="of:=COUNTIF([.D28:.W28];&quot;NA&quot;)" office:value-type="float" office:value="0" calcext:value-type="float">
            <text:p>0</text:p>
          </table:table-cell>
          <table:table-cell table:style-name="ce121" table:formula="of:=COUNTIF([.D28:.W28];&quot;NT&quot;)" office:value-type="float" office:value="3" calcext:value-type="float">
            <text:p>3</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104" table:formula="of:=[Critères.$B25]" office:value-type="string" office:string-value="4.9" calcext:value-type="string">
            <text:p>4.9</text:p>
          </table:table-cell>
          <table:table-cell table:style-name="ce104"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P02.$E26]" office:value-type="string" office:string-value="N" calcext:value-type="string">
            <text:p>N</text:p>
          </table:table-cell>
          <table:table-cell table:formula="of:=[P03.$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6]" office:value-type="string" office:string-value="4.10" calcext:value-type="string">
            <text:p>4.10</text:p>
          </table:table-cell>
          <table:table-cell table:style-name="ce104"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P02.$D27]" office:value-type="string" office:string-value="NT" calcext:value-type="string">
            <text:p>NT</text:p>
          </table:table-cell>
          <table:table-cell table:formula="of:=[P03.$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9:.W29];&quot;C&quot;)" office:value-type="float" office:value="0" calcext:value-type="float">
            <text:p>0</text:p>
          </table:table-cell>
          <table:table-cell table:style-name="ce121" table:formula="of:=COUNTIF([.D29:.W29];&quot;NC&quot;)" office:value-type="float" office:value="0" calcext:value-type="float">
            <text:p>0</text:p>
          </table:table-cell>
          <table:table-cell table:style-name="ce121" table:formula="of:=COUNTIF([.D29:.W29];&quot;NA&quot;)" office:value-type="float" office:value="0" calcext:value-type="float">
            <text:p>0</text:p>
          </table:table-cell>
          <table:table-cell table:style-name="ce121" table:formula="of:=COUNTIF([.D29:.W29];&quot;NT&quot;)" office:value-type="float" office:value="3" calcext:value-type="float">
            <text:p>3</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104" table:formula="of:=[Critères.$B26]" office:value-type="string" office:string-value="4.10" calcext:value-type="string">
            <text:p>4.10</text:p>
          </table:table-cell>
          <table:table-cell table:style-name="ce104"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P02.$E27]" office:value-type="string" office:string-value="N" calcext:value-type="string">
            <text:p>N</text:p>
          </table:table-cell>
          <table:table-cell table:formula="of:=[P03.$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7]" office:value-type="string" office:string-value="4.11" calcext:value-type="string">
            <text:p>4.11</text:p>
          </table:table-cell>
          <table:table-cell table:style-name="ce104"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P02.$D28]" office:value-type="string" office:string-value="NT" calcext:value-type="string">
            <text:p>NT</text:p>
          </table:table-cell>
          <table:table-cell table:formula="of:=[P03.$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0:.W30];&quot;C&quot;)" office:value-type="float" office:value="0" calcext:value-type="float">
            <text:p>0</text:p>
          </table:table-cell>
          <table:table-cell table:style-name="ce121" table:formula="of:=COUNTIF([.D30:.W30];&quot;NC&quot;)" office:value-type="float" office:value="0" calcext:value-type="float">
            <text:p>0</text:p>
          </table:table-cell>
          <table:table-cell table:style-name="ce121" table:formula="of:=COUNTIF([.D30:.W30];&quot;NA&quot;)" office:value-type="float" office:value="0" calcext:value-type="float">
            <text:p>0</text:p>
          </table:table-cell>
          <table:table-cell table:style-name="ce121" table:formula="of:=COUNTIF([.D30:.W30];&quot;NT&quot;)" office:value-type="float" office:value="3" calcext:value-type="float">
            <text:p>3</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104" table:formula="of:=[Critères.$B27]" office:value-type="string" office:string-value="4.11" calcext:value-type="string">
            <text:p>4.11</text:p>
          </table:table-cell>
          <table:table-cell table:style-name="ce104"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P02.$E28]" office:value-type="string" office:string-value="N" calcext:value-type="string">
            <text:p>N</text:p>
          </table:table-cell>
          <table:table-cell table:formula="of:=[P03.$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8]" office:value-type="string" office:string-value="4.12" calcext:value-type="string">
            <text:p>4.12</text:p>
          </table:table-cell>
          <table:table-cell table:style-name="ce104"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P02.$D29]" office:value-type="string" office:string-value="NT" calcext:value-type="string">
            <text:p>NT</text:p>
          </table:table-cell>
          <table:table-cell table:formula="of:=[P03.$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1:.W31];&quot;C&quot;)" office:value-type="float" office:value="0" calcext:value-type="float">
            <text:p>0</text:p>
          </table:table-cell>
          <table:table-cell table:style-name="ce121" table:formula="of:=COUNTIF([.D31:.W31];&quot;NC&quot;)" office:value-type="float" office:value="0" calcext:value-type="float">
            <text:p>0</text:p>
          </table:table-cell>
          <table:table-cell table:style-name="ce121" table:formula="of:=COUNTIF([.D31:.W31];&quot;NA&quot;)" office:value-type="float" office:value="0" calcext:value-type="float">
            <text:p>0</text:p>
          </table:table-cell>
          <table:table-cell table:style-name="ce121" table:formula="of:=COUNTIF([.D31:.W31];&quot;NT&quot;)" office:value-type="float" office:value="3" calcext:value-type="float">
            <text:p>3</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104" table:formula="of:=[Critères.$B28]" office:value-type="string" office:string-value="4.12" calcext:value-type="string">
            <text:p>4.12</text:p>
          </table:table-cell>
          <table:table-cell table:style-name="ce104"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P02.$E29]" office:value-type="string" office:string-value="N" calcext:value-type="string">
            <text:p>N</text:p>
          </table:table-cell>
          <table:table-cell table:formula="of:=[P03.$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9]" office:value-type="string" office:string-value="4.13" calcext:value-type="string">
            <text:p>4.13</text:p>
          </table:table-cell>
          <table:table-cell table:style-name="ce104"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P02.$D30]" office:value-type="string" office:string-value="NT" calcext:value-type="string">
            <text:p>NT</text:p>
          </table:table-cell>
          <table:table-cell table:formula="of:=[P03.$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2:.W32];&quot;C&quot;)" office:value-type="float" office:value="0" calcext:value-type="float">
            <text:p>0</text:p>
          </table:table-cell>
          <table:table-cell table:style-name="ce121" table:formula="of:=COUNTIF([.D32:.W32];&quot;NC&quot;)" office:value-type="float" office:value="0" calcext:value-type="float">
            <text:p>0</text:p>
          </table:table-cell>
          <table:table-cell table:style-name="ce121" table:formula="of:=COUNTIF([.D32:.W32];&quot;NA&quot;)" office:value-type="float" office:value="0" calcext:value-type="float">
            <text:p>0</text:p>
          </table:table-cell>
          <table:table-cell table:style-name="ce121" table:formula="of:=COUNTIF([.D32:.W32];&quot;NT&quot;)" office:value-type="float" office:value="3" calcext:value-type="float">
            <text:p>3</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104" table:formula="of:=[Critères.$B29]" office:value-type="string" office:string-value="4.13" calcext:value-type="string">
            <text:p>4.13</text:p>
          </table:table-cell>
          <table:table-cell table:style-name="ce104"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P02.$E30]" office:value-type="string" office:string-value="N" calcext:value-type="string">
            <text:p>N</text:p>
          </table:table-cell>
          <table:table-cell table:formula="of:=[P03.$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2:.AY32];&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20:.X32])" office:value-type="float" office:value="0" calcext:value-type="float">
            <text:p>0</text:p>
          </table:table-cell>
          <table:table-cell table:style-name="ce123" table:formula="of:=SUM([.Y20:.Y32])" office:value-type="float" office:value="1" calcext:value-type="float">
            <text:p>1</text:p>
          </table:table-cell>
          <table:table-cell table:style-name="ce123" table:formula="of:=SUM([.Z20:.Z32])" office:value-type="float" office:value="0" calcext:value-type="float">
            <text:p>0</text:p>
          </table:table-cell>
          <table:table-cell table:style-name="ce123" table:formula="of:=SUM([.AA20:.AA32])" office:value-type="float" office:value="38" calcext:value-type="float">
            <text:p>38</text:p>
          </table:table-cell>
          <table:table-cell/>
          <table:table-cell table:style-name="ce116"/>
          <table:table-cell table:style-name="ce117" table:number-columns-repeated="22"/>
          <table:table-cell table:style-name="ce123" table:formula="of:=SUM([.AZ20:.AZ32])" office:value-type="float" office:value="1" calcext:value-type="float">
            <text:p>1</text:p>
          </table:table-cell>
          <table:table-cell table:number-columns-repeated="12"/>
        </table:table-row>
        <table:table-row table:style-name="ro7">
          <table:table-cell office:value-type="float" office:value="5" calcext:value-type="float">
            <text:p>5</text:p>
          </table:table-cell>
          <table:table-cell table:style-name="ce104" table:formula="of:=[Critères.$B30]" office:value-type="string" office:string-value="5.1" calcext:value-type="string">
            <text:p>5.1</text:p>
          </table:table-cell>
          <table:table-cell table:style-name="ce104"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P02.$D31]" office:value-type="string" office:string-value="NT" calcext:value-type="string">
            <text:p>NT</text:p>
          </table:table-cell>
          <table:table-cell table:formula="of:=[P03.$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4:.W34];&quot;C&quot;)" office:value-type="float" office:value="0" calcext:value-type="float">
            <text:p>0</text:p>
          </table:table-cell>
          <table:table-cell table:style-name="ce121" table:formula="of:=COUNTIF([.D34:.W34];&quot;NC&quot;)" office:value-type="float" office:value="0" calcext:value-type="float">
            <text:p>0</text:p>
          </table:table-cell>
          <table:table-cell table:style-name="ce121" table:formula="of:=COUNTIF([.D34:.W34];&quot;NA&quot;)" office:value-type="float" office:value="0" calcext:value-type="float">
            <text:p>0</text:p>
          </table:table-cell>
          <table:table-cell table:style-name="ce121" table:formula="of:=COUNTIF([.D34:.W34];&quot;NT&quot;)" office:value-type="float" office:value="3" calcext:value-type="float">
            <text:p>3</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104" table:formula="of:=[Critères.$B30]" office:value-type="string" office:string-value="5.1" calcext:value-type="string">
            <text:p>5.1</text:p>
          </table:table-cell>
          <table:table-cell table:style-name="ce104"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P02.$E31]" office:value-type="string" office:string-value="N" calcext:value-type="string">
            <text:p>N</text:p>
          </table:table-cell>
          <table:table-cell table:formula="of:=[P03.$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1]" office:value-type="string" office:string-value="5.2" calcext:value-type="string">
            <text:p>5.2</text:p>
          </table:table-cell>
          <table:table-cell table:style-name="ce104"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P02.$D32]" office:value-type="string" office:string-value="NT" calcext:value-type="string">
            <text:p>NT</text:p>
          </table:table-cell>
          <table:table-cell table:formula="of:=[P03.$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5:.W35];&quot;C&quot;)" office:value-type="float" office:value="0" calcext:value-type="float">
            <text:p>0</text:p>
          </table:table-cell>
          <table:table-cell table:style-name="ce121" table:formula="of:=COUNTIF([.D35:.W35];&quot;NC&quot;)" office:value-type="float" office:value="0" calcext:value-type="float">
            <text:p>0</text:p>
          </table:table-cell>
          <table:table-cell table:style-name="ce121" table:formula="of:=COUNTIF([.D35:.W35];&quot;NA&quot;)" office:value-type="float" office:value="0" calcext:value-type="float">
            <text:p>0</text:p>
          </table:table-cell>
          <table:table-cell table:style-name="ce121" table:formula="of:=COUNTIF([.D35:.W35];&quot;NT&quot;)" office:value-type="float" office:value="3" calcext:value-type="float">
            <text:p>3</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104" table:formula="of:=[Critères.$B31]" office:value-type="string" office:string-value="5.2" calcext:value-type="string">
            <text:p>5.2</text:p>
          </table:table-cell>
          <table:table-cell table:style-name="ce104"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P02.$E32]" office:value-type="string" office:string-value="N" calcext:value-type="string">
            <text:p>N</text:p>
          </table:table-cell>
          <table:table-cell table:formula="of:=[P03.$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2]" office:value-type="string" office:string-value="5.3" calcext:value-type="string">
            <text:p>5.3</text:p>
          </table:table-cell>
          <table:table-cell table:style-name="ce104"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P02.$D33]" office:value-type="string" office:string-value="NT" calcext:value-type="string">
            <text:p>NT</text:p>
          </table:table-cell>
          <table:table-cell table:formula="of:=[P03.$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6:.W36];&quot;C&quot;)" office:value-type="float" office:value="0" calcext:value-type="float">
            <text:p>0</text:p>
          </table:table-cell>
          <table:table-cell table:style-name="ce121" table:formula="of:=COUNTIF([.D36:.W36];&quot;NC&quot;)" office:value-type="float" office:value="0" calcext:value-type="float">
            <text:p>0</text:p>
          </table:table-cell>
          <table:table-cell table:style-name="ce121" table:formula="of:=COUNTIF([.D36:.W36];&quot;NA&quot;)" office:value-type="float" office:value="0" calcext:value-type="float">
            <text:p>0</text:p>
          </table:table-cell>
          <table:table-cell table:style-name="ce121" table:formula="of:=COUNTIF([.D36:.W36];&quot;NT&quot;)" office:value-type="float" office:value="3" calcext:value-type="float">
            <text:p>3</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104" table:formula="of:=[Critères.$B32]" office:value-type="string" office:string-value="5.3" calcext:value-type="string">
            <text:p>5.3</text:p>
          </table:table-cell>
          <table:table-cell table:style-name="ce104"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P02.$E33]" office:value-type="string" office:string-value="N" calcext:value-type="string">
            <text:p>N</text:p>
          </table:table-cell>
          <table:table-cell table:formula="of:=[P03.$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3]" office:value-type="string" office:string-value="5.4" calcext:value-type="string">
            <text:p>5.4</text:p>
          </table:table-cell>
          <table:table-cell table:style-name="ce104"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P02.$D34]" office:value-type="string" office:string-value="NT" calcext:value-type="string">
            <text:p>NT</text:p>
          </table:table-cell>
          <table:table-cell table:formula="of:=[P03.$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7:.W37];&quot;C&quot;)" office:value-type="float" office:value="0" calcext:value-type="float">
            <text:p>0</text:p>
          </table:table-cell>
          <table:table-cell table:style-name="ce121" table:formula="of:=COUNTIF([.D37:.W37];&quot;NC&quot;)" office:value-type="float" office:value="0" calcext:value-type="float">
            <text:p>0</text:p>
          </table:table-cell>
          <table:table-cell table:style-name="ce121" table:formula="of:=COUNTIF([.D37:.W37];&quot;NA&quot;)" office:value-type="float" office:value="0" calcext:value-type="float">
            <text:p>0</text:p>
          </table:table-cell>
          <table:table-cell table:style-name="ce121" table:formula="of:=COUNTIF([.D37:.W37];&quot;NT&quot;)" office:value-type="float" office:value="3" calcext:value-type="float">
            <text:p>3</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104" table:formula="of:=[Critères.$B33]" office:value-type="string" office:string-value="5.4" calcext:value-type="string">
            <text:p>5.4</text:p>
          </table:table-cell>
          <table:table-cell table:style-name="ce104"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P02.$E34]" office:value-type="string" office:string-value="N" calcext:value-type="string">
            <text:p>N</text:p>
          </table:table-cell>
          <table:table-cell table:formula="of:=[P03.$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4]" office:value-type="string" office:string-value="5.5" calcext:value-type="string">
            <text:p>5.5</text:p>
          </table:table-cell>
          <table:table-cell table:style-name="ce104"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P02.$D35]" office:value-type="string" office:string-value="NT" calcext:value-type="string">
            <text:p>NT</text:p>
          </table:table-cell>
          <table:table-cell table:formula="of:=[P03.$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8:.W38];&quot;C&quot;)" office:value-type="float" office:value="0" calcext:value-type="float">
            <text:p>0</text:p>
          </table:table-cell>
          <table:table-cell table:style-name="ce121" table:formula="of:=COUNTIF([.D38:.W38];&quot;NC&quot;)" office:value-type="float" office:value="0" calcext:value-type="float">
            <text:p>0</text:p>
          </table:table-cell>
          <table:table-cell table:style-name="ce121" table:formula="of:=COUNTIF([.D38:.W38];&quot;NA&quot;)" office:value-type="float" office:value="0" calcext:value-type="float">
            <text:p>0</text:p>
          </table:table-cell>
          <table:table-cell table:style-name="ce121" table:formula="of:=COUNTIF([.D38:.W38];&quot;NT&quot;)" office:value-type="float" office:value="3" calcext:value-type="float">
            <text:p>3</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104" table:formula="of:=[Critères.$B34]" office:value-type="string" office:string-value="5.5" calcext:value-type="string">
            <text:p>5.5</text:p>
          </table:table-cell>
          <table:table-cell table:style-name="ce104"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P02.$E35]" office:value-type="string" office:string-value="N" calcext:value-type="string">
            <text:p>N</text:p>
          </table:table-cell>
          <table:table-cell table:formula="of:=[P03.$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5]" office:value-type="string" office:string-value="5.6" calcext:value-type="string">
            <text:p>5.6</text:p>
          </table:table-cell>
          <table:table-cell table:style-name="ce104"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P02.$D36]" office:value-type="string" office:string-value="NT" calcext:value-type="string">
            <text:p>NT</text:p>
          </table:table-cell>
          <table:table-cell table:formula="of:=[P03.$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9:.W39];&quot;C&quot;)" office:value-type="float" office:value="0" calcext:value-type="float">
            <text:p>0</text:p>
          </table:table-cell>
          <table:table-cell table:style-name="ce121" table:formula="of:=COUNTIF([.D39:.W39];&quot;NC&quot;)" office:value-type="float" office:value="0" calcext:value-type="float">
            <text:p>0</text:p>
          </table:table-cell>
          <table:table-cell table:style-name="ce121" table:formula="of:=COUNTIF([.D39:.W39];&quot;NA&quot;)" office:value-type="float" office:value="0" calcext:value-type="float">
            <text:p>0</text:p>
          </table:table-cell>
          <table:table-cell table:style-name="ce121" table:formula="of:=COUNTIF([.D39:.W39];&quot;NT&quot;)" office:value-type="float" office:value="3" calcext:value-type="float">
            <text:p>3</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104" table:formula="of:=[Critères.$B35]" office:value-type="string" office:string-value="5.6" calcext:value-type="string">
            <text:p>5.6</text:p>
          </table:table-cell>
          <table:table-cell table:style-name="ce104"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P02.$E36]" office:value-type="string" office:string-value="N" calcext:value-type="string">
            <text:p>N</text:p>
          </table:table-cell>
          <table:table-cell table:formula="of:=[P03.$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6]" office:value-type="string" office:string-value="5.7" calcext:value-type="string">
            <text:p>5.7</text:p>
          </table:table-cell>
          <table:table-cell table:style-name="ce104"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P02.$D37]" office:value-type="string" office:string-value="NT" calcext:value-type="string">
            <text:p>NT</text:p>
          </table:table-cell>
          <table:table-cell table:formula="of:=[P03.$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0:.W40];&quot;C&quot;)" office:value-type="float" office:value="0" calcext:value-type="float">
            <text:p>0</text:p>
          </table:table-cell>
          <table:table-cell table:style-name="ce121" table:formula="of:=COUNTIF([.D40:.W40];&quot;NC&quot;)" office:value-type="float" office:value="0" calcext:value-type="float">
            <text:p>0</text:p>
          </table:table-cell>
          <table:table-cell table:style-name="ce121" table:formula="of:=COUNTIF([.D40:.W40];&quot;NA&quot;)" office:value-type="float" office:value="0" calcext:value-type="float">
            <text:p>0</text:p>
          </table:table-cell>
          <table:table-cell table:style-name="ce121" table:formula="of:=COUNTIF([.D40:.W40];&quot;NT&quot;)" office:value-type="float" office:value="3" calcext:value-type="float">
            <text:p>3</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104" table:formula="of:=[Critères.$B36]" office:value-type="string" office:string-value="5.7" calcext:value-type="string">
            <text:p>5.7</text:p>
          </table:table-cell>
          <table:table-cell table:style-name="ce104"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P02.$E37]" office:value-type="string" office:string-value="N" calcext:value-type="string">
            <text:p>N</text:p>
          </table:table-cell>
          <table:table-cell table:formula="of:=[P03.$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7]" office:value-type="string" office:string-value="5.8" calcext:value-type="string">
            <text:p>5.8</text:p>
          </table:table-cell>
          <table:table-cell table:style-name="ce104"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P02.$D38]" office:value-type="string" office:string-value="NT" calcext:value-type="string">
            <text:p>NT</text:p>
          </table:table-cell>
          <table:table-cell table:formula="of:=[P03.$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1:.W41];&quot;C&quot;)" office:value-type="float" office:value="0" calcext:value-type="float">
            <text:p>0</text:p>
          </table:table-cell>
          <table:table-cell table:style-name="ce121" table:formula="of:=COUNTIF([.D41:.W41];&quot;NC&quot;)" office:value-type="float" office:value="0" calcext:value-type="float">
            <text:p>0</text:p>
          </table:table-cell>
          <table:table-cell table:style-name="ce121" table:formula="of:=COUNTIF([.D41:.W41];&quot;NA&quot;)" office:value-type="float" office:value="0" calcext:value-type="float">
            <text:p>0</text:p>
          </table:table-cell>
          <table:table-cell table:style-name="ce121" table:formula="of:=COUNTIF([.D41:.W41];&quot;NT&quot;)" office:value-type="float" office:value="3" calcext:value-type="float">
            <text:p>3</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104" table:formula="of:=[Critères.$B37]" office:value-type="string" office:string-value="5.8" calcext:value-type="string">
            <text:p>5.8</text:p>
          </table:table-cell>
          <table:table-cell table:style-name="ce104"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P02.$E38]" office:value-type="string" office:string-value="N" calcext:value-type="string">
            <text:p>N</text:p>
          </table:table-cell>
          <table:table-cell table:formula="of:=[P03.$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1:.AY4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4:.X41])" office:value-type="float" office:value="0" calcext:value-type="float">
            <text:p>0</text:p>
          </table:table-cell>
          <table:table-cell table:style-name="ce123" table:formula="of:=SUM([.Y34:.Y41])" office:value-type="float" office:value="0" calcext:value-type="float">
            <text:p>0</text:p>
          </table:table-cell>
          <table:table-cell table:style-name="ce123" table:formula="of:=SUM([.Z34:.Z41])" office:value-type="float" office:value="0" calcext:value-type="float">
            <text:p>0</text:p>
          </table:table-cell>
          <table:table-cell table:style-name="ce123" table:formula="of:=SUM([.AA34:.AA41])" office:value-type="float" office:value="24" calcext:value-type="float">
            <text:p>24</text:p>
          </table:table-cell>
          <table:table-cell/>
          <table:table-cell table:style-name="ce116"/>
          <table:table-cell table:style-name="ce117" table:number-columns-repeated="22"/>
          <table:table-cell table:style-name="ce123"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04" table:formula="of:=[Critères.$B38]" office:value-type="string" office:string-value="6.1" calcext:value-type="string">
            <text:p>6.1</text:p>
          </table:table-cell>
          <table:table-cell table:style-name="ce104"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P02.$D39]" office:value-type="string" office:string-value="NT" calcext:value-type="string">
            <text:p>NT</text:p>
          </table:table-cell>
          <table:table-cell table:formula="of:=[P03.$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3:.W43];&quot;C&quot;)" office:value-type="float" office:value="0" calcext:value-type="float">
            <text:p>0</text:p>
          </table:table-cell>
          <table:table-cell table:style-name="ce121" table:formula="of:=COUNTIF([.D43:.W43];&quot;NC&quot;)" office:value-type="float" office:value="0" calcext:value-type="float">
            <text:p>0</text:p>
          </table:table-cell>
          <table:table-cell table:style-name="ce121" table:formula="of:=COUNTIF([.D43:.W43];&quot;NA&quot;)" office:value-type="float" office:value="0" calcext:value-type="float">
            <text:p>0</text:p>
          </table:table-cell>
          <table:table-cell table:style-name="ce121" table:formula="of:=COUNTIF([.D43:.W43];&quot;NT&quot;)" office:value-type="float" office:value="3" calcext:value-type="float">
            <text:p>3</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104" table:formula="of:=[Critères.$B38]" office:value-type="string" office:string-value="6.1" calcext:value-type="string">
            <text:p>6.1</text:p>
          </table:table-cell>
          <table:table-cell table:style-name="ce104"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P02.$E39]" office:value-type="string" office:string-value="N" calcext:value-type="string">
            <text:p>N</text:p>
          </table:table-cell>
          <table:table-cell table:formula="of:=[P03.$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04" table:formula="of:=[Critères.$B39]" office:value-type="string" office:string-value="6.2" calcext:value-type="string">
            <text:p>6.2</text:p>
          </table:table-cell>
          <table:table-cell table:style-name="ce104"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P02.$D40]" office:value-type="string" office:string-value="NT" calcext:value-type="string">
            <text:p>NT</text:p>
          </table:table-cell>
          <table:table-cell table:formula="of:=[P03.$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4:.W44];&quot;C&quot;)" office:value-type="float" office:value="0" calcext:value-type="float">
            <text:p>0</text:p>
          </table:table-cell>
          <table:table-cell table:style-name="ce121" table:formula="of:=COUNTIF([.D44:.W44];&quot;NC&quot;)" office:value-type="float" office:value="0" calcext:value-type="float">
            <text:p>0</text:p>
          </table:table-cell>
          <table:table-cell table:style-name="ce121" table:formula="of:=COUNTIF([.D44:.W44];&quot;NA&quot;)" office:value-type="float" office:value="0" calcext:value-type="float">
            <text:p>0</text:p>
          </table:table-cell>
          <table:table-cell table:style-name="ce121" table:formula="of:=COUNTIF([.D44:.W44];&quot;NT&quot;)" office:value-type="float" office:value="3" calcext:value-type="float">
            <text:p>3</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104" table:formula="of:=[Critères.$B39]" office:value-type="string" office:string-value="6.2" calcext:value-type="string">
            <text:p>6.2</text:p>
          </table:table-cell>
          <table:table-cell table:style-name="ce104"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P02.$E40]" office:value-type="string" office:string-value="N" calcext:value-type="string">
            <text:p>N</text:p>
          </table:table-cell>
          <table:table-cell table:formula="of:=[P03.$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4:.AY4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43:.X44])" office:value-type="float" office:value="0" calcext:value-type="float">
            <text:p>0</text:p>
          </table:table-cell>
          <table:table-cell table:style-name="ce123" table:formula="of:=SUM([.Y43:.Y44])" office:value-type="float" office:value="0" calcext:value-type="float">
            <text:p>0</text:p>
          </table:table-cell>
          <table:table-cell table:style-name="ce123" table:formula="of:=SUM([.Z43:.Z44])" office:value-type="float" office:value="0" calcext:value-type="float">
            <text:p>0</text:p>
          </table:table-cell>
          <table:table-cell table:style-name="ce123" table:formula="of:=SUM([.AA43:.AA44])" office:value-type="float" office:value="6" calcext:value-type="float">
            <text:p>6</text:p>
          </table:table-cell>
          <table:table-cell/>
          <table:table-cell table:style-name="ce116"/>
          <table:table-cell table:style-name="ce117" table:number-columns-repeated="22"/>
          <table:table-cell table:style-name="ce123"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0]" office:value-type="string" office:string-value="7.1" calcext:value-type="string">
            <text:p>7.1</text:p>
          </table:table-cell>
          <table:table-cell table:style-name="ce104"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P02.$D41]" office:value-type="string" office:string-value="NT" calcext:value-type="string">
            <text:p>NT</text:p>
          </table:table-cell>
          <table:table-cell table:formula="of:=[P03.$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6:.W46];&quot;C&quot;)" office:value-type="float" office:value="0" calcext:value-type="float">
            <text:p>0</text:p>
          </table:table-cell>
          <table:table-cell table:style-name="ce121" table:formula="of:=COUNTIF([.D46:.W46];&quot;NC&quot;)" office:value-type="float" office:value="0" calcext:value-type="float">
            <text:p>0</text:p>
          </table:table-cell>
          <table:table-cell table:style-name="ce121" table:formula="of:=COUNTIF([.D46:.W46];&quot;NA&quot;)" office:value-type="float" office:value="0" calcext:value-type="float">
            <text:p>0</text:p>
          </table:table-cell>
          <table:table-cell table:style-name="ce121" table:formula="of:=COUNTIF([.D46:.W46];&quot;NT&quot;)" office:value-type="float" office:value="3" calcext:value-type="float">
            <text:p>3</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104" table:formula="of:=[Critères.$B40]" office:value-type="string" office:string-value="7.1" calcext:value-type="string">
            <text:p>7.1</text:p>
          </table:table-cell>
          <table:table-cell table:style-name="ce104"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P02.$E41]" office:value-type="string" office:string-value="N" calcext:value-type="string">
            <text:p>N</text:p>
          </table:table-cell>
          <table:table-cell table:formula="of:=[P03.$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1]" office:value-type="string" office:string-value="7.2" calcext:value-type="string">
            <text:p>7.2</text:p>
          </table:table-cell>
          <table:table-cell table:style-name="ce104"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P02.$D42]" office:value-type="string" office:string-value="NT" calcext:value-type="string">
            <text:p>NT</text:p>
          </table:table-cell>
          <table:table-cell table:formula="of:=[P03.$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7:.W47];&quot;C&quot;)" office:value-type="float" office:value="0" calcext:value-type="float">
            <text:p>0</text:p>
          </table:table-cell>
          <table:table-cell table:style-name="ce121" table:formula="of:=COUNTIF([.D47:.W47];&quot;NC&quot;)" office:value-type="float" office:value="0" calcext:value-type="float">
            <text:p>0</text:p>
          </table:table-cell>
          <table:table-cell table:style-name="ce121" table:formula="of:=COUNTIF([.D47:.W47];&quot;NA&quot;)" office:value-type="float" office:value="0" calcext:value-type="float">
            <text:p>0</text:p>
          </table:table-cell>
          <table:table-cell table:style-name="ce121" table:formula="of:=COUNTIF([.D47:.W47];&quot;NT&quot;)" office:value-type="float" office:value="3" calcext:value-type="float">
            <text:p>3</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104" table:formula="of:=[Critères.$B41]" office:value-type="string" office:string-value="7.2" calcext:value-type="string">
            <text:p>7.2</text:p>
          </table:table-cell>
          <table:table-cell table:style-name="ce104"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P02.$E42]" office:value-type="string" office:string-value="N" calcext:value-type="string">
            <text:p>N</text:p>
          </table:table-cell>
          <table:table-cell table:formula="of:=[P03.$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2]" office:value-type="string" office:string-value="7.3" calcext:value-type="string">
            <text:p>7.3</text:p>
          </table:table-cell>
          <table:table-cell table:style-name="ce104"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P02.$D43]" office:value-type="string" office:string-value="NT" calcext:value-type="string">
            <text:p>NT</text:p>
          </table:table-cell>
          <table:table-cell table:formula="of:=[P03.$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8:.W48];&quot;C&quot;)" office:value-type="float" office:value="0" calcext:value-type="float">
            <text:p>0</text:p>
          </table:table-cell>
          <table:table-cell table:style-name="ce121" table:formula="of:=COUNTIF([.D48:.W48];&quot;NC&quot;)" office:value-type="float" office:value="0" calcext:value-type="float">
            <text:p>0</text:p>
          </table:table-cell>
          <table:table-cell table:style-name="ce121" table:formula="of:=COUNTIF([.D48:.W48];&quot;NA&quot;)" office:value-type="float" office:value="0" calcext:value-type="float">
            <text:p>0</text:p>
          </table:table-cell>
          <table:table-cell table:style-name="ce121" table:formula="of:=COUNTIF([.D48:.W48];&quot;NT&quot;)" office:value-type="float" office:value="3" calcext:value-type="float">
            <text:p>3</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104" table:formula="of:=[Critères.$B42]" office:value-type="string" office:string-value="7.3" calcext:value-type="string">
            <text:p>7.3</text:p>
          </table:table-cell>
          <table:table-cell table:style-name="ce104"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P02.$E43]" office:value-type="string" office:string-value="N" calcext:value-type="string">
            <text:p>N</text:p>
          </table:table-cell>
          <table:table-cell table:formula="of:=[P03.$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3]" office:value-type="string" office:string-value="7.4" calcext:value-type="string">
            <text:p>7.4</text:p>
          </table:table-cell>
          <table:table-cell table:style-name="ce104"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P02.$D44]" office:value-type="string" office:string-value="NT" calcext:value-type="string">
            <text:p>NT</text:p>
          </table:table-cell>
          <table:table-cell table:formula="of:=[P03.$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9:.W49];&quot;C&quot;)" office:value-type="float" office:value="0" calcext:value-type="float">
            <text:p>0</text:p>
          </table:table-cell>
          <table:table-cell table:style-name="ce121" table:formula="of:=COUNTIF([.D49:.W49];&quot;NC&quot;)" office:value-type="float" office:value="0" calcext:value-type="float">
            <text:p>0</text:p>
          </table:table-cell>
          <table:table-cell table:style-name="ce121" table:formula="of:=COUNTIF([.D49:.W49];&quot;NA&quot;)" office:value-type="float" office:value="0" calcext:value-type="float">
            <text:p>0</text:p>
          </table:table-cell>
          <table:table-cell table:style-name="ce121" table:formula="of:=COUNTIF([.D49:.W49];&quot;NT&quot;)" office:value-type="float" office:value="3" calcext:value-type="float">
            <text:p>3</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104" table:formula="of:=[Critères.$B43]" office:value-type="string" office:string-value="7.4" calcext:value-type="string">
            <text:p>7.4</text:p>
          </table:table-cell>
          <table:table-cell table:style-name="ce104"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P02.$E44]" office:value-type="string" office:string-value="N" calcext:value-type="string">
            <text:p>N</text:p>
          </table:table-cell>
          <table:table-cell table:formula="of:=[P03.$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4]" office:value-type="string" office:string-value="7.5" calcext:value-type="string">
            <text:p>7.5</text:p>
          </table:table-cell>
          <table:table-cell table:style-name="ce104"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P02.$D45]" office:value-type="string" office:string-value="NT" calcext:value-type="string">
            <text:p>NT</text:p>
          </table:table-cell>
          <table:table-cell table:formula="of:=[P03.$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0:.W50];&quot;C&quot;)" office:value-type="float" office:value="0" calcext:value-type="float">
            <text:p>0</text:p>
          </table:table-cell>
          <table:table-cell table:style-name="ce121" table:formula="of:=COUNTIF([.D50:.W50];&quot;NC&quot;)" office:value-type="float" office:value="0" calcext:value-type="float">
            <text:p>0</text:p>
          </table:table-cell>
          <table:table-cell table:style-name="ce121" table:formula="of:=COUNTIF([.D50:.W50];&quot;NA&quot;)" office:value-type="float" office:value="0" calcext:value-type="float">
            <text:p>0</text:p>
          </table:table-cell>
          <table:table-cell table:style-name="ce121" table:formula="of:=COUNTIF([.D50:.W50];&quot;NT&quot;)" office:value-type="float" office:value="3" calcext:value-type="float">
            <text:p>3</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104" table:formula="of:=[Critères.$B44]" office:value-type="string" office:string-value="7.5" calcext:value-type="string">
            <text:p>7.5</text:p>
          </table:table-cell>
          <table:table-cell table:style-name="ce104"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P02.$E45]" office:value-type="string" office:string-value="N" calcext:value-type="string">
            <text:p>N</text:p>
          </table:table-cell>
          <table:table-cell table:formula="of:=[P03.$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0:.AY5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4" table:formula="of:=SUM([.X46:.X50])" office:value-type="float" office:value="0" calcext:value-type="float">
            <text:p>0</text:p>
          </table:table-cell>
          <table:table-cell table:style-name="ce124" table:formula="of:=SUM([.Y46:.Y50])" office:value-type="float" office:value="0" calcext:value-type="float">
            <text:p>0</text:p>
          </table:table-cell>
          <table:table-cell table:style-name="ce124" table:formula="of:=SUM([.Z46:.Z50])" office:value-type="float" office:value="0" calcext:value-type="float">
            <text:p>0</text:p>
          </table:table-cell>
          <table:table-cell table:style-name="ce124" table:formula="of:=SUM([.AA46:.AA50])" office:value-type="float" office:value="15" calcext:value-type="float">
            <text:p>15</text:p>
          </table:table-cell>
          <table:table-cell/>
          <table:table-cell table:style-name="ce116"/>
          <table:table-cell table:style-name="ce117" table:number-columns-repeated="22"/>
          <table:table-cell table:style-name="ce124"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5]" office:value-type="string" office:string-value="8.1" calcext:value-type="string">
            <text:p>8.1</text:p>
          </table:table-cell>
          <table:table-cell table:style-name="ce104"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P02.$D46]" office:value-type="string" office:string-value="NT" calcext:value-type="string">
            <text:p>NT</text:p>
          </table:table-cell>
          <table:table-cell table:formula="of:=[P03.$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2:.W52];&quot;C&quot;)" office:value-type="float" office:value="0" calcext:value-type="float">
            <text:p>0</text:p>
          </table:table-cell>
          <table:table-cell table:style-name="ce121" table:formula="of:=COUNTIF([.D52:.W52];&quot;NC&quot;)" office:value-type="float" office:value="0" calcext:value-type="float">
            <text:p>0</text:p>
          </table:table-cell>
          <table:table-cell table:style-name="ce121" table:formula="of:=COUNTIF([.D52:.W52];&quot;NA&quot;)" office:value-type="float" office:value="0" calcext:value-type="float">
            <text:p>0</text:p>
          </table:table-cell>
          <table:table-cell table:style-name="ce121" table:formula="of:=COUNTIF([.D52:.W52];&quot;NT&quot;)" office:value-type="float" office:value="3" calcext:value-type="float">
            <text:p>3</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104" table:formula="of:=[Critères.$B45]" office:value-type="string" office:string-value="8.1" calcext:value-type="string">
            <text:p>8.1</text:p>
          </table:table-cell>
          <table:table-cell table:style-name="ce104"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P02.$E46]" office:value-type="string" office:string-value="N" calcext:value-type="string">
            <text:p>N</text:p>
          </table:table-cell>
          <table:table-cell table:formula="of:=[P03.$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6]" office:value-type="string" office:string-value="8.2" calcext:value-type="string">
            <text:p>8.2</text:p>
          </table:table-cell>
          <table:table-cell table:style-name="ce104"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P02.$D47]" office:value-type="string" office:string-value="NT" calcext:value-type="string">
            <text:p>NT</text:p>
          </table:table-cell>
          <table:table-cell table:formula="of:=[P03.$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3:.W53];&quot;C&quot;)" office:value-type="float" office:value="0" calcext:value-type="float">
            <text:p>0</text:p>
          </table:table-cell>
          <table:table-cell table:style-name="ce121" table:formula="of:=COUNTIF([.D53:.W53];&quot;NC&quot;)" office:value-type="float" office:value="0" calcext:value-type="float">
            <text:p>0</text:p>
          </table:table-cell>
          <table:table-cell table:style-name="ce121" table:formula="of:=COUNTIF([.D53:.W53];&quot;NA&quot;)" office:value-type="float" office:value="0" calcext:value-type="float">
            <text:p>0</text:p>
          </table:table-cell>
          <table:table-cell table:style-name="ce121" table:formula="of:=COUNTIF([.D53:.W53];&quot;NT&quot;)" office:value-type="float" office:value="3" calcext:value-type="float">
            <text:p>3</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104" table:formula="of:=[Critères.$B46]" office:value-type="string" office:string-value="8.2" calcext:value-type="string">
            <text:p>8.2</text:p>
          </table:table-cell>
          <table:table-cell table:style-name="ce104"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P02.$E47]" office:value-type="string" office:string-value="N" calcext:value-type="string">
            <text:p>N</text:p>
          </table:table-cell>
          <table:table-cell table:formula="of:=[P03.$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7]" office:value-type="string" office:string-value="8.3" calcext:value-type="string">
            <text:p>8.3</text:p>
          </table:table-cell>
          <table:table-cell table:style-name="ce104"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P02.$D48]" office:value-type="string" office:string-value="NT" calcext:value-type="string">
            <text:p>NT</text:p>
          </table:table-cell>
          <table:table-cell table:formula="of:=[P03.$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4:.W54];&quot;C&quot;)" office:value-type="float" office:value="0" calcext:value-type="float">
            <text:p>0</text:p>
          </table:table-cell>
          <table:table-cell table:style-name="ce121" table:formula="of:=COUNTIF([.D54:.W54];&quot;NC&quot;)" office:value-type="float" office:value="0" calcext:value-type="float">
            <text:p>0</text:p>
          </table:table-cell>
          <table:table-cell table:style-name="ce121" table:formula="of:=COUNTIF([.D54:.W54];&quot;NA&quot;)" office:value-type="float" office:value="0" calcext:value-type="float">
            <text:p>0</text:p>
          </table:table-cell>
          <table:table-cell table:style-name="ce121" table:formula="of:=COUNTIF([.D54:.W54];&quot;NT&quot;)" office:value-type="float" office:value="3" calcext:value-type="float">
            <text:p>3</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104" table:formula="of:=[Critères.$B47]" office:value-type="string" office:string-value="8.3" calcext:value-type="string">
            <text:p>8.3</text:p>
          </table:table-cell>
          <table:table-cell table:style-name="ce104"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P02.$E48]" office:value-type="string" office:string-value="N" calcext:value-type="string">
            <text:p>N</text:p>
          </table:table-cell>
          <table:table-cell table:formula="of:=[P03.$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8]" office:value-type="string" office:string-value="8.4" calcext:value-type="string">
            <text:p>8.4</text:p>
          </table:table-cell>
          <table:table-cell table:style-name="ce104"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P02.$D49]" office:value-type="string" office:string-value="NT" calcext:value-type="string">
            <text:p>NT</text:p>
          </table:table-cell>
          <table:table-cell table:formula="of:=[P03.$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5:.W55];&quot;C&quot;)" office:value-type="float" office:value="0" calcext:value-type="float">
            <text:p>0</text:p>
          </table:table-cell>
          <table:table-cell table:style-name="ce121" table:formula="of:=COUNTIF([.D55:.W55];&quot;NC&quot;)" office:value-type="float" office:value="0" calcext:value-type="float">
            <text:p>0</text:p>
          </table:table-cell>
          <table:table-cell table:style-name="ce121" table:formula="of:=COUNTIF([.D55:.W55];&quot;NA&quot;)" office:value-type="float" office:value="0" calcext:value-type="float">
            <text:p>0</text:p>
          </table:table-cell>
          <table:table-cell table:style-name="ce121" table:formula="of:=COUNTIF([.D55:.W55];&quot;NT&quot;)" office:value-type="float" office:value="3" calcext:value-type="float">
            <text:p>3</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104" table:formula="of:=[Critères.$B48]" office:value-type="string" office:string-value="8.4" calcext:value-type="string">
            <text:p>8.4</text:p>
          </table:table-cell>
          <table:table-cell table:style-name="ce104"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P02.$E49]" office:value-type="string" office:string-value="N" calcext:value-type="string">
            <text:p>N</text:p>
          </table:table-cell>
          <table:table-cell table:formula="of:=[P03.$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9]" office:value-type="string" office:string-value="8.5" calcext:value-type="string">
            <text:p>8.5</text:p>
          </table:table-cell>
          <table:table-cell table:style-name="ce104"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P02.$D50]" office:value-type="string" office:string-value="NT" calcext:value-type="string">
            <text:p>NT</text:p>
          </table:table-cell>
          <table:table-cell table:formula="of:=[P03.$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6:.W56];&quot;C&quot;)" office:value-type="float" office:value="0" calcext:value-type="float">
            <text:p>0</text:p>
          </table:table-cell>
          <table:table-cell table:style-name="ce121" table:formula="of:=COUNTIF([.D56:.W56];&quot;NC&quot;)" office:value-type="float" office:value="0" calcext:value-type="float">
            <text:p>0</text:p>
          </table:table-cell>
          <table:table-cell table:style-name="ce121" table:formula="of:=COUNTIF([.D56:.W56];&quot;NA&quot;)" office:value-type="float" office:value="0" calcext:value-type="float">
            <text:p>0</text:p>
          </table:table-cell>
          <table:table-cell table:style-name="ce121" table:formula="of:=COUNTIF([.D56:.W56];&quot;NT&quot;)" office:value-type="float" office:value="3" calcext:value-type="float">
            <text:p>3</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104" table:formula="of:=[Critères.$B49]" office:value-type="string" office:string-value="8.5" calcext:value-type="string">
            <text:p>8.5</text:p>
          </table:table-cell>
          <table:table-cell table:style-name="ce104"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P02.$E50]" office:value-type="string" office:string-value="N" calcext:value-type="string">
            <text:p>N</text:p>
          </table:table-cell>
          <table:table-cell table:formula="of:=[P03.$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0]" office:value-type="string" office:string-value="8.6" calcext:value-type="string">
            <text:p>8.6</text:p>
          </table:table-cell>
          <table:table-cell table:style-name="ce104"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P02.$D51]" office:value-type="string" office:string-value="NT" calcext:value-type="string">
            <text:p>NT</text:p>
          </table:table-cell>
          <table:table-cell table:formula="of:=[P03.$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7:.W57];&quot;C&quot;)" office:value-type="float" office:value="0" calcext:value-type="float">
            <text:p>0</text:p>
          </table:table-cell>
          <table:table-cell table:style-name="ce121" table:formula="of:=COUNTIF([.D57:.W57];&quot;NC&quot;)" office:value-type="float" office:value="0" calcext:value-type="float">
            <text:p>0</text:p>
          </table:table-cell>
          <table:table-cell table:style-name="ce121" table:formula="of:=COUNTIF([.D57:.W57];&quot;NA&quot;)" office:value-type="float" office:value="0" calcext:value-type="float">
            <text:p>0</text:p>
          </table:table-cell>
          <table:table-cell table:style-name="ce121" table:formula="of:=COUNTIF([.D57:.W57];&quot;NT&quot;)" office:value-type="float" office:value="3" calcext:value-type="float">
            <text:p>3</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104" table:formula="of:=[Critères.$B50]" office:value-type="string" office:string-value="8.6" calcext:value-type="string">
            <text:p>8.6</text:p>
          </table:table-cell>
          <table:table-cell table:style-name="ce104"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P02.$E51]" office:value-type="string" office:string-value="N" calcext:value-type="string">
            <text:p>N</text:p>
          </table:table-cell>
          <table:table-cell table:formula="of:=[P03.$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1]" office:value-type="string" office:string-value="8.7" calcext:value-type="string">
            <text:p>8.7</text:p>
          </table:table-cell>
          <table:table-cell table:style-name="ce104"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P02.$D52]" office:value-type="string" office:string-value="NT" calcext:value-type="string">
            <text:p>NT</text:p>
          </table:table-cell>
          <table:table-cell table:formula="of:=[P03.$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8:.W58];&quot;C&quot;)" office:value-type="float" office:value="0" calcext:value-type="float">
            <text:p>0</text:p>
          </table:table-cell>
          <table:table-cell table:style-name="ce121" table:formula="of:=COUNTIF([.D58:.W58];&quot;NC&quot;)" office:value-type="float" office:value="0" calcext:value-type="float">
            <text:p>0</text:p>
          </table:table-cell>
          <table:table-cell table:style-name="ce121" table:formula="of:=COUNTIF([.D58:.W58];&quot;NA&quot;)" office:value-type="float" office:value="0" calcext:value-type="float">
            <text:p>0</text:p>
          </table:table-cell>
          <table:table-cell table:style-name="ce121" table:formula="of:=COUNTIF([.D58:.W58];&quot;NT&quot;)" office:value-type="float" office:value="3" calcext:value-type="float">
            <text:p>3</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104" table:formula="of:=[Critères.$B51]" office:value-type="string" office:string-value="8.7" calcext:value-type="string">
            <text:p>8.7</text:p>
          </table:table-cell>
          <table:table-cell table:style-name="ce104"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P02.$E52]" office:value-type="string" office:string-value="N" calcext:value-type="string">
            <text:p>N</text:p>
          </table:table-cell>
          <table:table-cell table:formula="of:=[P03.$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2]" office:value-type="string" office:string-value="8.8" calcext:value-type="string">
            <text:p>8.8</text:p>
          </table:table-cell>
          <table:table-cell table:style-name="ce104"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P02.$D53]" office:value-type="string" office:string-value="NT" calcext:value-type="string">
            <text:p>NT</text:p>
          </table:table-cell>
          <table:table-cell table:formula="of:=[P03.$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9:.W59];&quot;C&quot;)" office:value-type="float" office:value="0" calcext:value-type="float">
            <text:p>0</text:p>
          </table:table-cell>
          <table:table-cell table:style-name="ce121" table:formula="of:=COUNTIF([.D59:.W59];&quot;NC&quot;)" office:value-type="float" office:value="0" calcext:value-type="float">
            <text:p>0</text:p>
          </table:table-cell>
          <table:table-cell table:style-name="ce121" table:formula="of:=COUNTIF([.D59:.W59];&quot;NA&quot;)" office:value-type="float" office:value="0" calcext:value-type="float">
            <text:p>0</text:p>
          </table:table-cell>
          <table:table-cell table:style-name="ce121" table:formula="of:=COUNTIF([.D59:.W59];&quot;NT&quot;)" office:value-type="float" office:value="3" calcext:value-type="float">
            <text:p>3</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104" table:formula="of:=[Critères.$B52]" office:value-type="string" office:string-value="8.8" calcext:value-type="string">
            <text:p>8.8</text:p>
          </table:table-cell>
          <table:table-cell table:style-name="ce104"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P02.$E53]" office:value-type="string" office:string-value="N" calcext:value-type="string">
            <text:p>N</text:p>
          </table:table-cell>
          <table:table-cell table:formula="of:=[P03.$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3]" office:value-type="string" office:string-value="8.9" calcext:value-type="string">
            <text:p>8.9</text:p>
          </table:table-cell>
          <table:table-cell table:style-name="ce104"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P02.$D54]" office:value-type="string" office:string-value="NT" calcext:value-type="string">
            <text:p>NT</text:p>
          </table:table-cell>
          <table:table-cell table:formula="of:=[P03.$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0:.W60];&quot;C&quot;)" office:value-type="float" office:value="0" calcext:value-type="float">
            <text:p>0</text:p>
          </table:table-cell>
          <table:table-cell table:style-name="ce121" table:formula="of:=COUNTIF([.D60:.W60];&quot;NC&quot;)" office:value-type="float" office:value="0" calcext:value-type="float">
            <text:p>0</text:p>
          </table:table-cell>
          <table:table-cell table:style-name="ce121" table:formula="of:=COUNTIF([.D60:.W60];&quot;NA&quot;)" office:value-type="float" office:value="0" calcext:value-type="float">
            <text:p>0</text:p>
          </table:table-cell>
          <table:table-cell table:style-name="ce121" table:formula="of:=COUNTIF([.D60:.W60];&quot;NT&quot;)" office:value-type="float" office:value="3" calcext:value-type="float">
            <text:p>3</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104" table:formula="of:=[Critères.$B53]" office:value-type="string" office:string-value="8.9" calcext:value-type="string">
            <text:p>8.9</text:p>
          </table:table-cell>
          <table:table-cell table:style-name="ce104"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P02.$E54]" office:value-type="string" office:string-value="N" calcext:value-type="string">
            <text:p>N</text:p>
          </table:table-cell>
          <table:table-cell table:formula="of:=[P03.$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4]" office:value-type="string" office:string-value="8.10" calcext:value-type="string">
            <text:p>8.10</text:p>
          </table:table-cell>
          <table:table-cell table:style-name="ce104"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P02.$D55]" office:value-type="string" office:string-value="NT" calcext:value-type="string">
            <text:p>NT</text:p>
          </table:table-cell>
          <table:table-cell table:formula="of:=[P03.$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1:.W61];&quot;C&quot;)" office:value-type="float" office:value="0" calcext:value-type="float">
            <text:p>0</text:p>
          </table:table-cell>
          <table:table-cell table:style-name="ce121" table:formula="of:=COUNTIF([.D61:.W61];&quot;NC&quot;)" office:value-type="float" office:value="0" calcext:value-type="float">
            <text:p>0</text:p>
          </table:table-cell>
          <table:table-cell table:style-name="ce121" table:formula="of:=COUNTIF([.D61:.W61];&quot;NA&quot;)" office:value-type="float" office:value="0" calcext:value-type="float">
            <text:p>0</text:p>
          </table:table-cell>
          <table:table-cell table:style-name="ce121" table:formula="of:=COUNTIF([.D61:.W61];&quot;NT&quot;)" office:value-type="float" office:value="3" calcext:value-type="float">
            <text:p>3</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104" table:formula="of:=[Critères.$B54]" office:value-type="string" office:string-value="8.10" calcext:value-type="string">
            <text:p>8.10</text:p>
          </table:table-cell>
          <table:table-cell table:style-name="ce104"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P02.$E55]" office:value-type="string" office:string-value="N" calcext:value-type="string">
            <text:p>N</text:p>
          </table:table-cell>
          <table:table-cell table:formula="of:=[P03.$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1:.AY6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52:.X61])" office:value-type="float" office:value="0" calcext:value-type="float">
            <text:p>0</text:p>
          </table:table-cell>
          <table:table-cell table:style-name="ce123" table:formula="of:=SUM([.Y52:.Y61])" office:value-type="float" office:value="0" calcext:value-type="float">
            <text:p>0</text:p>
          </table:table-cell>
          <table:table-cell table:style-name="ce123" table:formula="of:=SUM([.Z52:.Z61])" office:value-type="float" office:value="0" calcext:value-type="float">
            <text:p>0</text:p>
          </table:table-cell>
          <table:table-cell table:style-name="ce123" table:formula="of:=SUM([.AA52:.AA61])" office:value-type="float" office:value="30" calcext:value-type="float">
            <text:p>30</text:p>
          </table:table-cell>
          <table:table-cell/>
          <table:table-cell table:style-name="ce116"/>
          <table:table-cell table:style-name="ce117" table:number-columns-repeated="22"/>
          <table:table-cell table:style-name="ce123"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5]" office:value-type="string" office:string-value="9.1" calcext:value-type="string">
            <text:p>9.1</text:p>
          </table:table-cell>
          <table:table-cell table:style-name="ce104"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P02.$D56]" office:value-type="string" office:string-value="NT" calcext:value-type="string">
            <text:p>NT</text:p>
          </table:table-cell>
          <table:table-cell table:formula="of:=[P03.$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3:.W63];&quot;C&quot;)" office:value-type="float" office:value="0" calcext:value-type="float">
            <text:p>0</text:p>
          </table:table-cell>
          <table:table-cell table:style-name="ce121" table:formula="of:=COUNTIF([.D63:.W63];&quot;NC&quot;)" office:value-type="float" office:value="0" calcext:value-type="float">
            <text:p>0</text:p>
          </table:table-cell>
          <table:table-cell table:style-name="ce121" table:formula="of:=COUNTIF([.D63:.W63];&quot;NA&quot;)" office:value-type="float" office:value="0" calcext:value-type="float">
            <text:p>0</text:p>
          </table:table-cell>
          <table:table-cell table:style-name="ce121" table:formula="of:=COUNTIF([.D63:.W63];&quot;NT&quot;)" office:value-type="float" office:value="3" calcext:value-type="float">
            <text:p>3</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104" table:formula="of:=[Critères.$B55]" office:value-type="string" office:string-value="9.1" calcext:value-type="string">
            <text:p>9.1</text:p>
          </table:table-cell>
          <table:table-cell table:style-name="ce104"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P02.$E56]" office:value-type="string" office:string-value="N" calcext:value-type="string">
            <text:p>N</text:p>
          </table:table-cell>
          <table:table-cell table:formula="of:=[P03.$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6]" office:value-type="string" office:string-value="9.2" calcext:value-type="string">
            <text:p>9.2</text:p>
          </table:table-cell>
          <table:table-cell table:style-name="ce104"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P02.$D57]" office:value-type="string" office:string-value="NT" calcext:value-type="string">
            <text:p>NT</text:p>
          </table:table-cell>
          <table:table-cell table:formula="of:=[P03.$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4:.W64];&quot;C&quot;)" office:value-type="float" office:value="0" calcext:value-type="float">
            <text:p>0</text:p>
          </table:table-cell>
          <table:table-cell table:style-name="ce121" table:formula="of:=COUNTIF([.D64:.W64];&quot;NC&quot;)" office:value-type="float" office:value="0" calcext:value-type="float">
            <text:p>0</text:p>
          </table:table-cell>
          <table:table-cell table:style-name="ce121" table:formula="of:=COUNTIF([.D64:.W64];&quot;NA&quot;)" office:value-type="float" office:value="0" calcext:value-type="float">
            <text:p>0</text:p>
          </table:table-cell>
          <table:table-cell table:style-name="ce121" table:formula="of:=COUNTIF([.D64:.W64];&quot;NT&quot;)" office:value-type="float" office:value="3" calcext:value-type="float">
            <text:p>3</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104" table:formula="of:=[Critères.$B56]" office:value-type="string" office:string-value="9.2" calcext:value-type="string">
            <text:p>9.2</text:p>
          </table:table-cell>
          <table:table-cell table:style-name="ce104"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P02.$E57]" office:value-type="string" office:string-value="N" calcext:value-type="string">
            <text:p>N</text:p>
          </table:table-cell>
          <table:table-cell table:formula="of:=[P03.$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7]" office:value-type="string" office:string-value="9.3" calcext:value-type="string">
            <text:p>9.3</text:p>
          </table:table-cell>
          <table:table-cell table:style-name="ce104"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P02.$D58]" office:value-type="string" office:string-value="NT" calcext:value-type="string">
            <text:p>NT</text:p>
          </table:table-cell>
          <table:table-cell table:formula="of:=[P03.$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5:.W65];&quot;C&quot;)" office:value-type="float" office:value="0" calcext:value-type="float">
            <text:p>0</text:p>
          </table:table-cell>
          <table:table-cell table:style-name="ce121" table:formula="of:=COUNTIF([.D65:.W65];&quot;NC&quot;)" office:value-type="float" office:value="0" calcext:value-type="float">
            <text:p>0</text:p>
          </table:table-cell>
          <table:table-cell table:style-name="ce121" table:formula="of:=COUNTIF([.D65:.W65];&quot;NA&quot;)" office:value-type="float" office:value="0" calcext:value-type="float">
            <text:p>0</text:p>
          </table:table-cell>
          <table:table-cell table:style-name="ce121" table:formula="of:=COUNTIF([.D65:.W65];&quot;NT&quot;)" office:value-type="float" office:value="3" calcext:value-type="float">
            <text:p>3</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104" table:formula="of:=[Critères.$B57]" office:value-type="string" office:string-value="9.3" calcext:value-type="string">
            <text:p>9.3</text:p>
          </table:table-cell>
          <table:table-cell table:style-name="ce104"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P02.$E58]" office:value-type="string" office:string-value="N" calcext:value-type="string">
            <text:p>N</text:p>
          </table:table-cell>
          <table:table-cell table:formula="of:=[P03.$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8]" office:value-type="string" office:string-value="9.4" calcext:value-type="string">
            <text:p>9.4</text:p>
          </table:table-cell>
          <table:table-cell table:style-name="ce104"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P02.$D59]" office:value-type="string" office:string-value="NT" calcext:value-type="string">
            <text:p>NT</text:p>
          </table:table-cell>
          <table:table-cell table:formula="of:=[P03.$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6:.W66];&quot;C&quot;)" office:value-type="float" office:value="0" calcext:value-type="float">
            <text:p>0</text:p>
          </table:table-cell>
          <table:table-cell table:style-name="ce121" table:formula="of:=COUNTIF([.D66:.W66];&quot;NC&quot;)" office:value-type="float" office:value="0" calcext:value-type="float">
            <text:p>0</text:p>
          </table:table-cell>
          <table:table-cell table:style-name="ce121" table:formula="of:=COUNTIF([.D66:.W66];&quot;NA&quot;)" office:value-type="float" office:value="0" calcext:value-type="float">
            <text:p>0</text:p>
          </table:table-cell>
          <table:table-cell table:style-name="ce121" table:formula="of:=COUNTIF([.D66:.W66];&quot;NT&quot;)" office:value-type="float" office:value="3" calcext:value-type="float">
            <text:p>3</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104" table:formula="of:=[Critères.$B58]" office:value-type="string" office:string-value="9.4" calcext:value-type="string">
            <text:p>9.4</text:p>
          </table:table-cell>
          <table:table-cell table:style-name="ce104"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P02.$E59]" office:value-type="string" office:string-value="N" calcext:value-type="string">
            <text:p>N</text:p>
          </table:table-cell>
          <table:table-cell table:formula="of:=[P03.$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6:.AY66];&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3:.X66])" office:value-type="float" office:value="0" calcext:value-type="float">
            <text:p>0</text:p>
          </table:table-cell>
          <table:table-cell table:style-name="ce123" table:formula="of:=SUM([.Y63:.Y66])" office:value-type="float" office:value="0" calcext:value-type="float">
            <text:p>0</text:p>
          </table:table-cell>
          <table:table-cell table:style-name="ce123" table:formula="of:=SUM([.Z63:.Z66])" office:value-type="float" office:value="0" calcext:value-type="float">
            <text:p>0</text:p>
          </table:table-cell>
          <table:table-cell table:style-name="ce123" table:formula="of:=SUM([.AA63:.AA66])" office:value-type="float" office:value="12" calcext:value-type="float">
            <text:p>12</text:p>
          </table:table-cell>
          <table:table-cell/>
          <table:table-cell table:style-name="ce116"/>
          <table:table-cell table:style-name="ce117" table:number-columns-repeated="22"/>
          <table:table-cell table:style-name="ce123"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59]" office:value-type="string" office:string-value="10.1" calcext:value-type="string">
            <text:p>10.1</text:p>
          </table:table-cell>
          <table:table-cell table:style-name="ce104"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P02.$D60]" office:value-type="string" office:string-value="NT" calcext:value-type="string">
            <text:p>NT</text:p>
          </table:table-cell>
          <table:table-cell table:formula="of:=[P03.$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8:.W68];&quot;C&quot;)" office:value-type="float" office:value="0" calcext:value-type="float">
            <text:p>0</text:p>
          </table:table-cell>
          <table:table-cell table:style-name="ce121" table:formula="of:=COUNTIF([.D68:.W68];&quot;NC&quot;)" office:value-type="float" office:value="0" calcext:value-type="float">
            <text:p>0</text:p>
          </table:table-cell>
          <table:table-cell table:style-name="ce121" table:formula="of:=COUNTIF([.D68:.W68];&quot;NA&quot;)" office:value-type="float" office:value="0" calcext:value-type="float">
            <text:p>0</text:p>
          </table:table-cell>
          <table:table-cell table:style-name="ce121" table:formula="of:=COUNTIF([.D68:.W68];&quot;NT&quot;)" office:value-type="float" office:value="3" calcext:value-type="float">
            <text:p>3</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104" table:formula="of:=[Critères.$B59]" office:value-type="string" office:string-value="10.1" calcext:value-type="string">
            <text:p>10.1</text:p>
          </table:table-cell>
          <table:table-cell table:style-name="ce104"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P02.$E60]" office:value-type="string" office:string-value="N" calcext:value-type="string">
            <text:p>N</text:p>
          </table:table-cell>
          <table:table-cell table:formula="of:=[P03.$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0]" office:value-type="string" office:string-value="10.2" calcext:value-type="string">
            <text:p>10.2</text:p>
          </table:table-cell>
          <table:table-cell table:style-name="ce104"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P02.$D61]" office:value-type="string" office:string-value="NT" calcext:value-type="string">
            <text:p>NT</text:p>
          </table:table-cell>
          <table:table-cell table:formula="of:=[P03.$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9:.W69];&quot;C&quot;)" office:value-type="float" office:value="0" calcext:value-type="float">
            <text:p>0</text:p>
          </table:table-cell>
          <table:table-cell table:style-name="ce121" table:formula="of:=COUNTIF([.D69:.W69];&quot;NC&quot;)" office:value-type="float" office:value="0" calcext:value-type="float">
            <text:p>0</text:p>
          </table:table-cell>
          <table:table-cell table:style-name="ce121" table:formula="of:=COUNTIF([.D69:.W69];&quot;NA&quot;)" office:value-type="float" office:value="0" calcext:value-type="float">
            <text:p>0</text:p>
          </table:table-cell>
          <table:table-cell table:style-name="ce121" table:formula="of:=COUNTIF([.D69:.W69];&quot;NT&quot;)" office:value-type="float" office:value="3" calcext:value-type="float">
            <text:p>3</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104" table:formula="of:=[Critères.$B60]" office:value-type="string" office:string-value="10.2" calcext:value-type="string">
            <text:p>10.2</text:p>
          </table:table-cell>
          <table:table-cell table:style-name="ce104"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P02.$E61]" office:value-type="string" office:string-value="N" calcext:value-type="string">
            <text:p>N</text:p>
          </table:table-cell>
          <table:table-cell table:formula="of:=[P03.$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1]" office:value-type="string" office:string-value="10.3" calcext:value-type="string">
            <text:p>10.3</text:p>
          </table:table-cell>
          <table:table-cell table:style-name="ce104"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P02.$D62]" office:value-type="string" office:string-value="NT" calcext:value-type="string">
            <text:p>NT</text:p>
          </table:table-cell>
          <table:table-cell table:formula="of:=[P03.$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0:.W70];&quot;C&quot;)" office:value-type="float" office:value="0" calcext:value-type="float">
            <text:p>0</text:p>
          </table:table-cell>
          <table:table-cell table:style-name="ce121" table:formula="of:=COUNTIF([.D70:.W70];&quot;NC&quot;)" office:value-type="float" office:value="0" calcext:value-type="float">
            <text:p>0</text:p>
          </table:table-cell>
          <table:table-cell table:style-name="ce121" table:formula="of:=COUNTIF([.D70:.W70];&quot;NA&quot;)" office:value-type="float" office:value="0" calcext:value-type="float">
            <text:p>0</text:p>
          </table:table-cell>
          <table:table-cell table:style-name="ce121" table:formula="of:=COUNTIF([.D70:.W70];&quot;NT&quot;)" office:value-type="float" office:value="3" calcext:value-type="float">
            <text:p>3</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104" table:formula="of:=[Critères.$B61]" office:value-type="string" office:string-value="10.3" calcext:value-type="string">
            <text:p>10.3</text:p>
          </table:table-cell>
          <table:table-cell table:style-name="ce104"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P02.$E62]" office:value-type="string" office:string-value="N" calcext:value-type="string">
            <text:p>N</text:p>
          </table:table-cell>
          <table:table-cell table:formula="of:=[P03.$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2]" office:value-type="string" office:string-value="10.4" calcext:value-type="string">
            <text:p>10.4</text:p>
          </table:table-cell>
          <table:table-cell table:style-name="ce104"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P02.$D63]" office:value-type="string" office:string-value="NT" calcext:value-type="string">
            <text:p>NT</text:p>
          </table:table-cell>
          <table:table-cell table:formula="of:=[P03.$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1:.W71];&quot;C&quot;)" office:value-type="float" office:value="0" calcext:value-type="float">
            <text:p>0</text:p>
          </table:table-cell>
          <table:table-cell table:style-name="ce121" table:formula="of:=COUNTIF([.D71:.W71];&quot;NC&quot;)" office:value-type="float" office:value="0" calcext:value-type="float">
            <text:p>0</text:p>
          </table:table-cell>
          <table:table-cell table:style-name="ce121" table:formula="of:=COUNTIF([.D71:.W71];&quot;NA&quot;)" office:value-type="float" office:value="0" calcext:value-type="float">
            <text:p>0</text:p>
          </table:table-cell>
          <table:table-cell table:style-name="ce121" table:formula="of:=COUNTIF([.D71:.W71];&quot;NT&quot;)" office:value-type="float" office:value="3" calcext:value-type="float">
            <text:p>3</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104" table:formula="of:=[Critères.$B62]" office:value-type="string" office:string-value="10.4" calcext:value-type="string">
            <text:p>10.4</text:p>
          </table:table-cell>
          <table:table-cell table:style-name="ce104"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P02.$E63]" office:value-type="string" office:string-value="N" calcext:value-type="string">
            <text:p>N</text:p>
          </table:table-cell>
          <table:table-cell table:formula="of:=[P03.$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3]" office:value-type="string" office:string-value="10.5" calcext:value-type="string">
            <text:p>10.5</text:p>
          </table:table-cell>
          <table:table-cell table:style-name="ce104"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P02.$D64]" office:value-type="string" office:string-value="NT" calcext:value-type="string">
            <text:p>NT</text:p>
          </table:table-cell>
          <table:table-cell table:formula="of:=[P03.$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2:.W72];&quot;C&quot;)" office:value-type="float" office:value="0" calcext:value-type="float">
            <text:p>0</text:p>
          </table:table-cell>
          <table:table-cell table:style-name="ce121" table:formula="of:=COUNTIF([.D72:.W72];&quot;NC&quot;)" office:value-type="float" office:value="0" calcext:value-type="float">
            <text:p>0</text:p>
          </table:table-cell>
          <table:table-cell table:style-name="ce121" table:formula="of:=COUNTIF([.D72:.W72];&quot;NA&quot;)" office:value-type="float" office:value="0" calcext:value-type="float">
            <text:p>0</text:p>
          </table:table-cell>
          <table:table-cell table:style-name="ce121" table:formula="of:=COUNTIF([.D72:.W72];&quot;NT&quot;)" office:value-type="float" office:value="3" calcext:value-type="float">
            <text:p>3</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104" table:formula="of:=[Critères.$B63]" office:value-type="string" office:string-value="10.5" calcext:value-type="string">
            <text:p>10.5</text:p>
          </table:table-cell>
          <table:table-cell table:style-name="ce104"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P02.$E64]" office:value-type="string" office:string-value="N" calcext:value-type="string">
            <text:p>N</text:p>
          </table:table-cell>
          <table:table-cell table:formula="of:=[P03.$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4]" office:value-type="string" office:string-value="10.6" calcext:value-type="string">
            <text:p>10.6</text:p>
          </table:table-cell>
          <table:table-cell table:style-name="ce104"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P02.$D65]" office:value-type="string" office:string-value="NT" calcext:value-type="string">
            <text:p>NT</text:p>
          </table:table-cell>
          <table:table-cell table:formula="of:=[P03.$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3:.W73];&quot;C&quot;)" office:value-type="float" office:value="0" calcext:value-type="float">
            <text:p>0</text:p>
          </table:table-cell>
          <table:table-cell table:style-name="ce121" table:formula="of:=COUNTIF([.D73:.W73];&quot;NC&quot;)" office:value-type="float" office:value="0" calcext:value-type="float">
            <text:p>0</text:p>
          </table:table-cell>
          <table:table-cell table:style-name="ce121" table:formula="of:=COUNTIF([.D73:.W73];&quot;NA&quot;)" office:value-type="float" office:value="0" calcext:value-type="float">
            <text:p>0</text:p>
          </table:table-cell>
          <table:table-cell table:style-name="ce121" table:formula="of:=COUNTIF([.D73:.W73];&quot;NT&quot;)" office:value-type="float" office:value="3" calcext:value-type="float">
            <text:p>3</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104" table:formula="of:=[Critères.$B64]" office:value-type="string" office:string-value="10.6" calcext:value-type="string">
            <text:p>10.6</text:p>
          </table:table-cell>
          <table:table-cell table:style-name="ce104"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P02.$E65]" office:value-type="string" office:string-value="N" calcext:value-type="string">
            <text:p>N</text:p>
          </table:table-cell>
          <table:table-cell table:formula="of:=[P03.$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5]" office:value-type="string" office:string-value="10.7" calcext:value-type="string">
            <text:p>10.7</text:p>
          </table:table-cell>
          <table:table-cell table:style-name="ce104"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P02.$D66]" office:value-type="string" office:string-value="NT" calcext:value-type="string">
            <text:p>NT</text:p>
          </table:table-cell>
          <table:table-cell table:formula="of:=[P03.$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4:.W74];&quot;C&quot;)" office:value-type="float" office:value="0" calcext:value-type="float">
            <text:p>0</text:p>
          </table:table-cell>
          <table:table-cell table:style-name="ce121" table:formula="of:=COUNTIF([.D74:.W74];&quot;NC&quot;)" office:value-type="float" office:value="0" calcext:value-type="float">
            <text:p>0</text:p>
          </table:table-cell>
          <table:table-cell table:style-name="ce121" table:formula="of:=COUNTIF([.D74:.W74];&quot;NA&quot;)" office:value-type="float" office:value="0" calcext:value-type="float">
            <text:p>0</text:p>
          </table:table-cell>
          <table:table-cell table:style-name="ce121" table:formula="of:=COUNTIF([.D74:.W74];&quot;NT&quot;)" office:value-type="float" office:value="3" calcext:value-type="float">
            <text:p>3</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104" table:formula="of:=[Critères.$B65]" office:value-type="string" office:string-value="10.7" calcext:value-type="string">
            <text:p>10.7</text:p>
          </table:table-cell>
          <table:table-cell table:style-name="ce104"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P02.$E66]" office:value-type="string" office:string-value="N" calcext:value-type="string">
            <text:p>N</text:p>
          </table:table-cell>
          <table:table-cell table:formula="of:=[P03.$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6]" office:value-type="string" office:string-value="10.8" calcext:value-type="string">
            <text:p>10.8</text:p>
          </table:table-cell>
          <table:table-cell table:style-name="ce104"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P02.$D67]" office:value-type="string" office:string-value="NT" calcext:value-type="string">
            <text:p>NT</text:p>
          </table:table-cell>
          <table:table-cell table:formula="of:=[P03.$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5:.W75];&quot;C&quot;)" office:value-type="float" office:value="0" calcext:value-type="float">
            <text:p>0</text:p>
          </table:table-cell>
          <table:table-cell table:style-name="ce121" table:formula="of:=COUNTIF([.D75:.W75];&quot;NC&quot;)" office:value-type="float" office:value="0" calcext:value-type="float">
            <text:p>0</text:p>
          </table:table-cell>
          <table:table-cell table:style-name="ce121" table:formula="of:=COUNTIF([.D75:.W75];&quot;NA&quot;)" office:value-type="float" office:value="0" calcext:value-type="float">
            <text:p>0</text:p>
          </table:table-cell>
          <table:table-cell table:style-name="ce121" table:formula="of:=COUNTIF([.D75:.W75];&quot;NT&quot;)" office:value-type="float" office:value="3" calcext:value-type="float">
            <text:p>3</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104" table:formula="of:=[Critères.$B66]" office:value-type="string" office:string-value="10.8" calcext:value-type="string">
            <text:p>10.8</text:p>
          </table:table-cell>
          <table:table-cell table:style-name="ce104"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P02.$E67]" office:value-type="string" office:string-value="N" calcext:value-type="string">
            <text:p>N</text:p>
          </table:table-cell>
          <table:table-cell table:formula="of:=[P03.$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7]" office:value-type="string" office:string-value="10.9" calcext:value-type="string">
            <text:p>10.9</text:p>
          </table:table-cell>
          <table:table-cell table:style-name="ce104"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P02.$D68]" office:value-type="string" office:string-value="NT" calcext:value-type="string">
            <text:p>NT</text:p>
          </table:table-cell>
          <table:table-cell table:formula="of:=[P03.$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6:.W76];&quot;C&quot;)" office:value-type="float" office:value="0" calcext:value-type="float">
            <text:p>0</text:p>
          </table:table-cell>
          <table:table-cell table:style-name="ce121" table:formula="of:=COUNTIF([.D76:.W76];&quot;NC&quot;)" office:value-type="float" office:value="0" calcext:value-type="float">
            <text:p>0</text:p>
          </table:table-cell>
          <table:table-cell table:style-name="ce121" table:formula="of:=COUNTIF([.D76:.W76];&quot;NA&quot;)" office:value-type="float" office:value="0" calcext:value-type="float">
            <text:p>0</text:p>
          </table:table-cell>
          <table:table-cell table:style-name="ce121" table:formula="of:=COUNTIF([.D76:.W76];&quot;NT&quot;)" office:value-type="float" office:value="3" calcext:value-type="float">
            <text:p>3</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104" table:formula="of:=[Critères.$B67]" office:value-type="string" office:string-value="10.9" calcext:value-type="string">
            <text:p>10.9</text:p>
          </table:table-cell>
          <table:table-cell table:style-name="ce104"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P02.$E68]" office:value-type="string" office:string-value="N" calcext:value-type="string">
            <text:p>N</text:p>
          </table:table-cell>
          <table:table-cell table:formula="of:=[P03.$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8]" office:value-type="string" office:string-value="10.10" calcext:value-type="string">
            <text:p>10.10</text:p>
          </table:table-cell>
          <table:table-cell table:style-name="ce104"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P02.$D69]" office:value-type="string" office:string-value="NT" calcext:value-type="string">
            <text:p>NT</text:p>
          </table:table-cell>
          <table:table-cell table:formula="of:=[P03.$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7:.W77];&quot;C&quot;)" office:value-type="float" office:value="0" calcext:value-type="float">
            <text:p>0</text:p>
          </table:table-cell>
          <table:table-cell table:style-name="ce121" table:formula="of:=COUNTIF([.D77:.W77];&quot;NC&quot;)" office:value-type="float" office:value="0" calcext:value-type="float">
            <text:p>0</text:p>
          </table:table-cell>
          <table:table-cell table:style-name="ce121" table:formula="of:=COUNTIF([.D77:.W77];&quot;NA&quot;)" office:value-type="float" office:value="0" calcext:value-type="float">
            <text:p>0</text:p>
          </table:table-cell>
          <table:table-cell table:style-name="ce121" table:formula="of:=COUNTIF([.D77:.W77];&quot;NT&quot;)" office:value-type="float" office:value="3" calcext:value-type="float">
            <text:p>3</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104" table:formula="of:=[Critères.$B68]" office:value-type="string" office:string-value="10.10" calcext:value-type="string">
            <text:p>10.10</text:p>
          </table:table-cell>
          <table:table-cell table:style-name="ce104"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P02.$E69]" office:value-type="string" office:string-value="N" calcext:value-type="string">
            <text:p>N</text:p>
          </table:table-cell>
          <table:table-cell table:formula="of:=[P03.$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9]" office:value-type="string" office:string-value="10.11" calcext:value-type="string">
            <text:p>10.11</text:p>
          </table:table-cell>
          <table:table-cell table:style-name="ce104"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P02.$D70]" office:value-type="string" office:string-value="NT" calcext:value-type="string">
            <text:p>NT</text:p>
          </table:table-cell>
          <table:table-cell table:formula="of:=[P03.$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8:.W78];&quot;C&quot;)" office:value-type="float" office:value="0" calcext:value-type="float">
            <text:p>0</text:p>
          </table:table-cell>
          <table:table-cell table:style-name="ce121" table:formula="of:=COUNTIF([.D78:.W78];&quot;NC&quot;)" office:value-type="float" office:value="0" calcext:value-type="float">
            <text:p>0</text:p>
          </table:table-cell>
          <table:table-cell table:style-name="ce121" table:formula="of:=COUNTIF([.D78:.W78];&quot;NA&quot;)" office:value-type="float" office:value="0" calcext:value-type="float">
            <text:p>0</text:p>
          </table:table-cell>
          <table:table-cell table:style-name="ce121" table:formula="of:=COUNTIF([.D78:.W78];&quot;NT&quot;)" office:value-type="float" office:value="3" calcext:value-type="float">
            <text:p>3</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104" table:formula="of:=[Critères.$B69]" office:value-type="string" office:string-value="10.11" calcext:value-type="string">
            <text:p>10.11</text:p>
          </table:table-cell>
          <table:table-cell table:style-name="ce104"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P02.$E70]" office:value-type="string" office:string-value="N" calcext:value-type="string">
            <text:p>N</text:p>
          </table:table-cell>
          <table:table-cell table:formula="of:=[P03.$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0]" office:value-type="string" office:string-value="10.12" calcext:value-type="string">
            <text:p>10.12</text:p>
          </table:table-cell>
          <table:table-cell table:style-name="ce104"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P02.$D71]" office:value-type="string" office:string-value="NT" calcext:value-type="string">
            <text:p>NT</text:p>
          </table:table-cell>
          <table:table-cell table:formula="of:=[P03.$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9:.W79];&quot;C&quot;)" office:value-type="float" office:value="0" calcext:value-type="float">
            <text:p>0</text:p>
          </table:table-cell>
          <table:table-cell table:style-name="ce121" table:formula="of:=COUNTIF([.D79:.W79];&quot;NC&quot;)" office:value-type="float" office:value="0" calcext:value-type="float">
            <text:p>0</text:p>
          </table:table-cell>
          <table:table-cell table:style-name="ce121" table:formula="of:=COUNTIF([.D79:.W79];&quot;NA&quot;)" office:value-type="float" office:value="0" calcext:value-type="float">
            <text:p>0</text:p>
          </table:table-cell>
          <table:table-cell table:style-name="ce121" table:formula="of:=COUNTIF([.D79:.W79];&quot;NT&quot;)" office:value-type="float" office:value="3" calcext:value-type="float">
            <text:p>3</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104" table:formula="of:=[Critères.$B70]" office:value-type="string" office:string-value="10.12" calcext:value-type="string">
            <text:p>10.12</text:p>
          </table:table-cell>
          <table:table-cell table:style-name="ce104"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P02.$E71]" office:value-type="string" office:string-value="N" calcext:value-type="string">
            <text:p>N</text:p>
          </table:table-cell>
          <table:table-cell table:formula="of:=[P03.$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1]" office:value-type="string" office:string-value="10.13" calcext:value-type="string">
            <text:p>10.13</text:p>
          </table:table-cell>
          <table:table-cell table:style-name="ce104"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P02.$D72]" office:value-type="string" office:string-value="NT" calcext:value-type="string">
            <text:p>NT</text:p>
          </table:table-cell>
          <table:table-cell table:formula="of:=[P03.$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0:.W80];&quot;C&quot;)" office:value-type="float" office:value="0" calcext:value-type="float">
            <text:p>0</text:p>
          </table:table-cell>
          <table:table-cell table:style-name="ce121" table:formula="of:=COUNTIF([.D80:.W80];&quot;NC&quot;)" office:value-type="float" office:value="0" calcext:value-type="float">
            <text:p>0</text:p>
          </table:table-cell>
          <table:table-cell table:style-name="ce121" table:formula="of:=COUNTIF([.D80:.W80];&quot;NA&quot;)" office:value-type="float" office:value="0" calcext:value-type="float">
            <text:p>0</text:p>
          </table:table-cell>
          <table:table-cell table:style-name="ce121" table:formula="of:=COUNTIF([.D80:.W80];&quot;NT&quot;)" office:value-type="float" office:value="3" calcext:value-type="float">
            <text:p>3</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104" table:formula="of:=[Critères.$B71]" office:value-type="string" office:string-value="10.13" calcext:value-type="string">
            <text:p>10.13</text:p>
          </table:table-cell>
          <table:table-cell table:style-name="ce104"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P02.$E72]" office:value-type="string" office:string-value="N" calcext:value-type="string">
            <text:p>N</text:p>
          </table:table-cell>
          <table:table-cell table:formula="of:=[P03.$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2]" office:value-type="string" office:string-value="10.14" calcext:value-type="string">
            <text:p>10.14</text:p>
          </table:table-cell>
          <table:table-cell table:style-name="ce104"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P02.$D73]" office:value-type="string" office:string-value="NT" calcext:value-type="string">
            <text:p>NT</text:p>
          </table:table-cell>
          <table:table-cell table:formula="of:=[P03.$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1:.W81];&quot;C&quot;)" office:value-type="float" office:value="0" calcext:value-type="float">
            <text:p>0</text:p>
          </table:table-cell>
          <table:table-cell table:style-name="ce121" table:formula="of:=COUNTIF([.D81:.W81];&quot;NC&quot;)" office:value-type="float" office:value="0" calcext:value-type="float">
            <text:p>0</text:p>
          </table:table-cell>
          <table:table-cell table:style-name="ce121" table:formula="of:=COUNTIF([.D81:.W81];&quot;NA&quot;)" office:value-type="float" office:value="0" calcext:value-type="float">
            <text:p>0</text:p>
          </table:table-cell>
          <table:table-cell table:style-name="ce121" table:formula="of:=COUNTIF([.D81:.W81];&quot;NT&quot;)" office:value-type="float" office:value="3" calcext:value-type="float">
            <text:p>3</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104" table:formula="of:=[Critères.$B72]" office:value-type="string" office:string-value="10.14" calcext:value-type="string">
            <text:p>10.14</text:p>
          </table:table-cell>
          <table:table-cell table:style-name="ce104"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P02.$E73]" office:value-type="string" office:string-value="N" calcext:value-type="string">
            <text:p>N</text:p>
          </table:table-cell>
          <table:table-cell table:formula="of:=[P03.$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1:.AY8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8:.X81])" office:value-type="float" office:value="0" calcext:value-type="float">
            <text:p>0</text:p>
          </table:table-cell>
          <table:table-cell table:style-name="ce123" table:formula="of:=SUM([.Y68:.Y81])" office:value-type="float" office:value="0" calcext:value-type="float">
            <text:p>0</text:p>
          </table:table-cell>
          <table:table-cell table:style-name="ce123" table:formula="of:=SUM([.Z68:.Z81])" office:value-type="float" office:value="0" calcext:value-type="float">
            <text:p>0</text:p>
          </table:table-cell>
          <table:table-cell table:style-name="ce123" table:formula="of:=SUM([.AA68:.AA81])" office:value-type="float" office:value="42" calcext:value-type="float">
            <text:p>42</text:p>
          </table:table-cell>
          <table:table-cell/>
          <table:table-cell table:style-name="ce116"/>
          <table:table-cell table:style-name="ce117" table:number-columns-repeated="22"/>
          <table:table-cell table:style-name="ce123"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3]" office:value-type="string" office:string-value="11.1" calcext:value-type="string">
            <text:p>11.1</text:p>
          </table:table-cell>
          <table:table-cell table:style-name="ce104"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P02.$D74]" office:value-type="string" office:string-value="NT" calcext:value-type="string">
            <text:p>NT</text:p>
          </table:table-cell>
          <table:table-cell table:formula="of:=[P03.$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3:.W83];&quot;C&quot;)" office:value-type="float" office:value="0" calcext:value-type="float">
            <text:p>0</text:p>
          </table:table-cell>
          <table:table-cell table:style-name="ce121" table:formula="of:=COUNTIF([.D83:.W83];&quot;NC&quot;)" office:value-type="float" office:value="0" calcext:value-type="float">
            <text:p>0</text:p>
          </table:table-cell>
          <table:table-cell table:style-name="ce121" table:formula="of:=COUNTIF([.D83:.W83];&quot;NA&quot;)" office:value-type="float" office:value="0" calcext:value-type="float">
            <text:p>0</text:p>
          </table:table-cell>
          <table:table-cell table:style-name="ce121" table:formula="of:=COUNTIF([.D83:.W83];&quot;NT&quot;)" office:value-type="float" office:value="3" calcext:value-type="float">
            <text:p>3</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104" table:formula="of:=[Critères.$B73]" office:value-type="string" office:string-value="11.1" calcext:value-type="string">
            <text:p>11.1</text:p>
          </table:table-cell>
          <table:table-cell table:style-name="ce104"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P02.$E74]" office:value-type="string" office:string-value="N" calcext:value-type="string">
            <text:p>N</text:p>
          </table:table-cell>
          <table:table-cell table:formula="of:=[P03.$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4]" office:value-type="string" office:string-value="11.2" calcext:value-type="string">
            <text:p>11.2</text:p>
          </table:table-cell>
          <table:table-cell table:style-name="ce104"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P02.$D75]" office:value-type="string" office:string-value="NT" calcext:value-type="string">
            <text:p>NT</text:p>
          </table:table-cell>
          <table:table-cell table:formula="of:=[P03.$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4:.W84];&quot;C&quot;)" office:value-type="float" office:value="0" calcext:value-type="float">
            <text:p>0</text:p>
          </table:table-cell>
          <table:table-cell table:style-name="ce121" table:formula="of:=COUNTIF([.D84:.W84];&quot;NC&quot;)" office:value-type="float" office:value="0" calcext:value-type="float">
            <text:p>0</text:p>
          </table:table-cell>
          <table:table-cell table:style-name="ce121" table:formula="of:=COUNTIF([.D84:.W84];&quot;NA&quot;)" office:value-type="float" office:value="0" calcext:value-type="float">
            <text:p>0</text:p>
          </table:table-cell>
          <table:table-cell table:style-name="ce121" table:formula="of:=COUNTIF([.D84:.W84];&quot;NT&quot;)" office:value-type="float" office:value="3" calcext:value-type="float">
            <text:p>3</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104" table:formula="of:=[Critères.$B74]" office:value-type="string" office:string-value="11.2" calcext:value-type="string">
            <text:p>11.2</text:p>
          </table:table-cell>
          <table:table-cell table:style-name="ce104"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P02.$E75]" office:value-type="string" office:string-value="N" calcext:value-type="string">
            <text:p>N</text:p>
          </table:table-cell>
          <table:table-cell table:formula="of:=[P03.$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5]" office:value-type="string" office:string-value="11.3" calcext:value-type="string">
            <text:p>11.3</text:p>
          </table:table-cell>
          <table:table-cell table:style-name="ce104"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P02.$D76]" office:value-type="string" office:string-value="NT" calcext:value-type="string">
            <text:p>NT</text:p>
          </table:table-cell>
          <table:table-cell table:formula="of:=[P03.$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5:.W85];&quot;C&quot;)" office:value-type="float" office:value="0" calcext:value-type="float">
            <text:p>0</text:p>
          </table:table-cell>
          <table:table-cell table:style-name="ce121" table:formula="of:=COUNTIF([.D85:.W85];&quot;NC&quot;)" office:value-type="float" office:value="0" calcext:value-type="float">
            <text:p>0</text:p>
          </table:table-cell>
          <table:table-cell table:style-name="ce121" table:formula="of:=COUNTIF([.D85:.W85];&quot;NA&quot;)" office:value-type="float" office:value="0" calcext:value-type="float">
            <text:p>0</text:p>
          </table:table-cell>
          <table:table-cell table:style-name="ce121" table:formula="of:=COUNTIF([.D85:.W85];&quot;NT&quot;)" office:value-type="float" office:value="3" calcext:value-type="float">
            <text:p>3</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104" table:formula="of:=[Critères.$B75]" office:value-type="string" office:string-value="11.3" calcext:value-type="string">
            <text:p>11.3</text:p>
          </table:table-cell>
          <table:table-cell table:style-name="ce104"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P02.$E76]" office:value-type="string" office:string-value="N" calcext:value-type="string">
            <text:p>N</text:p>
          </table:table-cell>
          <table:table-cell table:formula="of:=[P03.$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6]" office:value-type="string" office:string-value="11.4" calcext:value-type="string">
            <text:p>11.4</text:p>
          </table:table-cell>
          <table:table-cell table:style-name="ce104"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P02.$D77]" office:value-type="string" office:string-value="NT" calcext:value-type="string">
            <text:p>NT</text:p>
          </table:table-cell>
          <table:table-cell table:formula="of:=[P03.$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6:.W86];&quot;C&quot;)" office:value-type="float" office:value="0" calcext:value-type="float">
            <text:p>0</text:p>
          </table:table-cell>
          <table:table-cell table:style-name="ce121" table:formula="of:=COUNTIF([.D86:.W86];&quot;NC&quot;)" office:value-type="float" office:value="0" calcext:value-type="float">
            <text:p>0</text:p>
          </table:table-cell>
          <table:table-cell table:style-name="ce121" table:formula="of:=COUNTIF([.D86:.W86];&quot;NA&quot;)" office:value-type="float" office:value="0" calcext:value-type="float">
            <text:p>0</text:p>
          </table:table-cell>
          <table:table-cell table:style-name="ce121" table:formula="of:=COUNTIF([.D86:.W86];&quot;NT&quot;)" office:value-type="float" office:value="3" calcext:value-type="float">
            <text:p>3</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104" table:formula="of:=[Critères.$B76]" office:value-type="string" office:string-value="11.4" calcext:value-type="string">
            <text:p>11.4</text:p>
          </table:table-cell>
          <table:table-cell table:style-name="ce104"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P02.$E77]" office:value-type="string" office:string-value="N" calcext:value-type="string">
            <text:p>N</text:p>
          </table:table-cell>
          <table:table-cell table:formula="of:=[P03.$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7]" office:value-type="string" office:string-value="11.5" calcext:value-type="string">
            <text:p>11.5</text:p>
          </table:table-cell>
          <table:table-cell table:style-name="ce104"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P02.$D78]" office:value-type="string" office:string-value="NT" calcext:value-type="string">
            <text:p>NT</text:p>
          </table:table-cell>
          <table:table-cell table:formula="of:=[P03.$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7:.W87];&quot;C&quot;)" office:value-type="float" office:value="0" calcext:value-type="float">
            <text:p>0</text:p>
          </table:table-cell>
          <table:table-cell table:style-name="ce121" table:formula="of:=COUNTIF([.D87:.W87];&quot;NC&quot;)" office:value-type="float" office:value="0" calcext:value-type="float">
            <text:p>0</text:p>
          </table:table-cell>
          <table:table-cell table:style-name="ce121" table:formula="of:=COUNTIF([.D87:.W87];&quot;NA&quot;)" office:value-type="float" office:value="0" calcext:value-type="float">
            <text:p>0</text:p>
          </table:table-cell>
          <table:table-cell table:style-name="ce121" table:formula="of:=COUNTIF([.D87:.W87];&quot;NT&quot;)" office:value-type="float" office:value="3" calcext:value-type="float">
            <text:p>3</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104" table:formula="of:=[Critères.$B77]" office:value-type="string" office:string-value="11.5" calcext:value-type="string">
            <text:p>11.5</text:p>
          </table:table-cell>
          <table:table-cell table:style-name="ce104"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P02.$E78]" office:value-type="string" office:string-value="N" calcext:value-type="string">
            <text:p>N</text:p>
          </table:table-cell>
          <table:table-cell table:formula="of:=[P03.$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8]" office:value-type="string" office:string-value="11.6" calcext:value-type="string">
            <text:p>11.6</text:p>
          </table:table-cell>
          <table:table-cell table:style-name="ce104"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P02.$D79]" office:value-type="string" office:string-value="NT" calcext:value-type="string">
            <text:p>NT</text:p>
          </table:table-cell>
          <table:table-cell table:formula="of:=[P03.$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8:.W88];&quot;C&quot;)" office:value-type="float" office:value="0" calcext:value-type="float">
            <text:p>0</text:p>
          </table:table-cell>
          <table:table-cell table:style-name="ce121" table:formula="of:=COUNTIF([.D88:.W88];&quot;NC&quot;)" office:value-type="float" office:value="0" calcext:value-type="float">
            <text:p>0</text:p>
          </table:table-cell>
          <table:table-cell table:style-name="ce121" table:formula="of:=COUNTIF([.D88:.W88];&quot;NA&quot;)" office:value-type="float" office:value="0" calcext:value-type="float">
            <text:p>0</text:p>
          </table:table-cell>
          <table:table-cell table:style-name="ce121" table:formula="of:=COUNTIF([.D88:.W88];&quot;NT&quot;)" office:value-type="float" office:value="3" calcext:value-type="float">
            <text:p>3</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104" table:formula="of:=[Critères.$B78]" office:value-type="string" office:string-value="11.6" calcext:value-type="string">
            <text:p>11.6</text:p>
          </table:table-cell>
          <table:table-cell table:style-name="ce104"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P02.$E79]" office:value-type="string" office:string-value="N" calcext:value-type="string">
            <text:p>N</text:p>
          </table:table-cell>
          <table:table-cell table:formula="of:=[P03.$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9]" office:value-type="string" office:string-value="11.7" calcext:value-type="string">
            <text:p>11.7</text:p>
          </table:table-cell>
          <table:table-cell table:style-name="ce104"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P02.$D80]" office:value-type="string" office:string-value="NT" calcext:value-type="string">
            <text:p>NT</text:p>
          </table:table-cell>
          <table:table-cell table:formula="of:=[P03.$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9:.W89];&quot;C&quot;)" office:value-type="float" office:value="0" calcext:value-type="float">
            <text:p>0</text:p>
          </table:table-cell>
          <table:table-cell table:style-name="ce121" table:formula="of:=COUNTIF([.D89:.W89];&quot;NC&quot;)" office:value-type="float" office:value="0" calcext:value-type="float">
            <text:p>0</text:p>
          </table:table-cell>
          <table:table-cell table:style-name="ce121" table:formula="of:=COUNTIF([.D89:.W89];&quot;NA&quot;)" office:value-type="float" office:value="0" calcext:value-type="float">
            <text:p>0</text:p>
          </table:table-cell>
          <table:table-cell table:style-name="ce121" table:formula="of:=COUNTIF([.D89:.W89];&quot;NT&quot;)" office:value-type="float" office:value="3" calcext:value-type="float">
            <text:p>3</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104" table:formula="of:=[Critères.$B79]" office:value-type="string" office:string-value="11.7" calcext:value-type="string">
            <text:p>11.7</text:p>
          </table:table-cell>
          <table:table-cell table:style-name="ce104"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P02.$E80]" office:value-type="string" office:string-value="N" calcext:value-type="string">
            <text:p>N</text:p>
          </table:table-cell>
          <table:table-cell table:formula="of:=[P03.$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0]" office:value-type="string" office:string-value="11.8" calcext:value-type="string">
            <text:p>11.8</text:p>
          </table:table-cell>
          <table:table-cell table:style-name="ce104"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P02.$D81]" office:value-type="string" office:string-value="NT" calcext:value-type="string">
            <text:p>NT</text:p>
          </table:table-cell>
          <table:table-cell table:formula="of:=[P03.$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0:.W90];&quot;C&quot;)" office:value-type="float" office:value="0" calcext:value-type="float">
            <text:p>0</text:p>
          </table:table-cell>
          <table:table-cell table:style-name="ce121" table:formula="of:=COUNTIF([.D90:.W90];&quot;NC&quot;)" office:value-type="float" office:value="0" calcext:value-type="float">
            <text:p>0</text:p>
          </table:table-cell>
          <table:table-cell table:style-name="ce121" table:formula="of:=COUNTIF([.D90:.W90];&quot;NA&quot;)" office:value-type="float" office:value="0" calcext:value-type="float">
            <text:p>0</text:p>
          </table:table-cell>
          <table:table-cell table:style-name="ce121" table:formula="of:=COUNTIF([.D90:.W90];&quot;NT&quot;)" office:value-type="float" office:value="3" calcext:value-type="float">
            <text:p>3</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104" table:formula="of:=[Critères.$B80]" office:value-type="string" office:string-value="11.8" calcext:value-type="string">
            <text:p>11.8</text:p>
          </table:table-cell>
          <table:table-cell table:style-name="ce104"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P02.$E81]" office:value-type="string" office:string-value="N" calcext:value-type="string">
            <text:p>N</text:p>
          </table:table-cell>
          <table:table-cell table:formula="of:=[P03.$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1]" office:value-type="string" office:string-value="11.9" calcext:value-type="string">
            <text:p>11.9</text:p>
          </table:table-cell>
          <table:table-cell table:style-name="ce104"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P02.$D82]" office:value-type="string" office:string-value="NT" calcext:value-type="string">
            <text:p>NT</text:p>
          </table:table-cell>
          <table:table-cell table:formula="of:=[P03.$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1:.W91];&quot;C&quot;)" office:value-type="float" office:value="0" calcext:value-type="float">
            <text:p>0</text:p>
          </table:table-cell>
          <table:table-cell table:style-name="ce121" table:formula="of:=COUNTIF([.D91:.W91];&quot;NC&quot;)" office:value-type="float" office:value="0" calcext:value-type="float">
            <text:p>0</text:p>
          </table:table-cell>
          <table:table-cell table:style-name="ce121" table:formula="of:=COUNTIF([.D91:.W91];&quot;NA&quot;)" office:value-type="float" office:value="0" calcext:value-type="float">
            <text:p>0</text:p>
          </table:table-cell>
          <table:table-cell table:style-name="ce121" table:formula="of:=COUNTIF([.D91:.W91];&quot;NT&quot;)" office:value-type="float" office:value="3" calcext:value-type="float">
            <text:p>3</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104" table:formula="of:=[Critères.$B81]" office:value-type="string" office:string-value="11.9" calcext:value-type="string">
            <text:p>11.9</text:p>
          </table:table-cell>
          <table:table-cell table:style-name="ce104"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P02.$E82]" office:value-type="string" office:string-value="N" calcext:value-type="string">
            <text:p>N</text:p>
          </table:table-cell>
          <table:table-cell table:formula="of:=[P03.$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2]" office:value-type="string" office:string-value="11.10" calcext:value-type="string">
            <text:p>11.10</text:p>
          </table:table-cell>
          <table:table-cell table:style-name="ce104"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P02.$D83]" office:value-type="string" office:string-value="NT" calcext:value-type="string">
            <text:p>NT</text:p>
          </table:table-cell>
          <table:table-cell table:formula="of:=[P03.$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2:.W92];&quot;C&quot;)" office:value-type="float" office:value="0" calcext:value-type="float">
            <text:p>0</text:p>
          </table:table-cell>
          <table:table-cell table:style-name="ce121" table:formula="of:=COUNTIF([.D92:.W92];&quot;NC&quot;)" office:value-type="float" office:value="0" calcext:value-type="float">
            <text:p>0</text:p>
          </table:table-cell>
          <table:table-cell table:style-name="ce121" table:formula="of:=COUNTIF([.D92:.W92];&quot;NA&quot;)" office:value-type="float" office:value="0" calcext:value-type="float">
            <text:p>0</text:p>
          </table:table-cell>
          <table:table-cell table:style-name="ce121" table:formula="of:=COUNTIF([.D92:.W92];&quot;NT&quot;)" office:value-type="float" office:value="3" calcext:value-type="float">
            <text:p>3</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104" table:formula="of:=[Critères.$B82]" office:value-type="string" office:string-value="11.10" calcext:value-type="string">
            <text:p>11.10</text:p>
          </table:table-cell>
          <table:table-cell table:style-name="ce104"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P02.$E83]" office:value-type="string" office:string-value="N" calcext:value-type="string">
            <text:p>N</text:p>
          </table:table-cell>
          <table:table-cell table:formula="of:=[P03.$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3]" office:value-type="string" office:string-value="11.11" calcext:value-type="string">
            <text:p>11.11</text:p>
          </table:table-cell>
          <table:table-cell table:style-name="ce104"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P02.$D84]" office:value-type="string" office:string-value="NT" calcext:value-type="string">
            <text:p>NT</text:p>
          </table:table-cell>
          <table:table-cell table:formula="of:=[P03.$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3:.W93];&quot;C&quot;)" office:value-type="float" office:value="0" calcext:value-type="float">
            <text:p>0</text:p>
          </table:table-cell>
          <table:table-cell table:style-name="ce121" table:formula="of:=COUNTIF([.D93:.W93];&quot;NC&quot;)" office:value-type="float" office:value="0" calcext:value-type="float">
            <text:p>0</text:p>
          </table:table-cell>
          <table:table-cell table:style-name="ce121" table:formula="of:=COUNTIF([.D93:.W93];&quot;NA&quot;)" office:value-type="float" office:value="0" calcext:value-type="float">
            <text:p>0</text:p>
          </table:table-cell>
          <table:table-cell table:style-name="ce121" table:formula="of:=COUNTIF([.D93:.W93];&quot;NT&quot;)" office:value-type="float" office:value="3" calcext:value-type="float">
            <text:p>3</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104" table:formula="of:=[Critères.$B83]" office:value-type="string" office:string-value="11.11" calcext:value-type="string">
            <text:p>11.11</text:p>
          </table:table-cell>
          <table:table-cell table:style-name="ce104"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P02.$E84]" office:value-type="string" office:string-value="N" calcext:value-type="string">
            <text:p>N</text:p>
          </table:table-cell>
          <table:table-cell table:formula="of:=[P03.$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4]" office:value-type="string" office:string-value="11.12" calcext:value-type="string">
            <text:p>11.12</text:p>
          </table:table-cell>
          <table:table-cell table:style-name="ce104"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P02.$D85]" office:value-type="string" office:string-value="NT" calcext:value-type="string">
            <text:p>NT</text:p>
          </table:table-cell>
          <table:table-cell table:formula="of:=[P03.$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4:.W94];&quot;C&quot;)" office:value-type="float" office:value="0" calcext:value-type="float">
            <text:p>0</text:p>
          </table:table-cell>
          <table:table-cell table:style-name="ce121" table:formula="of:=COUNTIF([.D94:.W94];&quot;NC&quot;)" office:value-type="float" office:value="0" calcext:value-type="float">
            <text:p>0</text:p>
          </table:table-cell>
          <table:table-cell table:style-name="ce121" table:formula="of:=COUNTIF([.D94:.W94];&quot;NA&quot;)" office:value-type="float" office:value="0" calcext:value-type="float">
            <text:p>0</text:p>
          </table:table-cell>
          <table:table-cell table:style-name="ce121" table:formula="of:=COUNTIF([.D94:.W94];&quot;NT&quot;)" office:value-type="float" office:value="3" calcext:value-type="float">
            <text:p>3</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104" table:formula="of:=[Critères.$B84]" office:value-type="string" office:string-value="11.12" calcext:value-type="string">
            <text:p>11.12</text:p>
          </table:table-cell>
          <table:table-cell table:style-name="ce104"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P02.$E85]" office:value-type="string" office:string-value="N" calcext:value-type="string">
            <text:p>N</text:p>
          </table:table-cell>
          <table:table-cell table:formula="of:=[P03.$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5]" office:value-type="string" office:string-value="11.13" calcext:value-type="string">
            <text:p>11.13</text:p>
          </table:table-cell>
          <table:table-cell table:style-name="ce104"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P02.$D86]" office:value-type="string" office:string-value="NT" calcext:value-type="string">
            <text:p>NT</text:p>
          </table:table-cell>
          <table:table-cell table:formula="of:=[P03.$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5:.W95];&quot;C&quot;)" office:value-type="float" office:value="0" calcext:value-type="float">
            <text:p>0</text:p>
          </table:table-cell>
          <table:table-cell table:style-name="ce121" table:formula="of:=COUNTIF([.D95:.W95];&quot;NC&quot;)" office:value-type="float" office:value="0" calcext:value-type="float">
            <text:p>0</text:p>
          </table:table-cell>
          <table:table-cell table:style-name="ce121" table:formula="of:=COUNTIF([.D95:.W95];&quot;NA&quot;)" office:value-type="float" office:value="0" calcext:value-type="float">
            <text:p>0</text:p>
          </table:table-cell>
          <table:table-cell table:style-name="ce121" table:formula="of:=COUNTIF([.D95:.W95];&quot;NT&quot;)" office:value-type="float" office:value="3" calcext:value-type="float">
            <text:p>3</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104" table:formula="of:=[Critères.$B85]" office:value-type="string" office:string-value="11.13" calcext:value-type="string">
            <text:p>11.13</text:p>
          </table:table-cell>
          <table:table-cell table:style-name="ce104"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P02.$E86]" office:value-type="string" office:string-value="N" calcext:value-type="string">
            <text:p>N</text:p>
          </table:table-cell>
          <table:table-cell table:formula="of:=[P03.$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5:.AY95];&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83:.X95])" office:value-type="float" office:value="0" calcext:value-type="float">
            <text:p>0</text:p>
          </table:table-cell>
          <table:table-cell table:style-name="ce123" table:formula="of:=SUM([.Y83:.Y95])" office:value-type="float" office:value="0" calcext:value-type="float">
            <text:p>0</text:p>
          </table:table-cell>
          <table:table-cell table:style-name="ce123" table:formula="of:=SUM([.Z83:.Z95])" office:value-type="float" office:value="0" calcext:value-type="float">
            <text:p>0</text:p>
          </table:table-cell>
          <table:table-cell table:style-name="ce123" table:formula="of:=SUM([.AA83:.AA95])" office:value-type="float" office:value="39" calcext:value-type="float">
            <text:p>39</text:p>
          </table:table-cell>
          <table:table-cell/>
          <table:table-cell table:style-name="ce116"/>
          <table:table-cell table:style-name="ce117" table:number-columns-repeated="22"/>
          <table:table-cell table:style-name="ce123"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6]" office:value-type="string" office:string-value="12.1" calcext:value-type="string">
            <text:p>12.1</text:p>
          </table:table-cell>
          <table:table-cell table:style-name="ce104"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P02.$D87]" office:value-type="string" office:string-value="NT" calcext:value-type="string">
            <text:p>NT</text:p>
          </table:table-cell>
          <table:table-cell table:formula="of:=[P03.$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7:.W97];&quot;C&quot;)" office:value-type="float" office:value="0" calcext:value-type="float">
            <text:p>0</text:p>
          </table:table-cell>
          <table:table-cell table:style-name="ce121" table:formula="of:=COUNTIF([.D97:.W97];&quot;NC&quot;)" office:value-type="float" office:value="0" calcext:value-type="float">
            <text:p>0</text:p>
          </table:table-cell>
          <table:table-cell table:style-name="ce121" table:formula="of:=COUNTIF([.D97:.W97];&quot;NA&quot;)" office:value-type="float" office:value="0" calcext:value-type="float">
            <text:p>0</text:p>
          </table:table-cell>
          <table:table-cell table:style-name="ce121" table:formula="of:=COUNTIF([.D97:.W97];&quot;NT&quot;)" office:value-type="float" office:value="3" calcext:value-type="float">
            <text:p>3</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104" table:formula="of:=[Critères.$B86]" office:value-type="string" office:string-value="12.1" calcext:value-type="string">
            <text:p>12.1</text:p>
          </table:table-cell>
          <table:table-cell table:style-name="ce104"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P02.$E87]" office:value-type="string" office:string-value="N" calcext:value-type="string">
            <text:p>N</text:p>
          </table:table-cell>
          <table:table-cell table:formula="of:=[P03.$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7]" office:value-type="string" office:string-value="12.2" calcext:value-type="string">
            <text:p>12.2</text:p>
          </table:table-cell>
          <table:table-cell table:style-name="ce104"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P02.$D88]" office:value-type="string" office:string-value="NT" calcext:value-type="string">
            <text:p>NT</text:p>
          </table:table-cell>
          <table:table-cell table:formula="of:=[P03.$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8:.W98];&quot;C&quot;)" office:value-type="float" office:value="0" calcext:value-type="float">
            <text:p>0</text:p>
          </table:table-cell>
          <table:table-cell table:style-name="ce121" table:formula="of:=COUNTIF([.D98:.W98];&quot;NC&quot;)" office:value-type="float" office:value="0" calcext:value-type="float">
            <text:p>0</text:p>
          </table:table-cell>
          <table:table-cell table:style-name="ce121" table:formula="of:=COUNTIF([.D98:.W98];&quot;NA&quot;)" office:value-type="float" office:value="0" calcext:value-type="float">
            <text:p>0</text:p>
          </table:table-cell>
          <table:table-cell table:style-name="ce121" table:formula="of:=COUNTIF([.D98:.W98];&quot;NT&quot;)" office:value-type="float" office:value="3" calcext:value-type="float">
            <text:p>3</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104" table:formula="of:=[Critères.$B87]" office:value-type="string" office:string-value="12.2" calcext:value-type="string">
            <text:p>12.2</text:p>
          </table:table-cell>
          <table:table-cell table:style-name="ce104"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P02.$E88]" office:value-type="string" office:string-value="N" calcext:value-type="string">
            <text:p>N</text:p>
          </table:table-cell>
          <table:table-cell table:formula="of:=[P03.$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8]" office:value-type="string" office:string-value="12.3" calcext:value-type="string">
            <text:p>12.3</text:p>
          </table:table-cell>
          <table:table-cell table:style-name="ce104"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P02.$D89]" office:value-type="string" office:string-value="NT" calcext:value-type="string">
            <text:p>NT</text:p>
          </table:table-cell>
          <table:table-cell table:formula="of:=[P03.$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9:.W99];&quot;C&quot;)" office:value-type="float" office:value="0" calcext:value-type="float">
            <text:p>0</text:p>
          </table:table-cell>
          <table:table-cell table:style-name="ce121" table:formula="of:=COUNTIF([.D99:.W99];&quot;NC&quot;)" office:value-type="float" office:value="0" calcext:value-type="float">
            <text:p>0</text:p>
          </table:table-cell>
          <table:table-cell table:style-name="ce121" table:formula="of:=COUNTIF([.D99:.W99];&quot;NA&quot;)" office:value-type="float" office:value="0" calcext:value-type="float">
            <text:p>0</text:p>
          </table:table-cell>
          <table:table-cell table:style-name="ce121" table:formula="of:=COUNTIF([.D99:.W99];&quot;NT&quot;)" office:value-type="float" office:value="3" calcext:value-type="float">
            <text:p>3</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104" table:formula="of:=[Critères.$B88]" office:value-type="string" office:string-value="12.3" calcext:value-type="string">
            <text:p>12.3</text:p>
          </table:table-cell>
          <table:table-cell table:style-name="ce104"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P02.$E89]" office:value-type="string" office:string-value="N" calcext:value-type="string">
            <text:p>N</text:p>
          </table:table-cell>
          <table:table-cell table:formula="of:=[P03.$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9]" office:value-type="string" office:string-value="12.4" calcext:value-type="string">
            <text:p>12.4</text:p>
          </table:table-cell>
          <table:table-cell table:style-name="ce104" table:formula="of:=[Critères.$A86]" office:value-type="string" office:string-value="NAVIGATION" calcext:value-type="string">
            <text:p>NAVIGATION</text:p>
          </table:table-cell>
          <table:table-cell table:formula="of:=[P01.$D90]" office:value-type="string" office:string-value="NC" calcext:value-type="string">
            <text:p>NC</text:p>
          </table:table-cell>
          <table:table-cell table:formula="of:=[P02.$D90]" office:value-type="string" office:string-value="NT" calcext:value-type="string">
            <text:p>NT</text:p>
          </table:table-cell>
          <table:table-cell table:formula="of:=[P03.$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0:.W100];&quot;C&quot;)" office:value-type="float" office:value="0" calcext:value-type="float">
            <text:p>0</text:p>
          </table:table-cell>
          <table:table-cell table:style-name="ce121" table:formula="of:=COUNTIF([.D100:.W100];&quot;NC&quot;)" office:value-type="float" office:value="1" calcext:value-type="float">
            <text:p>1</text:p>
          </table:table-cell>
          <table:table-cell table:style-name="ce121" table:formula="of:=COUNTIF([.D100:.W100];&quot;NA&quot;)" office:value-type="float" office:value="0" calcext:value-type="float">
            <text:p>0</text:p>
          </table:table-cell>
          <table:table-cell table:style-name="ce121" table:formula="of:=COUNTIF([.D100:.W100];&quot;NT&quot;)" office:value-type="float" office:value="2" calcext:value-type="float">
            <text:p>2</text:p>
          </table:table-cell>
          <table:table-cell table:formula="of:=IF([.Y100]&gt;0;&quot;NC&quot;;IF([.X100]&gt;0;&quot;C&quot;;IF([.AA100]&gt;0;&quot;NT&quot;;&quot;NA&quot;)))" office:value-type="string" office:string-value="NC" calcext:value-type="string">
            <text:p>NC</text:p>
          </table:table-cell>
          <table:table-cell office:value-type="float" office:value="12" calcext:value-type="float">
            <text:p>12</text:p>
          </table:table-cell>
          <table:table-cell table:style-name="ce104" table:formula="of:=[Critères.$B89]" office:value-type="string" office:string-value="12.4" calcext:value-type="string">
            <text:p>12.4</text:p>
          </table:table-cell>
          <table:table-cell table:style-name="ce104"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P02.$E90]" office:value-type="string" office:string-value="N" calcext:value-type="string">
            <text:p>N</text:p>
          </table:table-cell>
          <table:table-cell table:formula="of:=[P03.$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0]" office:value-type="string" office:string-value="12.5" calcext:value-type="string">
            <text:p>12.5</text:p>
          </table:table-cell>
          <table:table-cell table:style-name="ce104"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P02.$D91]" office:value-type="string" office:string-value="NT" calcext:value-type="string">
            <text:p>NT</text:p>
          </table:table-cell>
          <table:table-cell table:formula="of:=[P03.$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1:.W101];&quot;C&quot;)" office:value-type="float" office:value="0" calcext:value-type="float">
            <text:p>0</text:p>
          </table:table-cell>
          <table:table-cell table:style-name="ce121" table:formula="of:=COUNTIF([.D101:.W101];&quot;NC&quot;)" office:value-type="float" office:value="0" calcext:value-type="float">
            <text:p>0</text:p>
          </table:table-cell>
          <table:table-cell table:style-name="ce121" table:formula="of:=COUNTIF([.D101:.W101];&quot;NA&quot;)" office:value-type="float" office:value="0" calcext:value-type="float">
            <text:p>0</text:p>
          </table:table-cell>
          <table:table-cell table:style-name="ce121" table:formula="of:=COUNTIF([.D101:.W101];&quot;NT&quot;)" office:value-type="float" office:value="3" calcext:value-type="float">
            <text:p>3</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104" table:formula="of:=[Critères.$B90]" office:value-type="string" office:string-value="12.5" calcext:value-type="string">
            <text:p>12.5</text:p>
          </table:table-cell>
          <table:table-cell table:style-name="ce104"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P02.$E91]" office:value-type="string" office:string-value="N" calcext:value-type="string">
            <text:p>N</text:p>
          </table:table-cell>
          <table:table-cell table:formula="of:=[P03.$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1]" office:value-type="string" office:string-value="12.6" calcext:value-type="string">
            <text:p>12.6</text:p>
          </table:table-cell>
          <table:table-cell table:style-name="ce104" table:formula="of:=[Critères.$A86]" office:value-type="string" office:string-value="NAVIGATION" calcext:value-type="string">
            <text:p>NAVIGATION</text:p>
          </table:table-cell>
          <table:table-cell table:formula="of:=[P01.$D92]" office:value-type="string" office:string-value="C" calcext:value-type="string">
            <text:p>C</text:p>
          </table:table-cell>
          <table:table-cell table:formula="of:=[P02.$D92]" office:value-type="string" office:string-value="NT" calcext:value-type="string">
            <text:p>NT</text:p>
          </table:table-cell>
          <table:table-cell table:formula="of:=[P03.$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2:.W102];&quot;C&quot;)" office:value-type="float" office:value="1" calcext:value-type="float">
            <text:p>1</text:p>
          </table:table-cell>
          <table:table-cell table:style-name="ce121" table:formula="of:=COUNTIF([.D102:.W102];&quot;NC&quot;)" office:value-type="float" office:value="0" calcext:value-type="float">
            <text:p>0</text:p>
          </table:table-cell>
          <table:table-cell table:style-name="ce121" table:formula="of:=COUNTIF([.D102:.W102];&quot;NA&quot;)" office:value-type="float" office:value="0" calcext:value-type="float">
            <text:p>0</text:p>
          </table:table-cell>
          <table:table-cell table:style-name="ce121" table:formula="of:=COUNTIF([.D102:.W102];&quot;NT&quot;)" office:value-type="float" office:value="2" calcext:value-type="float">
            <text:p>2</text:p>
          </table:table-cell>
          <table:table-cell table:formula="of:=IF([.Y102]&gt;0;&quot;NC&quot;;IF([.X102]&gt;0;&quot;C&quot;;IF([.AA102]&gt;0;&quot;NT&quot;;&quot;NA&quot;)))" office:value-type="string" office:string-value="C" calcext:value-type="string">
            <text:p>C</text:p>
          </table:table-cell>
          <table:table-cell office:value-type="float" office:value="12" calcext:value-type="float">
            <text:p>12</text:p>
          </table:table-cell>
          <table:table-cell table:style-name="ce104" table:formula="of:=[Critères.$B91]" office:value-type="string" office:string-value="12.6" calcext:value-type="string">
            <text:p>12.6</text:p>
          </table:table-cell>
          <table:table-cell table:style-name="ce104"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P02.$E92]" office:value-type="string" office:string-value="N" calcext:value-type="string">
            <text:p>N</text:p>
          </table:table-cell>
          <table:table-cell table:formula="of:=[P03.$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2]" office:value-type="string" office:string-value="12.7" calcext:value-type="string">
            <text:p>12.7</text:p>
          </table:table-cell>
          <table:table-cell table:style-name="ce104"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P02.$D93]" office:value-type="string" office:string-value="NT" calcext:value-type="string">
            <text:p>NT</text:p>
          </table:table-cell>
          <table:table-cell table:formula="of:=[P03.$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3:.W103];&quot;C&quot;)" office:value-type="float" office:value="0" calcext:value-type="float">
            <text:p>0</text:p>
          </table:table-cell>
          <table:table-cell table:style-name="ce121" table:formula="of:=COUNTIF([.D103:.W103];&quot;NC&quot;)" office:value-type="float" office:value="0" calcext:value-type="float">
            <text:p>0</text:p>
          </table:table-cell>
          <table:table-cell table:style-name="ce121" table:formula="of:=COUNTIF([.D103:.W103];&quot;NA&quot;)" office:value-type="float" office:value="0" calcext:value-type="float">
            <text:p>0</text:p>
          </table:table-cell>
          <table:table-cell table:style-name="ce121" table:formula="of:=COUNTIF([.D103:.W103];&quot;NT&quot;)" office:value-type="float" office:value="3" calcext:value-type="float">
            <text:p>3</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104" table:formula="of:=[Critères.$B92]" office:value-type="string" office:string-value="12.7" calcext:value-type="string">
            <text:p>12.7</text:p>
          </table:table-cell>
          <table:table-cell table:style-name="ce104"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P02.$E93]" office:value-type="string" office:string-value="N" calcext:value-type="string">
            <text:p>N</text:p>
          </table:table-cell>
          <table:table-cell table:formula="of:=[P03.$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3]" office:value-type="string" office:string-value="12.8" calcext:value-type="string">
            <text:p>12.8</text:p>
          </table:table-cell>
          <table:table-cell table:style-name="ce104"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P02.$D94]" office:value-type="string" office:string-value="NT" calcext:value-type="string">
            <text:p>NT</text:p>
          </table:table-cell>
          <table:table-cell table:formula="of:=[P03.$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4:.W104];&quot;C&quot;)" office:value-type="float" office:value="0" calcext:value-type="float">
            <text:p>0</text:p>
          </table:table-cell>
          <table:table-cell table:style-name="ce121" table:formula="of:=COUNTIF([.D104:.W104];&quot;NC&quot;)" office:value-type="float" office:value="0" calcext:value-type="float">
            <text:p>0</text:p>
          </table:table-cell>
          <table:table-cell table:style-name="ce121" table:formula="of:=COUNTIF([.D104:.W104];&quot;NA&quot;)" office:value-type="float" office:value="0" calcext:value-type="float">
            <text:p>0</text:p>
          </table:table-cell>
          <table:table-cell table:style-name="ce121" table:formula="of:=COUNTIF([.D104:.W104];&quot;NT&quot;)" office:value-type="float" office:value="3" calcext:value-type="float">
            <text:p>3</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104" table:formula="of:=[Critères.$B93]" office:value-type="string" office:string-value="12.8" calcext:value-type="string">
            <text:p>12.8</text:p>
          </table:table-cell>
          <table:table-cell table:style-name="ce104"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P02.$E94]" office:value-type="string" office:string-value="N" calcext:value-type="string">
            <text:p>N</text:p>
          </table:table-cell>
          <table:table-cell table:formula="of:=[P03.$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4]" office:value-type="string" office:string-value="12.9" calcext:value-type="string">
            <text:p>12.9</text:p>
          </table:table-cell>
          <table:table-cell table:style-name="ce104"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P02.$D95]" office:value-type="string" office:string-value="NT" calcext:value-type="string">
            <text:p>NT</text:p>
          </table:table-cell>
          <table:table-cell table:formula="of:=[P03.$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5:.W105];&quot;C&quot;)" office:value-type="float" office:value="0" calcext:value-type="float">
            <text:p>0</text:p>
          </table:table-cell>
          <table:table-cell table:style-name="ce121" table:formula="of:=COUNTIF([.D105:.W105];&quot;NC&quot;)" office:value-type="float" office:value="0" calcext:value-type="float">
            <text:p>0</text:p>
          </table:table-cell>
          <table:table-cell table:style-name="ce121" table:formula="of:=COUNTIF([.D105:.W105];&quot;NA&quot;)" office:value-type="float" office:value="0" calcext:value-type="float">
            <text:p>0</text:p>
          </table:table-cell>
          <table:table-cell table:style-name="ce121" table:formula="of:=COUNTIF([.D105:.W105];&quot;NT&quot;)" office:value-type="float" office:value="3" calcext:value-type="float">
            <text:p>3</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104" table:formula="of:=[Critères.$B94]" office:value-type="string" office:string-value="12.9" calcext:value-type="string">
            <text:p>12.9</text:p>
          </table:table-cell>
          <table:table-cell table:style-name="ce104"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P02.$E95]" office:value-type="string" office:string-value="N" calcext:value-type="string">
            <text:p>N</text:p>
          </table:table-cell>
          <table:table-cell table:formula="of:=[P03.$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5]" office:value-type="string" office:string-value="12.10" calcext:value-type="string">
            <text:p>12.10</text:p>
          </table:table-cell>
          <table:table-cell table:style-name="ce104"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P02.$D96]" office:value-type="string" office:string-value="NT" calcext:value-type="string">
            <text:p>NT</text:p>
          </table:table-cell>
          <table:table-cell table:formula="of:=[P03.$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6:.W106];&quot;C&quot;)" office:value-type="float" office:value="0" calcext:value-type="float">
            <text:p>0</text:p>
          </table:table-cell>
          <table:table-cell table:style-name="ce121" table:formula="of:=COUNTIF([.D106:.W106];&quot;NC&quot;)" office:value-type="float" office:value="0" calcext:value-type="float">
            <text:p>0</text:p>
          </table:table-cell>
          <table:table-cell table:style-name="ce121" table:formula="of:=COUNTIF([.D106:.W106];&quot;NA&quot;)" office:value-type="float" office:value="0" calcext:value-type="float">
            <text:p>0</text:p>
          </table:table-cell>
          <table:table-cell table:style-name="ce121" table:formula="of:=COUNTIF([.D106:.W106];&quot;NT&quot;)" office:value-type="float" office:value="3" calcext:value-type="float">
            <text:p>3</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104" table:formula="of:=[Critères.$B95]" office:value-type="string" office:string-value="12.10" calcext:value-type="string">
            <text:p>12.10</text:p>
          </table:table-cell>
          <table:table-cell table:style-name="ce104"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P02.$E96]" office:value-type="string" office:string-value="N" calcext:value-type="string">
            <text:p>N</text:p>
          </table:table-cell>
          <table:table-cell table:formula="of:=[P03.$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6]" office:value-type="string" office:string-value="12.11" calcext:value-type="string">
            <text:p>12.11</text:p>
          </table:table-cell>
          <table:table-cell table:style-name="ce104"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P02.$D97]" office:value-type="string" office:string-value="NT" calcext:value-type="string">
            <text:p>NT</text:p>
          </table:table-cell>
          <table:table-cell table:formula="of:=[P03.$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7:.W107];&quot;C&quot;)" office:value-type="float" office:value="0" calcext:value-type="float">
            <text:p>0</text:p>
          </table:table-cell>
          <table:table-cell table:style-name="ce121" table:formula="of:=COUNTIF([.D107:.W107];&quot;NC&quot;)" office:value-type="float" office:value="0" calcext:value-type="float">
            <text:p>0</text:p>
          </table:table-cell>
          <table:table-cell table:style-name="ce121" table:formula="of:=COUNTIF([.D107:.W107];&quot;NA&quot;)" office:value-type="float" office:value="0" calcext:value-type="float">
            <text:p>0</text:p>
          </table:table-cell>
          <table:table-cell table:style-name="ce121" table:formula="of:=COUNTIF([.D107:.W107];&quot;NT&quot;)" office:value-type="float" office:value="3" calcext:value-type="float">
            <text:p>3</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104" table:formula="of:=[Critères.$B96]" office:value-type="string" office:string-value="12.11" calcext:value-type="string">
            <text:p>12.11</text:p>
          </table:table-cell>
          <table:table-cell table:style-name="ce104"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P02.$E97]" office:value-type="string" office:string-value="N" calcext:value-type="string">
            <text:p>N</text:p>
          </table:table-cell>
          <table:table-cell table:formula="of:=[P03.$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7:.AY107];&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97:.X107])" office:value-type="float" office:value="1" calcext:value-type="float">
            <text:p>1</text:p>
          </table:table-cell>
          <table:table-cell table:style-name="ce123" table:formula="of:=SUM([.Y97:.Y107])" office:value-type="float" office:value="1" calcext:value-type="float">
            <text:p>1</text:p>
          </table:table-cell>
          <table:table-cell table:style-name="ce123" table:formula="of:=SUM([.Z97:.Z107])" office:value-type="float" office:value="0" calcext:value-type="float">
            <text:p>0</text:p>
          </table:table-cell>
          <table:table-cell table:style-name="ce123" table:formula="of:=SUM([.AA97:.AA107])" office:value-type="float" office:value="31" calcext:value-type="float">
            <text:p>31</text:p>
          </table:table-cell>
          <table:table-cell/>
          <table:table-cell table:style-name="ce116"/>
          <table:table-cell table:style-name="ce117" table:number-columns-repeated="22"/>
          <table:table-cell table:style-name="ce123"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7]" office:value-type="string" office:string-value="13.1" calcext:value-type="string">
            <text:p>13.1</text:p>
          </table:table-cell>
          <table:table-cell table:style-name="ce104"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P02.$D98]" office:value-type="string" office:string-value="NT" calcext:value-type="string">
            <text:p>NT</text:p>
          </table:table-cell>
          <table:table-cell table:formula="of:=[P03.$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9:.W109];&quot;C&quot;)" office:value-type="float" office:value="0" calcext:value-type="float">
            <text:p>0</text:p>
          </table:table-cell>
          <table:table-cell table:style-name="ce121" table:formula="of:=COUNTIF([.D109:.W109];&quot;NC&quot;)" office:value-type="float" office:value="0" calcext:value-type="float">
            <text:p>0</text:p>
          </table:table-cell>
          <table:table-cell table:style-name="ce121" table:formula="of:=COUNTIF([.D109:.W109];&quot;NA&quot;)" office:value-type="float" office:value="0" calcext:value-type="float">
            <text:p>0</text:p>
          </table:table-cell>
          <table:table-cell table:style-name="ce121" table:formula="of:=COUNTIF([.D109:.W109];&quot;NT&quot;)" office:value-type="float" office:value="3" calcext:value-type="float">
            <text:p>3</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104" table:formula="of:=[Critères.$B97]" office:value-type="string" office:string-value="13.1" calcext:value-type="string">
            <text:p>13.1</text:p>
          </table:table-cell>
          <table:table-cell table:style-name="ce104"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P02.$E98]" office:value-type="string" office:string-value="N" calcext:value-type="string">
            <text:p>N</text:p>
          </table:table-cell>
          <table:table-cell table:formula="of:=[P03.$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8]" office:value-type="string" office:string-value="13.2" calcext:value-type="string">
            <text:p>13.2</text:p>
          </table:table-cell>
          <table:table-cell table:style-name="ce104"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P02.$D99]" office:value-type="string" office:string-value="NT" calcext:value-type="string">
            <text:p>NT</text:p>
          </table:table-cell>
          <table:table-cell table:formula="of:=[P03.$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0:.W110];&quot;C&quot;)" office:value-type="float" office:value="0" calcext:value-type="float">
            <text:p>0</text:p>
          </table:table-cell>
          <table:table-cell table:style-name="ce121" table:formula="of:=COUNTIF([.D110:.W110];&quot;NC&quot;)" office:value-type="float" office:value="0" calcext:value-type="float">
            <text:p>0</text:p>
          </table:table-cell>
          <table:table-cell table:style-name="ce121" table:formula="of:=COUNTIF([.D110:.W110];&quot;NA&quot;)" office:value-type="float" office:value="0" calcext:value-type="float">
            <text:p>0</text:p>
          </table:table-cell>
          <table:table-cell table:style-name="ce121" table:formula="of:=COUNTIF([.D110:.W110];&quot;NT&quot;)" office:value-type="float" office:value="3" calcext:value-type="float">
            <text:p>3</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104" table:formula="of:=[Critères.$B98]" office:value-type="string" office:string-value="13.2" calcext:value-type="string">
            <text:p>13.2</text:p>
          </table:table-cell>
          <table:table-cell table:style-name="ce104"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P02.$E99]" office:value-type="string" office:string-value="N" calcext:value-type="string">
            <text:p>N</text:p>
          </table:table-cell>
          <table:table-cell table:formula="of:=[P03.$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9]" office:value-type="string" office:string-value="13.3" calcext:value-type="string">
            <text:p>13.3</text:p>
          </table:table-cell>
          <table:table-cell table:style-name="ce104"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P02.$D100]" office:value-type="string" office:string-value="NT" calcext:value-type="string">
            <text:p>NT</text:p>
          </table:table-cell>
          <table:table-cell table:formula="of:=[P03.$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1:.W111];&quot;C&quot;)" office:value-type="float" office:value="0" calcext:value-type="float">
            <text:p>0</text:p>
          </table:table-cell>
          <table:table-cell table:style-name="ce121" table:formula="of:=COUNTIF([.D111:.W111];&quot;NC&quot;)" office:value-type="float" office:value="0" calcext:value-type="float">
            <text:p>0</text:p>
          </table:table-cell>
          <table:table-cell table:style-name="ce121" table:formula="of:=COUNTIF([.D111:.W111];&quot;NA&quot;)" office:value-type="float" office:value="0" calcext:value-type="float">
            <text:p>0</text:p>
          </table:table-cell>
          <table:table-cell table:style-name="ce121" table:formula="of:=COUNTIF([.D111:.W111];&quot;NT&quot;)" office:value-type="float" office:value="3" calcext:value-type="float">
            <text:p>3</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104" table:formula="of:=[Critères.$B99]" office:value-type="string" office:string-value="13.3" calcext:value-type="string">
            <text:p>13.3</text:p>
          </table:table-cell>
          <table:table-cell table:style-name="ce104"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P02.$E100]" office:value-type="string" office:string-value="N" calcext:value-type="string">
            <text:p>N</text:p>
          </table:table-cell>
          <table:table-cell table:formula="of:=[P03.$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0]" office:value-type="string" office:string-value="13.4" calcext:value-type="string">
            <text:p>13.4</text:p>
          </table:table-cell>
          <table:table-cell table:style-name="ce104"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P02.$D101]" office:value-type="string" office:string-value="NT" calcext:value-type="string">
            <text:p>NT</text:p>
          </table:table-cell>
          <table:table-cell table:formula="of:=[P03.$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2:.W112];&quot;C&quot;)" office:value-type="float" office:value="0" calcext:value-type="float">
            <text:p>0</text:p>
          </table:table-cell>
          <table:table-cell table:style-name="ce121" table:formula="of:=COUNTIF([.D112:.W112];&quot;NC&quot;)" office:value-type="float" office:value="0" calcext:value-type="float">
            <text:p>0</text:p>
          </table:table-cell>
          <table:table-cell table:style-name="ce121" table:formula="of:=COUNTIF([.D112:.W112];&quot;NA&quot;)" office:value-type="float" office:value="0" calcext:value-type="float">
            <text:p>0</text:p>
          </table:table-cell>
          <table:table-cell table:style-name="ce121" table:formula="of:=COUNTIF([.D112:.W112];&quot;NT&quot;)" office:value-type="float" office:value="3" calcext:value-type="float">
            <text:p>3</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104" table:formula="of:=[Critères.$B100]" office:value-type="string" office:string-value="13.4" calcext:value-type="string">
            <text:p>13.4</text:p>
          </table:table-cell>
          <table:table-cell table:style-name="ce104"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P02.$E101]" office:value-type="string" office:string-value="N" calcext:value-type="string">
            <text:p>N</text:p>
          </table:table-cell>
          <table:table-cell table:formula="of:=[P03.$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1]" office:value-type="string" office:string-value="13.5" calcext:value-type="string">
            <text:p>13.5</text:p>
          </table:table-cell>
          <table:table-cell table:style-name="ce104"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P02.$D102]" office:value-type="string" office:string-value="NT" calcext:value-type="string">
            <text:p>NT</text:p>
          </table:table-cell>
          <table:table-cell table:formula="of:=[P03.$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3:.W113];&quot;C&quot;)" office:value-type="float" office:value="0" calcext:value-type="float">
            <text:p>0</text:p>
          </table:table-cell>
          <table:table-cell table:style-name="ce121" table:formula="of:=COUNTIF([.D113:.W113];&quot;NC&quot;)" office:value-type="float" office:value="0" calcext:value-type="float">
            <text:p>0</text:p>
          </table:table-cell>
          <table:table-cell table:style-name="ce121" table:formula="of:=COUNTIF([.D113:.W113];&quot;NA&quot;)" office:value-type="float" office:value="0" calcext:value-type="float">
            <text:p>0</text:p>
          </table:table-cell>
          <table:table-cell table:style-name="ce121" table:formula="of:=COUNTIF([.D113:.W113];&quot;NT&quot;)" office:value-type="float" office:value="3" calcext:value-type="float">
            <text:p>3</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104" table:formula="of:=[Critères.$B101]" office:value-type="string" office:string-value="13.5" calcext:value-type="string">
            <text:p>13.5</text:p>
          </table:table-cell>
          <table:table-cell table:style-name="ce104"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P02.$E102]" office:value-type="string" office:string-value="N" calcext:value-type="string">
            <text:p>N</text:p>
          </table:table-cell>
          <table:table-cell table:formula="of:=[P03.$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2]" office:value-type="string" office:string-value="13.6" calcext:value-type="string">
            <text:p>13.6</text:p>
          </table:table-cell>
          <table:table-cell table:style-name="ce104"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P02.$D103]" office:value-type="string" office:string-value="NT" calcext:value-type="string">
            <text:p>NT</text:p>
          </table:table-cell>
          <table:table-cell table:formula="of:=[P03.$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4:.W114];&quot;C&quot;)" office:value-type="float" office:value="0" calcext:value-type="float">
            <text:p>0</text:p>
          </table:table-cell>
          <table:table-cell table:style-name="ce121" table:formula="of:=COUNTIF([.D114:.W114];&quot;NC&quot;)" office:value-type="float" office:value="0" calcext:value-type="float">
            <text:p>0</text:p>
          </table:table-cell>
          <table:table-cell table:style-name="ce121" table:formula="of:=COUNTIF([.D114:.W114];&quot;NA&quot;)" office:value-type="float" office:value="0" calcext:value-type="float">
            <text:p>0</text:p>
          </table:table-cell>
          <table:table-cell table:style-name="ce121" table:formula="of:=COUNTIF([.D114:.W114];&quot;NT&quot;)" office:value-type="float" office:value="3" calcext:value-type="float">
            <text:p>3</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104" table:formula="of:=[Critères.$B102]" office:value-type="string" office:string-value="13.6" calcext:value-type="string">
            <text:p>13.6</text:p>
          </table:table-cell>
          <table:table-cell table:style-name="ce104"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P02.$E103]" office:value-type="string" office:string-value="N" calcext:value-type="string">
            <text:p>N</text:p>
          </table:table-cell>
          <table:table-cell table:formula="of:=[P03.$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3]" office:value-type="string" office:string-value="13.7" calcext:value-type="string">
            <text:p>13.7</text:p>
          </table:table-cell>
          <table:table-cell table:style-name="ce104"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P02.$D104]" office:value-type="string" office:string-value="NT" calcext:value-type="string">
            <text:p>NT</text:p>
          </table:table-cell>
          <table:table-cell table:formula="of:=[P03.$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5:.W115];&quot;C&quot;)" office:value-type="float" office:value="0" calcext:value-type="float">
            <text:p>0</text:p>
          </table:table-cell>
          <table:table-cell table:style-name="ce121" table:formula="of:=COUNTIF([.D115:.W115];&quot;NC&quot;)" office:value-type="float" office:value="0" calcext:value-type="float">
            <text:p>0</text:p>
          </table:table-cell>
          <table:table-cell table:style-name="ce121" table:formula="of:=COUNTIF([.D115:.W115];&quot;NA&quot;)" office:value-type="float" office:value="0" calcext:value-type="float">
            <text:p>0</text:p>
          </table:table-cell>
          <table:table-cell table:style-name="ce121" table:formula="of:=COUNTIF([.D115:.W115];&quot;NT&quot;)" office:value-type="float" office:value="3" calcext:value-type="float">
            <text:p>3</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104" table:formula="of:=[Critères.$B103]" office:value-type="string" office:string-value="13.7" calcext:value-type="string">
            <text:p>13.7</text:p>
          </table:table-cell>
          <table:table-cell table:style-name="ce104"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P02.$E104]" office:value-type="string" office:string-value="N" calcext:value-type="string">
            <text:p>N</text:p>
          </table:table-cell>
          <table:table-cell table:formula="of:=[P03.$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4]" office:value-type="string" office:string-value="13.8" calcext:value-type="string">
            <text:p>13.8</text:p>
          </table:table-cell>
          <table:table-cell table:style-name="ce104"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P02.$D105]" office:value-type="string" office:string-value="NT" calcext:value-type="string">
            <text:p>NT</text:p>
          </table:table-cell>
          <table:table-cell table:formula="of:=[P03.$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6:.W116];&quot;C&quot;)" office:value-type="float" office:value="0" calcext:value-type="float">
            <text:p>0</text:p>
          </table:table-cell>
          <table:table-cell table:style-name="ce121" table:formula="of:=COUNTIF([.D116:.W116];&quot;NC&quot;)" office:value-type="float" office:value="0" calcext:value-type="float">
            <text:p>0</text:p>
          </table:table-cell>
          <table:table-cell table:style-name="ce121" table:formula="of:=COUNTIF([.D116:.W116];&quot;NA&quot;)" office:value-type="float" office:value="0" calcext:value-type="float">
            <text:p>0</text:p>
          </table:table-cell>
          <table:table-cell table:style-name="ce121" table:formula="of:=COUNTIF([.D116:.W116];&quot;NT&quot;)" office:value-type="float" office:value="3" calcext:value-type="float">
            <text:p>3</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104" table:formula="of:=[Critères.$B104]" office:value-type="string" office:string-value="13.8" calcext:value-type="string">
            <text:p>13.8</text:p>
          </table:table-cell>
          <table:table-cell table:style-name="ce104"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P02.$E105]" office:value-type="string" office:string-value="N" calcext:value-type="string">
            <text:p>N</text:p>
          </table:table-cell>
          <table:table-cell table:formula="of:=[P03.$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5]" office:value-type="string" office:string-value="13.9" calcext:value-type="string">
            <text:p>13.9</text:p>
          </table:table-cell>
          <table:table-cell table:style-name="ce104" table:formula="of:=[Critères.$A97]" office:value-type="string" office:string-value="CONSULTATION" calcext:value-type="string">
            <text:p>CONSULTATION</text:p>
          </table:table-cell>
          <table:table-cell table:formula="of:=[P01.$D106]" office:value-type="string" office:string-value="NC" calcext:value-type="string">
            <text:p>NC</text:p>
          </table:table-cell>
          <table:table-cell table:formula="of:=[P02.$D106]" office:value-type="string" office:string-value="NT" calcext:value-type="string">
            <text:p>NT</text:p>
          </table:table-cell>
          <table:table-cell table:formula="of:=[P03.$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7:.W117];&quot;C&quot;)" office:value-type="float" office:value="0" calcext:value-type="float">
            <text:p>0</text:p>
          </table:table-cell>
          <table:table-cell table:style-name="ce121" table:formula="of:=COUNTIF([.D117:.W117];&quot;NC&quot;)" office:value-type="float" office:value="1" calcext:value-type="float">
            <text:p>1</text:p>
          </table:table-cell>
          <table:table-cell table:style-name="ce121" table:formula="of:=COUNTIF([.D117:.W117];&quot;NA&quot;)" office:value-type="float" office:value="0" calcext:value-type="float">
            <text:p>0</text:p>
          </table:table-cell>
          <table:table-cell table:style-name="ce121" table:formula="of:=COUNTIF([.D117:.W117];&quot;NT&quot;)" office:value-type="float" office:value="2" calcext:value-type="float">
            <text:p>2</text:p>
          </table:table-cell>
          <table:table-cell table:formula="of:=IF([.Y117]&gt;0;&quot;NC&quot;;IF([.X117]&gt;0;&quot;C&quot;;IF([.AA117]&gt;0;&quot;NT&quot;;&quot;NA&quot;)))" office:value-type="string" office:string-value="NC" calcext:value-type="string">
            <text:p>NC</text:p>
          </table:table-cell>
          <table:table-cell office:value-type="float" office:value="13" calcext:value-type="float">
            <text:p>13</text:p>
          </table:table-cell>
          <table:table-cell table:style-name="ce104" table:formula="of:=[Critères.$B105]" office:value-type="string" office:string-value="13.9" calcext:value-type="string">
            <text:p>13.9</text:p>
          </table:table-cell>
          <table:table-cell table:style-name="ce104"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P02.$E106]" office:value-type="string" office:string-value="N" calcext:value-type="string">
            <text:p>N</text:p>
          </table:table-cell>
          <table:table-cell table:formula="of:=[P03.$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6]" office:value-type="string" office:string-value="13.10" calcext:value-type="string">
            <text:p>13.10</text:p>
          </table:table-cell>
          <table:table-cell table:style-name="ce104" table:formula="of:=[Critères.$A97]" office:value-type="string" office:string-value="CONSULTATION" calcext:value-type="string">
            <text:p>CONSULTATION</text:p>
          </table:table-cell>
          <table:table-cell table:formula="of:=[P01.$D107]" office:value-type="string" office:string-value="NC" calcext:value-type="string">
            <text:p>NC</text:p>
          </table:table-cell>
          <table:table-cell table:formula="of:=[P02.$D107]" office:value-type="string" office:string-value="NT" calcext:value-type="string">
            <text:p>NT</text:p>
          </table:table-cell>
          <table:table-cell table:formula="of:=[P03.$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8:.W118];&quot;C&quot;)" office:value-type="float" office:value="0" calcext:value-type="float">
            <text:p>0</text:p>
          </table:table-cell>
          <table:table-cell table:style-name="ce121" table:formula="of:=COUNTIF([.D118:.W118];&quot;NC&quot;)" office:value-type="float" office:value="1" calcext:value-type="float">
            <text:p>1</text:p>
          </table:table-cell>
          <table:table-cell table:style-name="ce121" table:formula="of:=COUNTIF([.D118:.W118];&quot;NA&quot;)" office:value-type="float" office:value="0" calcext:value-type="float">
            <text:p>0</text:p>
          </table:table-cell>
          <table:table-cell table:style-name="ce121" table:formula="of:=COUNTIF([.D118:.W118];&quot;NT&quot;)" office:value-type="float" office:value="2" calcext:value-type="float">
            <text:p>2</text:p>
          </table:table-cell>
          <table:table-cell table:formula="of:=IF([.Y118]&gt;0;&quot;NC&quot;;IF([.X118]&gt;0;&quot;C&quot;;IF([.AA118]&gt;0;&quot;NT&quot;;&quot;NA&quot;)))" office:value-type="string" office:string-value="NC" calcext:value-type="string">
            <text:p>NC</text:p>
          </table:table-cell>
          <table:table-cell office:value-type="float" office:value="13" calcext:value-type="float">
            <text:p>13</text:p>
          </table:table-cell>
          <table:table-cell table:style-name="ce104" table:formula="of:=[Critères.$B106]" office:value-type="string" office:string-value="13.10" calcext:value-type="string">
            <text:p>13.10</text:p>
          </table:table-cell>
          <table:table-cell table:style-name="ce104" table:formula="of:=[Critères.$A97]" office:value-type="string" office:string-value="CONSULTATION" calcext:value-type="string">
            <text:p>CONSULTATION</text:p>
          </table:table-cell>
          <table:table-cell table:formula="of:=[P01.$E107]" office:value-type="string" office:string-value="D" calcext:value-type="string">
            <text:p>D</text:p>
          </table:table-cell>
          <table:table-cell table:formula="of:=[P02.$E107]" office:value-type="string" office:string-value="N" calcext:value-type="string">
            <text:p>N</text:p>
          </table:table-cell>
          <table:table-cell table:formula="of:=[P03.$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8:.AY118];&quot;D&quot;)" office:value-type="float" office:value="1" calcext:value-type="float">
            <text:p>1</text:p>
          </table:table-cell>
          <table:table-cell table:number-columns-repeated="12"/>
        </table:table-row>
        <table:table-row table:style-name="ro7">
          <table:table-cell office:value-type="float" office:value="13" calcext:value-type="float">
            <text:p>13</text:p>
          </table:table-cell>
          <table:table-cell table:style-name="ce104" table:formula="of:=[Critères.$B107]" office:value-type="string" office:string-value="13.11" calcext:value-type="string">
            <text:p>13.11</text:p>
          </table:table-cell>
          <table:table-cell table:style-name="ce104" table:formula="of:=[Critères.$A97]" office:value-type="string" office:string-value="CONSULTATION" calcext:value-type="string">
            <text:p>CONSULTATION</text:p>
          </table:table-cell>
          <table:table-cell table:formula="of:=[P01.$D108]" office:value-type="string" office:string-value="C" calcext:value-type="string">
            <text:p>C</text:p>
          </table:table-cell>
          <table:table-cell table:formula="of:=[P02.$D108]" office:value-type="string" office:string-value="NT" calcext:value-type="string">
            <text:p>NT</text:p>
          </table:table-cell>
          <table:table-cell table:formula="of:=[P03.$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9:.W119];&quot;C&quot;)" office:value-type="float" office:value="1" calcext:value-type="float">
            <text:p>1</text:p>
          </table:table-cell>
          <table:table-cell table:style-name="ce121" table:formula="of:=COUNTIF([.D119:.W119];&quot;NC&quot;)" office:value-type="float" office:value="0" calcext:value-type="float">
            <text:p>0</text:p>
          </table:table-cell>
          <table:table-cell table:style-name="ce121" table:formula="of:=COUNTIF([.D119:.W119];&quot;NA&quot;)" office:value-type="float" office:value="0" calcext:value-type="float">
            <text:p>0</text:p>
          </table:table-cell>
          <table:table-cell table:style-name="ce121" table:formula="of:=COUNTIF([.D119:.W119];&quot;NT&quot;)" office:value-type="float" office:value="2" calcext:value-type="float">
            <text:p>2</text:p>
          </table:table-cell>
          <table:table-cell table:formula="of:=IF([.Y119]&gt;0;&quot;NC&quot;;IF([.X119]&gt;0;&quot;C&quot;;IF([.AA119]&gt;0;&quot;NT&quot;;&quot;NA&quot;)))" office:value-type="string" office:string-value="C" calcext:value-type="string">
            <text:p>C</text:p>
          </table:table-cell>
          <table:table-cell office:value-type="float" office:value="13" calcext:value-type="float">
            <text:p>13</text:p>
          </table:table-cell>
          <table:table-cell table:style-name="ce104" table:formula="of:=[Critères.$B107]" office:value-type="string" office:string-value="13.11" calcext:value-type="string">
            <text:p>13.11</text:p>
          </table:table-cell>
          <table:table-cell table:style-name="ce104"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P02.$E108]" office:value-type="string" office:string-value="N" calcext:value-type="string">
            <text:p>N</text:p>
          </table:table-cell>
          <table:table-cell table:formula="of:=[P03.$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8]" office:value-type="string" office:string-value="13.12" calcext:value-type="string">
            <text:p>13.12</text:p>
          </table:table-cell>
          <table:table-cell table:style-name="ce104"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P02.$D109]" office:value-type="string" office:string-value="NT" calcext:value-type="string">
            <text:p>NT</text:p>
          </table:table-cell>
          <table:table-cell table:formula="of:=[P03.$D109]"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20:.W120];&quot;C&quot;)" office:value-type="float" office:value="0" calcext:value-type="float">
            <text:p>0</text:p>
          </table:table-cell>
          <table:table-cell table:style-name="ce121" table:formula="of:=COUNTIF([.D120:.W120];&quot;NC&quot;)" office:value-type="float" office:value="1" calcext:value-type="float">
            <text:p>1</text:p>
          </table:table-cell>
          <table:table-cell table:style-name="ce121" table:formula="of:=COUNTIF([.D120:.W120];&quot;NA&quot;)" office:value-type="float" office:value="0" calcext:value-type="float">
            <text:p>0</text:p>
          </table:table-cell>
          <table:table-cell table:style-name="ce121" table:formula="of:=COUNTIF([.D120:.W120];&quot;NT&quot;)" office:value-type="float" office:value="2" calcext:value-type="float">
            <text:p>2</text:p>
          </table:table-cell>
          <table:table-cell table:formula="of:=IF([.Y120]&gt;0;&quot;NC&quot;;IF([.X120]&gt;0;&quot;C&quot;;IF([.AA120]&gt;0;&quot;NT&quot;;&quot;NA&quot;)))" office:value-type="string" office:string-value="NC" calcext:value-type="string">
            <text:p>NC</text:p>
          </table:table-cell>
          <table:table-cell office:value-type="float" office:value="13" calcext:value-type="float">
            <text:p>13</text:p>
          </table:table-cell>
          <table:table-cell table:style-name="ce104" table:formula="of:=[Critères.$B108]" office:value-type="string" office:string-value="13.12" calcext:value-type="string">
            <text:p>13.12</text:p>
          </table:table-cell>
          <table:table-cell table:style-name="ce104"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P02.$E109]" office:value-type="string" office:string-value="N" calcext:value-type="string">
            <text:p>N</text:p>
          </table:table-cell>
          <table:table-cell table:formula="of:=[P03.$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20:.AY12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09:.X120])" office:value-type="float" office:value="1" calcext:value-type="float">
            <text:p>1</text:p>
          </table:table-cell>
          <table:table-cell table:style-name="ce123" table:formula="of:=SUM([.Y109:.Y120])" office:value-type="float" office:value="3" calcext:value-type="float">
            <text:p>3</text:p>
          </table:table-cell>
          <table:table-cell table:style-name="ce123" table:formula="of:=SUM([.Z109:.Z120])" office:value-type="float" office:value="0" calcext:value-type="float">
            <text:p>0</text:p>
          </table:table-cell>
          <table:table-cell table:style-name="ce123" table:formula="of:=SUM([.AA109:.AA120])" office:value-type="float" office:value="32" calcext:value-type="float">
            <text:p>32</text:p>
          </table:table-cell>
          <table:table-cell/>
          <table:table-cell table:style-name="ce116"/>
          <table:table-cell table:style-name="ce117" table:number-columns-repeated="22"/>
          <table:table-cell table:style-name="ce123" table:formula="of:=SUM([.AZ109:.AZ120])" office:value-type="float" office:value="1" calcext:value-type="float">
            <text:p>1</text:p>
          </table:table-cell>
          <table:table-cell table:number-columns-repeated="12"/>
        </table:table-row>
        <table:table-row table:style-name="ro7">
          <table:table-cell table:style-name="ce70"/>
          <table:table-cell table:style-name="ce118"/>
          <table:table-cell table:style-name="ce118" office:value-type="string" calcext:value-type="string">
            <text:p>TOTAL C</text:p>
          </table:table-cell>
          <table:table-cell table:style-name="ce118"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3" calcext:value-type="float">
            <text:p>3</text:p>
          </table:table-cell>
          <table:table-cell table:style-name="ce118"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1" calcext:value-type="float">
            <text:p>1</text:p>
          </table:table-cell>
          <table:table-cell table:style-name="ce118"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1" calcext:value-type="float">
            <text:p>1</text:p>
          </table:table-cell>
          <table:table-cell table:style-name="ce118"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18"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18"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18"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18"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18"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18"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18"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18"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18"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18"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18"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18"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18"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18"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18"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18"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C</text:p>
          </table:table-cell>
          <table:table-cell table:style-name="ce118"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5" calcext:value-type="float">
            <text:p>5</text:p>
          </table:table-cell>
          <table:table-cell table:style-name="ce118"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2" calcext:value-type="float">
            <text:p>2</text:p>
          </table:table-cell>
          <table:table-cell table:style-name="ce118"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3" calcext:value-type="float">
            <text:p>3</text:p>
          </table:table-cell>
          <table:table-cell table:style-name="ce118"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18"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18"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18"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18"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18"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18"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18"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18"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18"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18"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18"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18"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18"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18"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18"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18"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A</text:p>
          </table:table-cell>
          <table:table-cell table:style-name="ce118"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18"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18"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18"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18"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18"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18"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18"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18"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18"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18"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18"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18"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18"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18"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18"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18"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18"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18"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18"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AUX MOYEN</text:p>
          </table:table-cell>
          <table:table-cell table:style-name="ce64" table:formula="of:=IF(AND([.D122]=0;[.D123]=0);&quot;NA&quot;;[.D122]/([.D122]+[.D123]))" office:value-type="float" office:value="0.375" calcext:value-type="float">
            <text:p>0,375</text:p>
          </table:table-cell>
          <table:table-cell table:style-name="ce64" table:formula="of:=IF(AND([.E122]=0;[.E123]=0);&quot;NA&quot;;[.E122]/([.E122]+[.E123]))" office:value-type="float" office:value="0.333333333333333" calcext:value-type="float">
            <text:p>0,333333333333333</text:p>
          </table:table-cell>
          <table:table-cell table:style-name="ce64" table:formula="of:=IF(AND([.F122]=0;[.F123]=0);&quot;NA&quot;;[.F122]/([.F122]+[.F123]))" office:value-type="float" office:value="0.25" calcext:value-type="float">
            <text:p>0,25</text:p>
          </table:table-cell>
          <table:table-cell table:style-name="ce64" table:formula="of:=IF(AND([.G122]=0;[.G123]=0);&quot;NA&quot;;[.G122]/([.G122]+[.G123]))" office:value-type="string" office:string-value="NA" calcext:value-type="string">
            <text:p>NA</text:p>
          </table:table-cell>
          <table:table-cell table:style-name="ce64" table:formula="of:=IF(AND([.H122]=0;[.H123]=0);&quot;NA&quot;;[.H122]/([.H122]+[.H123]))" office:value-type="string" office:string-value="NA" calcext:value-type="string">
            <text:p>NA</text:p>
          </table:table-cell>
          <table:table-cell table:style-name="ce64" table:formula="of:=IF(AND([.I122]=0;[.I123]=0);&quot;NA&quot;;[.I122]/([.I122]+[.I123]))" office:value-type="string" office:string-value="NA" calcext:value-type="string">
            <text:p>NA</text:p>
          </table:table-cell>
          <table:table-cell table:style-name="ce64" table:formula="of:=IF(AND([.J122]=0;[.J123]=0);&quot;NA&quot;;[.J122]/([.J122]+[.J123]))" office:value-type="string" office:string-value="NA" calcext:value-type="string">
            <text:p>NA</text:p>
          </table:table-cell>
          <table:table-cell table:style-name="ce64" table:formula="of:=IF(AND([.K122]=0;[.K123]=0);&quot;NA&quot;;[.K122]/([.K122]+[.K123]))" office:value-type="string" office:string-value="NA" calcext:value-type="string">
            <text:p>NA</text:p>
          </table:table-cell>
          <table:table-cell table:style-name="ce64" table:formula="of:=IF(AND([.L122]=0;[.L123]=0);&quot;NA&quot;;[.L122]/([.L122]+[.L123]))" office:value-type="string" office:string-value="NA" calcext:value-type="string">
            <text:p>NA</text:p>
          </table:table-cell>
          <table:table-cell table:style-name="ce64" table:formula="of:=IF(AND([.M122]=0;[.M123]=0);&quot;NA&quot;;[.M122]/([.M122]+[.M123]))" office:value-type="string" office:string-value="NA" calcext:value-type="string">
            <text:p>NA</text:p>
          </table:table-cell>
          <table:table-cell table:style-name="ce64" table:formula="of:=IF(AND([.N122]=0;[.N123]=0);&quot;NA&quot;;[.N122]/([.N122]+[.N123]))" office:value-type="string" office:string-value="NA" calcext:value-type="string">
            <text:p>NA</text:p>
          </table:table-cell>
          <table:table-cell table:style-name="ce64" table:formula="of:=IF(AND([.O122]=0;[.O123]=0);&quot;NA&quot;;[.O122]/([.O122]+[.O123]))" office:value-type="string" office:string-value="NA" calcext:value-type="string">
            <text:p>NA</text:p>
          </table:table-cell>
          <table:table-cell table:style-name="ce64" table:formula="of:=IF(AND([.P122]=0;[.P123]=0);&quot;NA&quot;;[.P122]/([.P122]+[.P123]))" office:value-type="string" office:string-value="NA" calcext:value-type="string">
            <text:p>NA</text:p>
          </table:table-cell>
          <table:table-cell table:style-name="ce64" table:formula="of:=IF(AND([.Q122]=0;[.Q123]=0);&quot;NA&quot;;[.Q122]/([.Q122]+[.Q123]))" office:value-type="string" office:string-value="NA" calcext:value-type="string">
            <text:p>NA</text:p>
          </table:table-cell>
          <table:table-cell table:style-name="ce64"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28" table:formula="of:=IF(AND([.W122]&lt;&gt;0;[.W123]&lt;&gt;0);&quot;ok&quot;;&quot;ko&quot;)" office:value-type="string" office:string-value="ko" calcext:value-type="string">
            <text:p>ko</text:p>
          </table:table-cell>
          <table:table-cell table:style-name="ce128" table:number-columns-repeated="3"/>
          <table:table-cell table:style-name="ce70" table:number-columns-repeated="2"/>
          <table:table-cell table:style-name="ce118" table:number-columns-repeated="22"/>
          <table:table-cell table:style-name="ce128"/>
          <table:table-cell table:style-name="ce70"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32" table:default-cell-style-name="ce64"/>
        <table:table-column table:style-name="co15" table:default-cell-style-name="ce142"/>
        <table:table-column table:style-name="co33" table:default-cell-style-name="ce90"/>
        <table:table-column table:style-name="co34" table:default-cell-style-name="ce90"/>
        <table:table-column table:style-name="co35" table:default-cell-style-name="ce90"/>
        <table:table-column table:style-name="co36" table:default-cell-style-name="ce90"/>
        <table:table-column table:style-name="co37" table:default-cell-style-name="ce90"/>
        <table:table-column table:style-name="co4" table:number-columns-repeated="57" table:default-cell-style-name="ce90"/>
        <table:table-column table:style-name="co4" table:number-columns-repeated="959" table:default-cell-style-name="Default"/>
        <table:table-row table:style-name="ro7">
          <table:table-cell table:style-name="ce59"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23">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cell table:number-columns-repeated="959"/>
        </table:table-row>
        <table:table-row table:style-name="ro13">
          <table:table-cell table:style-name="ce86"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C</text:p>
          </table:table-cell>
          <table:table-cell table:style-name="ce140" table:content-validation-name="val2" office:value-type="string" calcext:value-type="string">
            <text:p>N</text:p>
          </table:table-cell>
          <table:table-cell table:style-name="ce92" office:value-type="string" calcext:value-type="string">
            <text:p>P01, topic 1, criterion 1, correction instructions, line 1.</text:p>
            <text:p/>
            <text:p>P01, topic 1, criterion 1, correction instructions, line 3.</text:p>
          </table:table-cell>
          <table:table-cell table:style-name="ce92" office:value-type="string" calcext:value-type="string">
            <text:p>P01, topic 1, criterion 1, derogation comment, line 1.</text:p>
            <text:p/>
            <text:p>P01, topic 1, criterion 1, derogation comment, line 3.</text:p>
          </table:table-cell>
          <table:table-cell table:style-name="ce64"/>
          <table:table-cell table:style-name="ce2" table:number-columns-repeated="56"/>
          <table:table-cell table:number-columns-repeated="959"/>
        </table:table-row>
        <table:table-row table:style-name="ro13">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92" office:value-type="string" calcext:value-type="string">
            <text:p>P01, topic 1, criterion 2, correction instructions, line 1.</text:p>
            <text:p/>
            <text:p>P01, topic 1, criterion 2, correction instructions, line 3.</text:p>
          </table:table-cell>
          <table:table-cell table:style-name="ce92" office:value-type="string" calcext:value-type="string">
            <text:p>P01, topic 1, criterion 2, derogation comment, line 1.</text:p>
            <text:p/>
            <text:p>P01, topic 1, criterion 2, derogation comment, line 3.</text:p>
          </table:table-cell>
          <table:table-cell table:style-name="ce2"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92" office:value-type="string" calcext:value-type="string">
            <text:p>P01, topic 1, criterion 3, correction instructions, line 1.</text:p>
            <text:p/>
            <text:p>P01, topic 1, criterion 3, correction instructions, line 3.</text:p>
          </table:table-cell>
          <table:table-cell table:style-name="ce92" office:value-type="string" calcext:value-type="string">
            <text:p>P01, topic 1, criterion 3, derogation comment, line 1.</text:p>
            <text:p/>
            <text:p>P01, topic 1, criterion 3, derogation comment, line 3.</text:p>
          </table:table-cell>
          <table:table-cell table:style-name="ce2"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office:value-type="string" calcext:value-type="string">
            <text:p>P01, topic 1, criterion 4, correction instructions, line 1.</text:p>
            <text:p/>
            <text:p>P01, topic 1, criterion 4, correction instructions, line 3.</text:p>
          </table:table-cell>
          <table:table-cell table:style-name="ce92" office:value-type="string" calcext:value-type="string">
            <text:p>P01, topic 1, criterion 4, derogation comment, line 1.</text:p>
            <text:p/>
            <text:p>P01, topic 1, criterion 4, derogation comment, line 3.</text:p>
          </table:table-cell>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4"/>
          <table:table-cell table:style-name="ce92"/>
          <table:table-cell table:number-columns-repeated="1016"/>
        </table:table-row>
        <table:table-row table:style-name="ro24">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5">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6">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number-columns-repeated="1016"/>
        </table:table-row>
        <table:table-row table:style-name="ro22">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2" table:number-columns-repeated="2"/>
          <table:table-cell table:number-columns-repeated="1016"/>
        </table:table-row>
        <table:table-row table:style-name="ro7">
          <table:table-cell table:style-name="ce86"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93"/>
          <table:table-cell table:number-columns-repeated="1016"/>
        </table:table-row>
        <table:table-row table:style-name="ro27">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28">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table-cell table:style-name="ce86"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86"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86"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table-cell table:style-name="ce86"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table-cell table:style-name="ce86"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9">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8">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table-cell table:style-name="ce86"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8">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30">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1">
          <table:table-cell table:style-name="ce86"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3" table:number-columns-repeated="2"/>
          <table:table-cell table:number-columns-repeated="1016"/>
        </table:table-row>
        <table:table-row table:style-name="ro13">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92" office:value-type="string" calcext:value-type="string">
            <text:p>P01, topic 12, criterion 4, correction instructions, line 1.</text:p>
            <text:p/>
            <text:p>P01, topic 12, criterion 4, correction instructions, line 3.</text:p>
          </table:table-cell>
          <table:table-cell table:style-name="ce92" office:value-type="string" calcext:value-type="string">
            <text:p>P01, topic 12, criterion 4, derogation comment, line 1.</text:p>
            <text:p/>
            <text:p>P01, topic 12, criterion 4, derogation comment, line 3.</text:p>
          </table:table-cell>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30">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92" office:value-type="string" calcext:value-type="string">
            <text:p>P01, topic 12, criterion 6, correction instructions, line 1.</text:p>
            <text:p/>
            <text:p>P01, topic 12, criterion 6, correction instructions, line 3.</text:p>
          </table:table-cell>
          <table:table-cell table:style-name="ce92" office:value-type="string" calcext:value-type="string">
            <text:p>P01, topic 12, criterion 6, derogation comment, line 1.</text:p>
            <text:p/>
            <text:p>P01, topic 12, criterion 6, derogation comment, line 3.</text:p>
          </table:table-cell>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8">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8">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table-cell table:style-name="ce86"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92" table:number-columns-repeated="2"/>
          <table:table-cell table:number-columns-repeated="1016"/>
        </table:table-row>
        <table:table-row table:style-name="ro28">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92" table:number-columns-repeated="2"/>
          <table:table-cell table:number-columns-repeated="1016"/>
        </table:table-row>
        <table:table-row table:style-name="ro28">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92" office:value-type="string" calcext:value-type="string">
            <text:p>P01, topic 13, criterion 11, correction instructions, line 1.</text:p>
            <text:p/>
            <text:p>P01, topic 13, criterion 11, correction instructions, line 3.</text:p>
          </table:table-cell>
          <table:table-cell table:style-name="ce92" office:value-type="string" calcext:value-type="string">
            <text:p>P01, topic 13, criterion 11, derogation comment, line 1.</text:p>
            <text:p/>
            <text:p>P01, topic 13, criterion 11, derogation comment, line 3.</text:p>
          </table:table-cell>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92" office:value-type="string" calcext:value-type="string">
            <text:p>P01, topic 13, criterion 12, correction instructions, line 1.</text:p>
            <text:p/>
            <text:p>P01, topic 13, criterion 12, correction instructions, line 3.</text:p>
          </table:table-cell>
          <table:table-cell table:style-name="ce92" office:value-type="string" calcext:value-type="string">
            <text:p>P01, topic 13, criterion 12, derogation comment, line 1.</text:p>
            <text:p/>
            <text:p>P01, topic 13, criterion 12, derogation comment, line 3.</text:p>
          </table:table-cell>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table table:name="P02" table:style-name="ta1">
        <table:table-column table:style-name="co32" table:default-cell-style-name="ce64"/>
        <table:table-column table:style-name="co15" table:default-cell-style-name="ce142"/>
        <table:table-column table:style-name="co33" table:default-cell-style-name="ce90"/>
        <table:table-column table:style-name="co34" table:default-cell-style-name="ce90"/>
        <table:table-column table:style-name="co35" table:default-cell-style-name="ce90"/>
        <table:table-column table:style-name="co36" table:default-cell-style-name="ce90"/>
        <table:table-column table:style-name="co38" table:default-cell-style-name="ce90"/>
        <table:table-column table:style-name="co4" table:number-columns-repeated="57" table:default-cell-style-name="ce90"/>
        <table:table-row table:style-name="ro7">
          <table:table-cell table:style-name="ce59"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57"/>
        </table:table-row>
        <table:table-row table:style-name="ro7">
          <table:table-cell table:style-name="ce76" table:formula="of:=CONCATENATE([Échantillon.B10];&quot; : &quot;;[Échantillon.C10])" office:value-type="string" office:string-value="Authentification : http://www.site.fr/authentification.html" calcext:value-type="string" table:number-columns-spanned="7" table:number-rows-spanned="1">
            <text:p>Authentification : http://www.site.fr/authentification.html</text:p>
          </table:table-cell>
          <table:covered-table-cell table:number-columns-repeated="6"/>
          <table:table-cell table:number-columns-repeated="57"/>
        </table:table-row>
        <table:table-row table:style-name="ro23">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row>
        <table:table-row table:style-name="ro11">
          <table:table-cell table:style-name="ce86"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54" table:content-validation-name="val1" office:value-type="string" calcext:value-type="string">
            <text:p>NT</text:p>
          </table:table-cell>
          <table:table-cell table:style-name="ce162" table:content-validation-name="val2" office:value-type="string" calcext:value-type="string">
            <text:p>N</text:p>
          </table:table-cell>
          <table:table-cell table:style-name="ce92" table:number-columns-repeated="2"/>
          <table:table-cell table:style-name="ce64"/>
          <table:table-cell table:style-name="ce2" table:number-columns-repeated="56"/>
        </table:table-row>
        <table:table-row table:style-name="ro11">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style-name="ce2" table:number-columns-repeated="57"/>
        </table:table-row>
        <table:table-row table:style-name="ro13">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4"/>
          <table:table-cell table:style-name="ce92"/>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54" table:content-validation-name="val1" office:value-type="string" calcext:value-type="string">
            <text:p>NT</text:p>
          </table:table-cell>
          <table:table-cell table:style-name="ce162"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54" table:content-validation-name="val1" office:value-type="string" calcext:value-type="string">
            <text:p>NT</text:p>
          </table:table-cell>
          <table:table-cell table:style-name="ce162"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86"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54" table:content-validation-name="val1" office:value-type="string" calcext:value-type="string">
            <text:p>NT</text:p>
          </table:table-cell>
          <table:table-cell table:style-name="ce162" table:content-validation-name="val2" office:value-type="string" calcext:value-type="string">
            <text:p>N</text:p>
          </table:table-cell>
          <table:table-cell table:style-name="ce69"/>
          <table:table-cell table:style-name="ce93"/>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54" table:content-validation-name="val1" office:value-type="string" calcext:value-type="string">
            <text:p>NT</text:p>
          </table:table-cell>
          <table:table-cell table:style-name="ce162" table:content-validation-name="val2" office:value-type="string" calcext:value-type="string">
            <text:p>N</text:p>
          </table:table-cell>
          <table:table-cell table:style-name="ce93" table:number-columns-repeated="2"/>
          <table:table-cell table:number-columns-repeated="57"/>
        </table:table-row>
        <table:table-row table:style-name="ro13">
          <table:table-cell table:style-name="ce86"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54" table:content-validation-name="val1" office:value-type="string" calcext:value-type="string">
            <text:p>C</text:p>
          </table:table-cell>
          <table:table-cell table:style-name="ce163" table:content-validation-name="val2" office:value-type="string" calcext:value-type="string">
            <text:p>N</text:p>
          </table:table-cell>
          <table:table-cell table:style-name="ce92" office:value-type="string" calcext:value-type="string">
            <text:p>P02, topic 3, criterion 1, correction instructions, line 1.</text:p>
            <text:p/>
            <text:p>P02, topic 3, criterion 1, correction instructions, line 3.</text:p>
          </table:table-cell>
          <table:table-cell table:style-name="ce92"/>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28">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54" table:content-validation-name="val1" office:value-type="string" calcext:value-type="string">
            <text:p>NC</text:p>
          </table:table-cell>
          <table:table-cell table:style-name="ce163" table:content-validation-name="val2" office:value-type="string" calcext:value-type="string">
            <text:p>N</text:p>
          </table:table-cell>
          <table:table-cell table:style-name="ce92" office:value-type="string" calcext:value-type="string">
            <text:p>P02, topic 3, criterion 3, correction instructions, line 1.</text:p>
            <text:p/>
            <text:p>P02, topic 3, criterion 3, correction instructions, line 3.</text:p>
          </table:table-cell>
          <table:table-cell table:style-name="ce93"/>
          <table:table-cell table:number-columns-repeated="57"/>
        </table:table-row>
        <table:table-row table:style-name="ro13">
          <table:table-cell table:style-name="ce86"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30">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54" table:content-validation-name="val1" office:value-type="string" calcext:value-type="string">
            <text:p>NC</text:p>
          </table:table-cell>
          <table:table-cell table:style-name="ce163" table:content-validation-name="val2" office:value-type="string" calcext:value-type="string">
            <text:p>D</text:p>
          </table:table-cell>
          <table:table-cell table:style-name="ce92" office:value-type="string" calcext:value-type="string">
            <text:p>P02, topic 4, criterion 2, correction instructions, line 1.</text:p>
            <text:p/>
            <text:p>P02, topic 4, criterion 2, correction instructions, line 3.</text:p>
          </table:table-cell>
          <table:table-cell table:style-name="ce92" office:value-type="string" calcext:value-type="string">
            <text:p>P02, topic 4, criterion 2, derogation comment, line 1.</text:p>
            <text:p/>
            <text:p>P02, topic 4, criterion 2, derogation comment, line 3.</text:p>
          </table:table-cell>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86"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86"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table-cell table:style-name="ce86"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86"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9">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86"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30">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30">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table-cell table:style-name="ce86"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54" table:content-validation-name="val1" office:value-type="string" calcext:value-type="string">
            <text:p>NT</text:p>
          </table:table-cell>
          <table:table-cell table:style-name="ce163" table:content-validation-name="val2" office:value-type="string" calcext:value-type="string">
            <text:p>N</text:p>
          </table:table-cell>
          <table:table-cell table:style-name="ce92" table:number-columns-repeated="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2.D4:P02.D109">
            <calcext:condition calcext:apply-style-name="cf1" calcext:value="=&quot;C&quot;" calcext:base-cell-address="P02.D4"/>
            <calcext:condition calcext:apply-style-name="cf5" calcext:value="=&quot;NC&quot;" calcext:base-cell-address="P02.D4"/>
            <calcext:condition calcext:apply-style-name="cf4" calcext:value="=&quot;NA&quot;" calcext:base-cell-address="P02.D4"/>
            <calcext:condition calcext:apply-style-name="cf6" calcext:value="=&quot;NT&quot;" calcext:base-cell-address="P02.D4"/>
          </calcext:conditional-format>
          <calcext:conditional-format calcext:target-range-address="P02.E4:P02.E109">
            <calcext:condition calcext:apply-style-name="cf2" calcext:value="=&quot;D&quot;" calcext:base-cell-address="P02.E4"/>
            <calcext:condition calcext:apply-style-name="cf3" calcext:value="=&quot;N&quot;" calcext:base-cell-address="P02.E4"/>
          </calcext:conditional-format>
        </calcext:conditional-formats>
      </table:table>
      <table:table table:name="P03" table:style-name="ta1">
        <table:table-column table:style-name="co32" table:default-cell-style-name="ce64"/>
        <table:table-column table:style-name="co15" table:default-cell-style-name="ce142"/>
        <table:table-column table:style-name="co33" table:default-cell-style-name="ce90"/>
        <table:table-column table:style-name="co34" table:default-cell-style-name="ce90"/>
        <table:table-column table:style-name="co35" table:default-cell-style-name="ce90"/>
        <table:table-column table:style-name="co36" table:default-cell-style-name="ce90"/>
        <table:table-column table:style-name="co38" table:default-cell-style-name="ce90"/>
        <table:table-column table:style-name="co4" table:number-columns-repeated="57" table:default-cell-style-name="ce90"/>
        <table:table-row table:style-name="ro7">
          <table:table-cell table:style-name="ce59" table:number-columns-spanned="7" table:number-rows-spanned="1"/>
          <table:covered-table-cell table:number-columns-repeated="6"/>
          <table:table-cell table:number-columns-repeated="57"/>
        </table:table-row>
        <table:table-row table:style-name="ro7">
          <table:table-cell table:style-name="ce76" table:formula="of:=CONCATENATE([Échantillon.B11];&quot; : &quot;;[Échantillon.C11])" office:value-type="string" office:string-value="Contact : http://www.site.fr/contact.html" calcext:value-type="string" table:number-columns-spanned="7" table:number-rows-spanned="1">
            <text:p>Contact : http://www.site.fr/contact.html</text:p>
          </table:table-cell>
          <table:covered-table-cell table:number-columns-repeated="6"/>
          <table:table-cell table:number-columns-repeated="57"/>
        </table:table-row>
        <table:table-row table:style-name="ro31">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style-name="ce85" office:value-type="string" calcext:value-type="string">
            <text:p>Statut</text:p>
          </table:table-cell>
          <table:table-cell table:style-name="ce85" office:value-type="string" calcext:value-type="string">
            <text:p>Dérogation</text:p>
          </table:table-cell>
          <table:table-cell table:style-name="ce91" office:value-type="string" calcext:value-type="string">
            <text:p>Modifications à apporter</text:p>
          </table:table-cell>
          <table:table-cell table:style-name="ce91" office:value-type="string" calcext:value-type="string">
            <text:p>Commentaires en cas de dérogations</text:p>
          </table:table-cell>
          <table:table-cell table:style-name="ce2" table:number-columns-repeated="57"/>
        </table:table-row>
        <table:table-row table:style-name="ro13">
          <table:table-cell table:style-name="ce86"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92"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64" table:content-validation-name="val1" office:value-type="string" calcext:value-type="string">
            <text:p>C</text:p>
          </table:table-cell>
          <table:table-cell table:style-name="ce194" table:content-validation-name="val2" office:value-type="string" calcext:value-type="string">
            <text:p>N</text:p>
          </table:table-cell>
          <table:table-cell table:style-name="ce92" office:value-type="string" calcext:value-type="string">
            <text:p>P03, topic 1, criterion 1, correction instructions, line 1.</text:p>
            <text:p/>
            <text:p>P03, topic 1, criterion 1, correction instructions, line 3.</text:p>
          </table:table-cell>
          <table:table-cell table:style-name="ce92"/>
          <table:table-cell table:style-name="ce64"/>
          <table:table-cell table:style-name="ce2" table:number-columns-repeated="56"/>
        </table:table-row>
        <table:table-row table:style-name="ro13">
          <table:covered-table-cell/>
          <table:table-cell table:style-name="ce65" table:formula="of:=[Critères.B4]" office:value-type="string" office:string-value="1.2" calcext:value-type="string">
            <text:p>1.2</text:p>
          </table:table-cell>
          <table:table-cell table:style-name="ce92"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64" table:content-validation-name="val1" office:value-type="string" calcext:value-type="string">
            <text:p>NC</text:p>
          </table:table-cell>
          <table:table-cell table:style-name="ce195" table:content-validation-name="val2" office:value-type="string" calcext:value-type="string">
            <text:p>N</text:p>
          </table:table-cell>
          <table:table-cell table:style-name="ce92" office:value-type="string" calcext:value-type="string">
            <text:p>P03, topic 1, criterion 2, correction instructions, line 1.</text:p>
            <text:p/>
            <text:p>P03, topic 1, criterion 2, correction instructions, line 3.</text:p>
          </table:table-cell>
          <table:table-cell table:style-name="ce92"/>
          <table:table-cell table:style-name="ce2" table:number-columns-repeated="57"/>
        </table:table-row>
        <table:table-row table:style-name="ro30">
          <table:covered-table-cell/>
          <table:table-cell table:style-name="ce65" table:formula="of:=[Critères.B5]" office:value-type="string" office:string-value="1.3" calcext:value-type="string">
            <text:p>1.3</text:p>
          </table:table-cell>
          <table:table-cell table:style-name="ce92"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64" table:content-validation-name="val1" office:value-type="string" calcext:value-type="string">
            <text:p>NC</text:p>
          </table:table-cell>
          <table:table-cell table:style-name="ce195" table:content-validation-name="val2" office:value-type="string" calcext:value-type="string">
            <text:p>D</text:p>
          </table:table-cell>
          <table:table-cell table:style-name="ce92" office:value-type="string" calcext:value-type="string">
            <text:p>P03, topic 1, criterion 3, correction instructions, line 1.</text:p>
            <text:p/>
            <text:p>P03, topic 1, criterion 3, correction instructions, line 3.</text:p>
          </table:table-cell>
          <table:table-cell table:style-name="ce92" office:value-type="string" calcext:value-type="string">
            <text:p>P03, topic 1, criterion 3, derogation comment, line 1.</text:p>
            <text:p/>
            <text:p>P03, topic 1, criterion 3, derogation comment, line 3.</text:p>
          </table:table-cell>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92"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92"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4"/>
          <table:table-cell table:style-name="ce92"/>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92"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92"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10]" office:value-type="string" office:string-value="1.8" calcext:value-type="string">
            <text:p>1.8</text:p>
          </table:table-cell>
          <table:table-cell table:style-name="ce92"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64" table:content-validation-name="val1" office:value-type="string" calcext:value-type="string">
            <text:p>NT</text:p>
          </table:table-cell>
          <table:table-cell table:style-name="ce194"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92"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64" table:content-validation-name="val1" office:value-type="string" calcext:value-type="string">
            <text:p>NT</text:p>
          </table:table-cell>
          <table:table-cell table:style-name="ce194"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86"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93" table:formula="of:=[Critères.C12]" office:value-type="string" office:string-value="Chaque cadre a-t-il un titre de cadre ?" calcext:value-type="string">
            <text:p>Chaque cadre a-t-il un titre de cadre ?</text:p>
          </table:table-cell>
          <table:table-cell table:style-name="ce164" table:content-validation-name="val1" office:value-type="string" calcext:value-type="string">
            <text:p>NT</text:p>
          </table:table-cell>
          <table:table-cell table:style-name="ce194" table:content-validation-name="val2" office:value-type="string" calcext:value-type="string">
            <text:p>N</text:p>
          </table:table-cell>
          <table:table-cell table:style-name="ce69"/>
          <table:table-cell table:style-name="ce93"/>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93"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64" table:content-validation-name="val1" office:value-type="string" calcext:value-type="string">
            <text:p>NT</text:p>
          </table:table-cell>
          <table:table-cell table:style-name="ce194"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92"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92"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28">
          <table:covered-table-cell/>
          <table:table-cell table:style-name="ce65" table:formula="of:=[Critères.B16]" office:value-type="string" office:string-value="3.3" calcext:value-type="string">
            <text:p>3.3</text:p>
          </table:table-cell>
          <table:table-cell table:style-name="ce92"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table-cell table:style-name="ce86"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92"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18]" office:value-type="string" office:string-value="4.2" calcext:value-type="string">
            <text:p>4.2</text:p>
          </table:table-cell>
          <table:table-cell table:style-name="ce92"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92"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92"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92"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92"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92"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92"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92"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92"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92"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92"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92"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86"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92" table:formula="of:=[Critères.C30]" office:value-type="string" office:string-value="Chaque tableau de données complexe a-t-il un résumé ?" calcext:value-type="string">
            <text:p>Chaque tableau de données complexe a-t-il un résumé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92"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92"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92"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92"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92"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92"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92"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86"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92" table:formula="of:=[Critères.C38]" office:value-type="string" office:string-value="Chaque lien est-il explicite (hors cas particuliers) ?" calcext:value-type="string">
            <text:p>Chaque lien est-il explicit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92" table:formula="of:=[Critères.C39]" office:value-type="string" office:string-value="Dans chaque page web, chaque lien a-t-il un intitulé ?" calcext:value-type="string">
            <text:p>Dans chaque page web, chaque lien a-t-il un intitulé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table-cell table:style-name="ce86"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92"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92"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92"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92"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92"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7">
          <table:table-cell table:style-name="ce86"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92" table:formula="of:=[Critères.C45]" office:value-type="string" office:string-value="Chaque page web est-elle définie par un type de document ?" calcext:value-type="string">
            <text:p>Chaque page web est-elle définie par un type de docum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92"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92" table:formula="of:=[Critères.C47]" office:value-type="string" office:string-value="Dans chaque page web, la langue par défaut est-elle présente ?" calcext:value-type="string">
            <text:p>Dans chaque page web, la langue par défaut est-elle prés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92"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92" table:formula="of:=[Critères.C49]" office:value-type="string" office:string-value="Chaque page web a-t-elle un titre de page ?" calcext:value-type="string">
            <text:p>Chaque page web a-t-elle un titre de pag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92"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92"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92"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92"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92"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92"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92"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92"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92"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92"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92"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92"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92"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3]" office:value-type="string" office:string-value="10.5" calcext:value-type="string">
            <text:p>10.5</text:p>
          </table:table-cell>
          <table:table-cell table:style-name="ce92"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92"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92"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92"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92"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92"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9">
          <table:covered-table-cell/>
          <table:table-cell table:style-name="ce65" table:formula="of:=[Critères.B69]" office:value-type="string" office:string-value="10.11" calcext:value-type="string">
            <text:p>10.11</text:p>
          </table:table-cell>
          <table:table-cell table:style-name="ce92"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92"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71]" office:value-type="string" office:string-value="10.13" calcext:value-type="string">
            <text:p>10.13</text:p>
          </table:table-cell>
          <table:table-cell table:style-name="ce92"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92"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7">
          <table:table-cell table:style-name="ce86"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92" table:formula="of:=[Critères.C73]" office:value-type="string" office:string-value="Chaque champ de formulaire a-t-il une étiquette ?" calcext:value-type="string">
            <text:p>Chaque champ de formulaire a-t-il une étiquet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92"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75]" office:value-type="string" office:string-value="11.3" calcext:value-type="string">
            <text:p>11.3</text:p>
          </table:table-cell>
          <table:table-cell table:style-name="ce92"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92"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92"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92"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92"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92"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92"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92"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92"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30">
          <table:covered-table-cell/>
          <table:table-cell table:style-name="ce65" table:formula="of:=[Critères.B84]" office:value-type="string" office:string-value="11.12" calcext:value-type="string">
            <text:p>11.12</text:p>
          </table:table-cell>
          <table:table-cell table:style-name="ce92"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92"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table-cell table:style-name="ce86"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92"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92"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92" table:formula="of:=[Critères.C88]" office:value-type="string" office:string-value="La page « plan du site » est-elle pertinente ?" calcext:value-type="string">
            <text:p>La page « plan du site »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3"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92"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92"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30">
          <table:covered-table-cell/>
          <table:table-cell table:style-name="ce65" table:formula="of:=[Critères.B91]" office:value-type="string" office:string-value="12.6" calcext:value-type="string">
            <text:p>12.6</text:p>
          </table:table-cell>
          <table:table-cell table:style-name="ce92"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92"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92" table:formula="of:=[Critères.C93]" office:value-type="string" office:string-value="Dans chaque page web, l’ordre de tabulation est-il cohérent ?" calcext:value-type="string">
            <text:p>Dans chaque page web, l’ordre de tabulation est-il cohérent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92"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95]" office:value-type="string" office:string-value="12.10" calcext:value-type="string">
            <text:p>12.10</text:p>
          </table:table-cell>
          <table:table-cell table:style-name="ce92"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96]" office:value-type="string" office:string-value="12.11" calcext:value-type="string">
            <text:p>12.11</text:p>
          </table:table-cell>
          <table:table-cell table:style-name="ce92"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table-cell table:style-name="ce86"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92"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92"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92"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92"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92"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92"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92"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92"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92"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106]" office:value-type="string" office:string-value="13.10" calcext:value-type="string">
            <text:p>13.10</text:p>
          </table:table-cell>
          <table:table-cell table:style-name="ce92"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28">
          <table:covered-table-cell/>
          <table:table-cell table:style-name="ce65" table:formula="of:=[Critères.B107]" office:value-type="string" office:string-value="13.11" calcext:value-type="string">
            <text:p>13.11</text:p>
          </table:table-cell>
          <table:table-cell table:style-name="ce92"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64" table:content-validation-name="val1" office:value-type="string" calcext:value-type="string">
            <text:p>NT</text:p>
          </table:table-cell>
          <table:table-cell table:style-name="ce195" table:content-validation-name="val2" office:value-type="string" calcext:value-type="string">
            <text:p>N</text:p>
          </table:table-cell>
          <table:table-cell table:style-name="ce92" table:number-columns-repeated="2"/>
          <table:table-cell table:number-columns-repeated="57"/>
        </table:table-row>
        <table:table-row table:style-name="ro13">
          <table:covered-table-cell/>
          <table:table-cell table:style-name="ce65" table:formula="of:=[Critères.B108]" office:value-type="string" office:string-value="13.12" calcext:value-type="string">
            <text:p>13.12</text:p>
          </table:table-cell>
          <table:table-cell table:style-name="ce92"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64" table:content-validation-name="val1" office:value-type="string" calcext:value-type="string">
            <text:p>NC</text:p>
          </table:table-cell>
          <table:table-cell table:style-name="ce195" table:content-validation-name="val2" office:value-type="string" calcext:value-type="string">
            <text:p>N</text:p>
          </table:table-cell>
          <table:table-cell table:style-name="ce92" office:value-type="string" calcext:value-type="string">
            <text:p>P03, topic 13, criterion 12, correction instructions, line 1.</text:p>
            <text:p/>
            <text:p>P03, topic 13, criterion 12, correction instructions, line 3.</text:p>
          </table:table-cell>
          <table:table-cell table:style-name="ce9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3.D4:P03.D109">
            <calcext:condition calcext:apply-style-name="cf1" calcext:value="=&quot;C&quot;" calcext:base-cell-address="P03.D4"/>
            <calcext:condition calcext:apply-style-name="cf5" calcext:value="=&quot;NC&quot;" calcext:base-cell-address="P03.D4"/>
            <calcext:condition calcext:apply-style-name="cf4" calcext:value="=&quot;NA&quot;" calcext:base-cell-address="P03.D4"/>
            <calcext:condition calcext:apply-style-name="cf6" calcext:value="=&quot;NT&quot;" calcext:base-cell-address="P03.D4"/>
          </calcext:conditional-format>
          <calcext:conditional-format calcext:target-range-address="P03.E4:P03.E109">
            <calcext:condition calcext:apply-style-name="cf2" calcext:value="=&quot;D&quot;" calcext:base-cell-address="P03.E4"/>
            <calcext:condition calcext:apply-style-name="cf3" calcext:value="=&quot;N&quot;" calcext:base-cell-address="P03.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0">00/00/0000</text:date>, <text:time style:data-style-name="N2" text:time-value="23:46:44.5634896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0T23:46:55.874952960</dc:date>
    <meta:print-date>2015-03-10T10:18:37Z</meta:print-date>
    <meta:editing-cycles>567</meta:editing-cycles>
    <meta:editing-duration>P4DT2H39M17S</meta:editing-duration>
    <meta:document-statistic meta:table-count="8" meta:cell-count="7462" meta:object-count="0"/>
  </office:meta>
</office:document-meta>
</file>